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able_20_Comments">
      <style:text-properties style:text-line-through-style="solid" style:text-line-through-type="single" officeooo:paragraph-rsid="17dca6a9"/>
    </style:style>
    <style:style style:name="P2" style:family="paragraph" style:parent-style-name="List_20_of_20_Items">
      <style:text-properties fo:font-style="italic" officeooo:rsid="13b1d54e" officeooo:paragraph-rsid="17dc5015" style:font-style-asian="italic" style:font-style-complex="italic"/>
    </style:style>
    <style:style style:name="P3" style:family="paragraph" style:parent-style-name="List_20_of_20_Items">
      <style:text-properties fo:font-style="italic" officeooo:rsid="13b3ab8c" officeooo:paragraph-rsid="17dc5015" style:font-style-asian="italic" style:font-style-complex="italic"/>
    </style:style>
    <style:style style:name="P4" style:family="paragraph" style:parent-style-name="List_20_of_20_Items">
      <style:text-properties fo:font-style="italic" officeooo:rsid="13bcb6f7" officeooo:paragraph-rsid="17dc5015" style:font-style-asian="italic" style:font-style-complex="italic"/>
    </style:style>
    <style:style style:name="P5" style:family="paragraph" style:parent-style-name="List_20_of_20_Items">
      <style:text-properties officeooo:rsid="13b1d54e" officeooo:paragraph-rsid="17dc5015"/>
    </style:style>
    <style:style style:name="P6" style:family="paragraph" style:parent-style-name="List_20_of_20_Items">
      <style:text-properties officeooo:rsid="13b9ce23" officeooo:paragraph-rsid="17dc5015"/>
    </style:style>
    <style:style style:name="P7" style:family="paragraph" style:parent-style-name="List_20_of_20_Items">
      <style:text-properties officeooo:rsid="13c0dd30" officeooo:paragraph-rsid="17dc5015"/>
    </style:style>
    <style:style style:name="P8" style:family="paragraph" style:parent-style-name="List_20_of_20_Items">
      <style:text-properties officeooo:rsid="13c520fc" officeooo:paragraph-rsid="17dc5015"/>
    </style:style>
    <style:style style:name="P9" style:family="paragraph" style:parent-style-name="List_20_of_20_Items">
      <style:text-properties officeooo:paragraph-rsid="17dc5015"/>
    </style:style>
    <style:style style:name="P10" style:family="paragraph" style:parent-style-name="List_20_of_20_Items">
      <style:text-properties style:text-line-through-style="solid" style:text-line-through-type="single" fo:font-weight="bold" officeooo:paragraph-rsid="17ded814" style:font-weight-asian="bold" style:font-weight-complex="bold"/>
    </style:style>
    <style:style style:name="P11" style:family="paragraph" style:parent-style-name="List_20_of_20_Items">
      <style:text-properties style:text-line-through-style="solid" style:text-line-through-type="single" officeooo:paragraph-rsid="17ded814"/>
    </style:style>
    <style:style style:name="P12" style:family="paragraph" style:parent-style-name="List_20_of_20_Items">
      <style:text-properties officeooo:rsid="0fc19037" officeooo:paragraph-rsid="17e9de7a"/>
    </style:style>
    <style:style style:name="P13" style:family="paragraph" style:parent-style-name="List_20_of_20_Items">
      <style:text-properties officeooo:paragraph-rsid="17e9de7a"/>
    </style:style>
    <style:style style:name="P14" style:family="paragraph" style:parent-style-name="Example">
      <style:text-properties officeooo:rsid="111e214e" officeooo:paragraph-rsid="17dca6a9"/>
    </style:style>
    <style:style style:name="P15" style:family="paragraph" style:parent-style-name="Example">
      <style:text-properties style:text-line-through-style="solid" style:text-line-through-type="single" fo:language="cs" fo:country="CZ" fo:font-style="italic" fo:font-weight="bold" officeooo:rsid="194e0e4d" officeooo:paragraph-rsid="17e4e760" style:font-style-asian="italic" style:font-weight-asian="bold" style:font-style-complex="italic" style:font-weight-complex="bold"/>
    </style:style>
    <style:style style:name="P16" style:family="paragraph" style:parent-style-name="Example">
      <style:text-properties officeooo:rsid="0ffc07fb" officeooo:paragraph-rsid="17e9de7a"/>
    </style:style>
    <style:style style:name="P17" style:family="paragraph" style:parent-style-name="Example">
      <style:text-properties officeooo:paragraph-rsid="17e9de7a"/>
    </style:style>
    <style:style style:name="P18" style:family="paragraph" style:parent-style-name="Text_20_body">
      <style:text-properties style:text-line-through-style="solid" style:text-line-through-type="single" officeooo:rsid="13f280ef" officeooo:paragraph-rsid="17dca6a9"/>
    </style:style>
    <style:style style:name="P19" style:family="paragraph" style:parent-style-name="Text_20_body">
      <style:text-properties style:text-line-through-style="solid" style:text-line-through-type="single" officeooo:paragraph-rsid="17dca6a9"/>
    </style:style>
    <style:style style:name="P20" style:family="paragraph" style:parent-style-name="Text_20_body">
      <style:text-properties style:text-line-through-style="solid" style:text-line-through-type="single" fo:language="cs" fo:country="CZ" fo:font-style="normal" officeooo:rsid="0e0ff4a4" officeooo:paragraph-rsid="17ded814" style:font-style-asian="normal" style:font-style-complex="normal"/>
    </style:style>
    <style:style style:name="P21" style:family="paragraph" style:parent-style-name="Text_20_body">
      <style:text-properties style:text-line-through-style="solid" style:text-line-through-type="single" fo:language="cs" fo:country="CZ" fo:font-style="normal" fo:font-weight="bold" officeooo:rsid="140ca822" officeooo:paragraph-rsid="17e04f79" style:font-style-asian="normal" style:font-weight-asian="bold" style:font-style-complex="normal" style:font-weight-complex="bold"/>
    </style:style>
    <style:style style:name="P22" style:family="paragraph" style:parent-style-name="Text_20_body">
      <style:text-properties style:text-line-through-style="solid" style:text-line-through-type="single" fo:language="cs" fo:country="CZ" fo:font-style="normal" fo:font-weight="bold" officeooo:rsid="166e59c1" officeooo:paragraph-rsid="17e12493" style:font-style-asian="normal" style:font-weight-asian="bold" style:font-style-complex="normal" style:font-weight-complex="bold"/>
    </style:style>
    <style:style style:name="P23" style:family="paragraph" style:parent-style-name="Text_20_body">
      <style:text-properties style:text-line-through-style="solid" style:text-line-through-type="single" fo:language="cs" fo:country="CZ" fo:font-style="normal" style:text-underline-style="none" officeooo:rsid="0e508dcf" officeooo:paragraph-rsid="17f760e0" style:font-style-asian="normal" style:font-style-complex="normal"/>
    </style:style>
    <style:style style:name="P24" style:family="paragraph" style:parent-style-name="Text_20_body">
      <style:text-properties style:text-line-through-style="solid" style:text-line-through-type="single" fo:language="cs" fo:country="CZ" fo:font-style="normal" style:text-underline-style="none" officeooo:rsid="0e2bf61a" officeooo:paragraph-rsid="17f760e0" style:font-style-asian="normal" style:font-style-complex="normal"/>
    </style:style>
    <style:style style:name="P25" style:family="paragraph" style:parent-style-name="Text_20_body">
      <style:text-properties style:text-line-through-style="solid" style:text-line-through-type="single" fo:language="cs" fo:country="CZ" fo:font-style="normal" style:text-underline-style="none" officeooo:rsid="0e2e0a98" officeooo:paragraph-rsid="17f760e0" style:font-style-asian="normal" style:font-style-complex="normal"/>
    </style:style>
    <style:style style:name="P26" style:family="paragraph" style:parent-style-name="Text_20_body">
      <style:text-properties style:text-line-through-style="solid" style:text-line-through-type="single" fo:language="cs" fo:country="CZ" fo:font-style="normal" style:text-underline-style="none" officeooo:rsid="131324fa" officeooo:paragraph-rsid="17f760e0" style:font-style-asian="normal" style:font-style-complex="normal"/>
    </style:style>
    <style:style style:name="P27" style:family="paragraph" style:parent-style-name="Text_20_body">
      <style:text-properties style:text-line-through-style="solid" style:text-line-through-type="single" officeooo:rsid="112bd5ac" officeooo:paragraph-rsid="17ded814"/>
    </style:style>
    <style:style style:name="P28" style:family="paragraph" style:parent-style-name="Text_20_body">
      <style:text-properties style:text-line-through-style="solid" style:text-line-through-type="single" officeooo:rsid="0dedcbf0" officeooo:paragraph-rsid="17ded814"/>
    </style:style>
    <style:style style:name="P29" style:family="paragraph" style:parent-style-name="Text_20_body">
      <style:text-properties style:text-line-through-style="solid" style:text-line-through-type="single" officeooo:rsid="16d9539c" officeooo:paragraph-rsid="17e4e760"/>
    </style:style>
    <style:style style:name="P30" style:family="paragraph" style:parent-style-name="Text_20_body">
      <style:text-properties style:text-line-through-style="solid" style:text-line-through-type="single" officeooo:paragraph-rsid="17e4e760"/>
    </style:style>
    <style:style style:name="P31" style:family="paragraph" style:parent-style-name="Text_20_body">
      <style:text-properties style:text-line-through-style="solid" style:text-line-through-type="single" officeooo:rsid="17594ce5" officeooo:paragraph-rsid="17ea22a3"/>
    </style:style>
    <style:style style:name="P32" style:family="paragraph" style:parent-style-name="Text_20_body">
      <style:text-properties style:text-line-through-style="solid" style:text-line-through-type="single" officeooo:rsid="0e58e178" officeooo:paragraph-rsid="17f760e0"/>
    </style:style>
    <style:style style:name="P33" style:family="paragraph" style:parent-style-name="Text_20_body">
      <style:text-properties style:text-line-through-style="solid" style:text-line-through-type="single" officeooo:rsid="130a9501" officeooo:paragraph-rsid="17f760e0"/>
    </style:style>
    <style:style style:name="P34" style:family="paragraph" style:parent-style-name="Text_20_body">
      <style:text-properties style:text-line-through-style="solid" style:text-line-through-type="single" officeooo:rsid="130c7f8e" officeooo:paragraph-rsid="17f760e0"/>
    </style:style>
    <style:style style:name="P35" style:family="paragraph" style:parent-style-name="Text_20_body">
      <style:text-properties officeooo:rsid="17567543" officeooo:paragraph-rsid="17dc5015"/>
    </style:style>
    <style:style style:name="P36" style:family="paragraph" style:parent-style-name="Text_20_body">
      <style:text-properties officeooo:rsid="0f50a8b6" officeooo:paragraph-rsid="17dc5015"/>
    </style:style>
    <style:style style:name="P37" style:family="paragraph" style:parent-style-name="Text_20_body">
      <style:text-properties officeooo:rsid="0f50a8b6" officeooo:paragraph-rsid="17e1fb7a"/>
    </style:style>
    <style:style style:name="P38" style:family="paragraph" style:parent-style-name="Text_20_body">
      <style:text-properties officeooo:rsid="1416c221" officeooo:paragraph-rsid="17dc5015"/>
    </style:style>
    <style:style style:name="P39" style:family="paragraph" style:parent-style-name="Text_20_body">
      <style:text-properties officeooo:rsid="114dc1c6" officeooo:paragraph-rsid="17dc5015"/>
    </style:style>
    <style:style style:name="P40" style:family="paragraph" style:parent-style-name="Text_20_body">
      <style:text-properties officeooo:rsid="0d649d1e" officeooo:paragraph-rsid="17dc5015"/>
    </style:style>
    <style:style style:name="P41" style:family="paragraph" style:parent-style-name="Text_20_body">
      <style:text-properties officeooo:rsid="0d679da4" officeooo:paragraph-rsid="17dc5015"/>
    </style:style>
    <style:style style:name="P42" style:family="paragraph" style:parent-style-name="Text_20_body">
      <style:text-properties officeooo:rsid="0d877a28" officeooo:paragraph-rsid="17dc5015"/>
    </style:style>
    <style:style style:name="P43" style:family="paragraph" style:parent-style-name="Text_20_body">
      <style:text-properties officeooo:rsid="13b1d54e" officeooo:paragraph-rsid="17dc5015"/>
    </style:style>
    <style:style style:name="P44" style:family="paragraph" style:parent-style-name="Text_20_body">
      <style:text-properties officeooo:rsid="13b3ab8c" officeooo:paragraph-rsid="17dc5015"/>
    </style:style>
    <style:style style:name="P45" style:family="paragraph" style:parent-style-name="Text_20_body">
      <style:text-properties officeooo:rsid="13b9ce23" officeooo:paragraph-rsid="17dc5015"/>
    </style:style>
    <style:style style:name="P46" style:family="paragraph" style:parent-style-name="Text_20_body">
      <style:text-properties officeooo:rsid="13bcb6f7" officeooo:paragraph-rsid="17dc5015"/>
    </style:style>
    <style:style style:name="P47" style:family="paragraph" style:parent-style-name="Text_20_body">
      <style:text-properties officeooo:rsid="13c0dd30" officeooo:paragraph-rsid="17dc5015"/>
    </style:style>
    <style:style style:name="P48" style:family="paragraph" style:parent-style-name="Text_20_body">
      <style:text-properties officeooo:rsid="13c520fc" officeooo:paragraph-rsid="17dc5015"/>
    </style:style>
    <style:style style:name="P49" style:family="paragraph" style:parent-style-name="Text_20_body">
      <style:text-properties officeooo:rsid="13b8dd40" officeooo:paragraph-rsid="17dc5015"/>
    </style:style>
    <style:style style:name="P50" style:family="paragraph" style:parent-style-name="Text_20_body">
      <style:text-properties officeooo:paragraph-rsid="17dc5015"/>
    </style:style>
    <style:style style:name="P51" style:family="paragraph" style:parent-style-name="Text_20_body">
      <style:text-properties officeooo:rsid="13addf9a" officeooo:paragraph-rsid="17dca6a9"/>
    </style:style>
    <style:style style:name="P52" style:family="paragraph" style:parent-style-name="Text_20_body">
      <style:text-properties officeooo:rsid="1424495a" officeooo:paragraph-rsid="17dca6a9"/>
    </style:style>
    <style:style style:name="P53" style:family="paragraph" style:parent-style-name="Text_20_body">
      <style:text-properties officeooo:rsid="13fafc73" officeooo:paragraph-rsid="17dca6a9"/>
    </style:style>
    <style:style style:name="P54" style:family="paragraph" style:parent-style-name="Text_20_body">
      <style:text-properties fo:language="en" fo:country="US" officeooo:rsid="18552efa" officeooo:paragraph-rsid="17dd883e"/>
    </style:style>
    <style:style style:name="P55" style:family="paragraph" style:parent-style-name="Text_20_body">
      <style:text-properties officeooo:rsid="16552701" officeooo:paragraph-rsid="17e04f79"/>
    </style:style>
    <style:style style:name="P56" style:family="paragraph" style:parent-style-name="Text_20_body">
      <style:text-properties officeooo:rsid="119fa826" officeooo:paragraph-rsid="17e04f79"/>
    </style:style>
    <style:style style:name="P57" style:family="paragraph" style:parent-style-name="Text_20_body">
      <style:text-properties fo:font-style="italic" officeooo:paragraph-rsid="17e47864" style:font-style-asian="italic" style:font-style-complex="italic"/>
    </style:style>
    <style:style style:name="P58" style:family="paragraph" style:parent-style-name="Text_20_body">
      <style:text-properties fo:font-style="italic" officeooo:rsid="1613a175" officeooo:paragraph-rsid="17f2aa98" style:font-style-asian="italic" style:font-style-complex="italic"/>
    </style:style>
    <style:style style:name="P59" style:family="paragraph" style:parent-style-name="Text_20_body">
      <style:text-properties fo:font-style="italic" officeooo:rsid="16392594" officeooo:paragraph-rsid="17f5b1fe" style:font-style-asian="italic" style:font-style-complex="italic"/>
    </style:style>
    <style:style style:name="P60" style:family="paragraph" style:parent-style-name="Text_20_body">
      <style:text-properties fo:font-style="italic" officeooo:rsid="17aab129" officeooo:paragraph-rsid="17f760e0" style:font-style-asian="italic" style:font-style-complex="italic"/>
    </style:style>
    <style:style style:name="P61" style:family="paragraph" style:parent-style-name="Text_20_body">
      <style:text-properties fo:font-style="italic" officeooo:rsid="17a7f48b" officeooo:paragraph-rsid="17f760e0" style:font-style-asian="italic" style:font-style-complex="italic"/>
    </style:style>
    <style:style style:name="P62" style:family="paragraph" style:parent-style-name="Text_20_body">
      <style:text-properties fo:font-style="italic" style:text-underline-style="none" officeooo:rsid="17f2aa98" officeooo:paragraph-rsid="17f2aa98" style:font-style-asian="italic" style:font-style-complex="italic"/>
    </style:style>
    <style:style style:name="P63" style:family="paragraph" style:parent-style-name="Text_20_body">
      <style:text-properties officeooo:rsid="166e59c1" officeooo:paragraph-rsid="17e12493"/>
    </style:style>
    <style:style style:name="P64" style:family="paragraph" style:parent-style-name="Text_20_body">
      <style:text-properties officeooo:rsid="1031bcc1" officeooo:paragraph-rsid="17e1fb7a"/>
    </style:style>
    <style:style style:name="P65" style:family="paragraph" style:parent-style-name="Text_20_body">
      <style:text-properties style:text-line-through-style="none" style:text-line-through-type="none" fo:language="cs" fo:country="CZ" fo:font-style="italic" fo:font-weight="bold" officeooo:rsid="194e0e4d" officeooo:paragraph-rsid="17e47864" style:font-style-asian="italic" style:font-weight-asian="bold" style:font-style-complex="italic" style:font-weight-complex="bold"/>
    </style:style>
    <style:style style:name="P66" style:family="paragraph" style:parent-style-name="Text_20_body">
      <style:text-properties style:text-line-through-style="none" style:text-line-through-type="none" fo:language="cs" fo:country="CZ" fo:font-style="normal" fo:font-weight="bold" officeooo:rsid="1025d03c" officeooo:paragraph-rsid="17e1fb7a" style:font-style-asian="normal" style:font-weight-asian="bold" style:font-style-complex="normal" style:font-weight-complex="bold"/>
    </style:style>
    <style:style style:name="P67" style:family="paragraph" style:parent-style-name="Text_20_body">
      <style:text-properties style:text-line-through-style="none" style:text-line-through-type="none" fo:language="cs" fo:country="CZ" fo:font-style="normal" style:text-underline-style="none" officeooo:rsid="131bf96a" officeooo:paragraph-rsid="17f8ba8e" style:font-style-asian="normal" style:font-style-complex="normal"/>
    </style:style>
    <style:style style:name="P68" style:family="paragraph" style:parent-style-name="Text_20_body">
      <style:text-properties style:text-line-through-style="none" style:text-line-through-type="none" fo:language="cs" fo:country="CZ" fo:font-style="normal" style:text-underline-style="none" officeooo:rsid="131bf96a" officeooo:paragraph-rsid="17f97fc9" style:font-style-asian="normal" style:font-style-complex="normal"/>
    </style:style>
    <style:style style:name="P69" style:family="paragraph" style:parent-style-name="Text_20_body">
      <style:text-properties officeooo:paragraph-rsid="17e47864"/>
    </style:style>
    <style:style style:name="P70" style:family="paragraph" style:parent-style-name="Text_20_body">
      <style:text-properties fo:font-style="normal" officeooo:rsid="194e0e4d" officeooo:paragraph-rsid="17e47864" style:font-style-asian="normal" style:font-style-complex="normal"/>
    </style:style>
    <style:style style:name="P71" style:family="paragraph" style:parent-style-name="Text_20_body">
      <style:text-properties fo:font-style="normal" officeooo:rsid="1628b02c" officeooo:paragraph-rsid="17f49a58" style:font-style-asian="normal" style:font-style-complex="normal"/>
    </style:style>
    <style:style style:name="P72" style:family="paragraph" style:parent-style-name="Text_20_body">
      <style:text-properties fo:font-style="normal" officeooo:rsid="1628b02c" officeooo:paragraph-rsid="17f5b1fe" style:font-style-asian="normal" style:font-style-complex="normal"/>
    </style:style>
    <style:style style:name="P73" style:family="paragraph" style:parent-style-name="Text_20_body">
      <style:text-properties fo:font-style="normal" officeooo:rsid="17fd5a06" officeooo:paragraph-rsid="17fd5a06" style:font-style-asian="normal" style:font-style-complex="normal"/>
    </style:style>
    <style:style style:name="P74" style:family="paragraph" style:parent-style-name="Text_20_body">
      <style:text-properties officeooo:rsid="0fc19037" officeooo:paragraph-rsid="17e79455"/>
    </style:style>
    <style:style style:name="P75" style:family="paragraph" style:parent-style-name="Text_20_body">
      <style:text-properties officeooo:rsid="1992c145" officeooo:paragraph-rsid="17e79455"/>
    </style:style>
    <style:style style:name="P76" style:family="paragraph" style:parent-style-name="Text_20_body">
      <style:text-properties officeooo:rsid="13307928" officeooo:paragraph-rsid="17e9de7a"/>
    </style:style>
    <style:style style:name="P77" style:family="paragraph" style:parent-style-name="Text_20_body">
      <style:text-properties officeooo:rsid="12c73c80" officeooo:paragraph-rsid="17e9de7a"/>
    </style:style>
    <style:style style:name="P78" style:family="paragraph" style:parent-style-name="Text_20_body">
      <style:text-properties officeooo:rsid="0fff1fb8" officeooo:paragraph-rsid="17e9de7a"/>
    </style:style>
    <style:style style:name="P79" style:family="paragraph" style:parent-style-name="Text_20_body">
      <style:text-properties officeooo:rsid="17354325" officeooo:paragraph-rsid="17e9e1ef"/>
    </style:style>
    <style:style style:name="P80" style:family="paragraph" style:parent-style-name="Text_20_body">
      <style:text-properties officeooo:rsid="16b81fd2" officeooo:paragraph-rsid="17e9e1ef"/>
    </style:style>
    <style:style style:name="P81" style:family="paragraph" style:parent-style-name="Text_20_body">
      <style:text-properties fo:language="cs" fo:country="CZ" officeooo:rsid="17870ee9" officeooo:paragraph-rsid="17e9e1ef"/>
    </style:style>
    <style:style style:name="P82" style:family="paragraph" style:parent-style-name="Text_20_body">
      <style:text-properties fo:language="cs" fo:country="CZ" officeooo:rsid="1a2613e8" officeooo:paragraph-rsid="17ebe32e"/>
    </style:style>
    <style:style style:name="P83" style:family="paragraph" style:parent-style-name="Text_20_body">
      <style:text-properties fo:language="cs" fo:country="CZ" officeooo:rsid="1a1df832" officeooo:paragraph-rsid="17f6c8bd"/>
    </style:style>
    <style:style style:name="P84" style:family="paragraph" style:parent-style-name="Text_20_body">
      <style:text-properties fo:language="cs" fo:country="CZ" officeooo:rsid="1a1f7c4f" officeooo:paragraph-rsid="17f6c8bd"/>
    </style:style>
    <style:style style:name="P85" style:family="paragraph" style:parent-style-name="Text_20_body">
      <style:text-properties officeooo:rsid="16b8fe0a" officeooo:paragraph-rsid="17e9e1ef"/>
    </style:style>
    <style:style style:name="P86" style:family="paragraph" style:parent-style-name="Text_20_body">
      <style:text-properties officeooo:rsid="17320abe" officeooo:paragraph-rsid="17e9e1ef"/>
    </style:style>
    <style:style style:name="P87" style:family="paragraph" style:parent-style-name="Text_20_body">
      <style:text-properties officeooo:rsid="17320abe" officeooo:paragraph-rsid="17ed585b"/>
    </style:style>
    <style:style style:name="P88" style:family="paragraph" style:parent-style-name="Text_20_body">
      <style:text-properties officeooo:rsid="17333801" officeooo:paragraph-rsid="17e9e1ef"/>
    </style:style>
    <style:style style:name="P89" style:family="paragraph" style:parent-style-name="Text_20_body">
      <style:text-properties officeooo:rsid="1769ddb4" officeooo:paragraph-rsid="17ea22a3"/>
    </style:style>
    <style:style style:name="P90" style:family="paragraph" style:parent-style-name="Text_20_body">
      <style:text-properties officeooo:rsid="17d41275" officeooo:paragraph-rsid="17ea22a3"/>
    </style:style>
    <style:style style:name="P91" style:family="paragraph" style:parent-style-name="Text_20_body">
      <style:text-properties officeooo:rsid="10ef4032" officeooo:paragraph-rsid="17ea22a3"/>
    </style:style>
    <style:style style:name="P92" style:family="paragraph" style:parent-style-name="Text_20_body">
      <style:text-properties officeooo:rsid="17731ea7" officeooo:paragraph-rsid="17ea22a3"/>
    </style:style>
    <style:style style:name="P93" style:family="paragraph" style:parent-style-name="Text_20_body">
      <style:text-properties officeooo:rsid="1771d56d" officeooo:paragraph-rsid="17ea22a3"/>
    </style:style>
    <style:style style:name="P94" style:family="paragraph" style:parent-style-name="Text_20_body">
      <style:text-properties officeooo:rsid="1b403fd8" officeooo:paragraph-rsid="17f2aa98"/>
    </style:style>
    <style:style style:name="P95" style:family="paragraph" style:parent-style-name="Text_20_body">
      <style:text-properties officeooo:rsid="1613a175" officeooo:paragraph-rsid="17f2aa98"/>
    </style:style>
    <style:style style:name="P96" style:family="paragraph" style:parent-style-name="Text_20_body">
      <style:text-properties officeooo:rsid="16211d4b" officeooo:paragraph-rsid="17f49a58"/>
    </style:style>
    <style:style style:name="P97" style:family="paragraph" style:parent-style-name="Text_20_body">
      <style:text-properties officeooo:rsid="16216b0f" officeooo:paragraph-rsid="17f49a58"/>
    </style:style>
    <style:style style:name="P98" style:family="paragraph" style:parent-style-name="Text_20_body">
      <style:text-properties officeooo:rsid="1b44645b" officeooo:paragraph-rsid="17f5b1fe"/>
    </style:style>
    <style:style style:name="P99" style:family="paragraph" style:parent-style-name="Text_20_body">
      <style:text-properties officeooo:rsid="1632ff7b" officeooo:paragraph-rsid="17f5b1fe"/>
    </style:style>
    <style:style style:name="P100" style:family="paragraph" style:parent-style-name="Text_20_body">
      <style:text-properties officeooo:rsid="1634da8f" officeooo:paragraph-rsid="17f5b1fe"/>
    </style:style>
    <style:style style:name="P101" style:family="paragraph" style:parent-style-name="Text_20_body">
      <style:text-properties officeooo:rsid="1a1cdfe0" officeooo:paragraph-rsid="17f6c8bd"/>
    </style:style>
    <style:style style:name="P102" style:family="paragraph" style:parent-style-name="Text_20_body">
      <style:text-properties officeooo:rsid="1a1df832" officeooo:paragraph-rsid="17f6c8bd"/>
    </style:style>
    <style:style style:name="P103" style:family="paragraph" style:parent-style-name="Text_20_body">
      <style:text-properties officeooo:rsid="1a21333a" officeooo:paragraph-rsid="17f6c8bd"/>
    </style:style>
    <style:style style:name="P104" style:family="paragraph" style:parent-style-name="Text_20_body">
      <style:text-properties officeooo:rsid="17239b2c" officeooo:paragraph-rsid="17f8ba8e"/>
    </style:style>
    <style:style style:name="P105" style:family="paragraph" style:parent-style-name="Text_20_body">
      <style:text-properties officeooo:rsid="131854be" officeooo:paragraph-rsid="17f8ba8e"/>
    </style:style>
    <style:style style:name="P106" style:family="paragraph" style:parent-style-name="Text_20_body">
      <style:text-properties officeooo:rsid="1e5b5f24" officeooo:paragraph-rsid="17fd5a06"/>
    </style:style>
    <style:style style:name="P107" style:family="paragraph" style:parent-style-name="Text_20_body">
      <style:paragraph-properties fo:margin-left="0cm" fo:margin-right="0cm" fo:text-indent="0cm" style:auto-text-indent="false"/>
      <style:text-properties style:text-line-through-style="solid" style:text-line-through-type="single" officeooo:rsid="1130ae56" officeooo:paragraph-rsid="17ded814"/>
    </style:style>
    <style:style style:name="P108" style:family="paragraph" style:parent-style-name="Text_20_body">
      <style:paragraph-properties fo:margin-left="0cm" fo:margin-right="0cm" fo:text-indent="0cm" style:auto-text-indent="false"/>
      <style:text-properties officeooo:rsid="12c73c80" officeooo:paragraph-rsid="17e9de7a"/>
    </style:style>
    <style:style style:name="P109" style:family="paragraph" style:parent-style-name="Example_20_Header">
      <style:text-properties style:text-line-through-style="solid" style:text-line-through-type="single" officeooo:paragraph-rsid="17e4e760"/>
    </style:style>
    <style:style style:name="P110" style:family="paragraph" style:parent-style-name="Standard" style:list-style-name="L1">
      <style:text-properties style:text-line-through-style="solid" style:text-line-through-type="single" officeooo:rsid="17a03753" officeooo:paragraph-rsid="17d2924a"/>
    </style:style>
    <style:style style:name="P111" style:family="paragraph" style:parent-style-name="Heading_20_1">
      <style:text-properties officeooo:paragraph-rsid="17dc5015"/>
    </style:style>
    <style:style style:name="P112" style:family="paragraph" style:parent-style-name="Heading_20_1">
      <style:text-properties officeooo:rsid="186c3068" officeooo:paragraph-rsid="17f2aa98"/>
    </style:style>
    <style:style style:name="P113" style:family="paragraph" style:parent-style-name="Heading_20_1" style:master-page-name="Standard">
      <style:paragraph-properties style:page-number="auto" fo:break-before="page"/>
      <style:text-properties officeooo:rsid="139f6ca3" officeooo:paragraph-rsid="17d2859a"/>
    </style:style>
    <style:style style:name="P114" style:family="paragraph" style:parent-style-name="Heading_20_2">
      <style:text-properties officeooo:rsid="13e2d954" officeooo:paragraph-rsid="17dc5015"/>
    </style:style>
    <style:style style:name="P115" style:family="paragraph" style:parent-style-name="Heading_20_2">
      <style:text-properties officeooo:rsid="17d5718d" officeooo:paragraph-rsid="17dc5015"/>
    </style:style>
    <style:style style:name="P116" style:family="paragraph" style:parent-style-name="Heading_20_2">
      <style:text-properties officeooo:rsid="13b07c0a" officeooo:paragraph-rsid="17dc5015"/>
    </style:style>
    <style:style style:name="P117" style:family="paragraph" style:parent-style-name="Heading_20_2">
      <style:text-properties officeooo:paragraph-rsid="17dc5015"/>
    </style:style>
    <style:style style:name="P118" style:family="paragraph" style:parent-style-name="Heading_20_2">
      <style:text-properties officeooo:rsid="13addf9a" officeooo:paragraph-rsid="17dca6a9"/>
    </style:style>
    <style:style style:name="P119" style:family="paragraph" style:parent-style-name="Heading_20_2">
      <style:text-properties officeooo:paragraph-rsid="17dca6a9"/>
    </style:style>
    <style:style style:name="P120" style:family="paragraph" style:parent-style-name="Heading_20_2">
      <style:text-properties style:text-line-through-style="solid" style:text-line-through-type="single" officeooo:rsid="13f67788" officeooo:paragraph-rsid="17dca6a9"/>
    </style:style>
    <style:style style:name="P121" style:family="paragraph" style:parent-style-name="Heading_20_2">
      <style:text-properties style:text-line-through-style="solid" style:text-line-through-type="single" style:text-underline-style="none" officeooo:paragraph-rsid="17f760e0"/>
    </style:style>
    <style:style style:name="P122" style:family="paragraph" style:parent-style-name="Heading_20_2">
      <style:text-properties officeooo:paragraph-rsid="17dd883e"/>
    </style:style>
    <style:style style:name="P123" style:family="paragraph" style:parent-style-name="Heading_20_2">
      <style:text-properties officeooo:paragraph-rsid="17ded814"/>
    </style:style>
    <style:style style:name="P124" style:family="paragraph" style:parent-style-name="Heading_20_2">
      <style:text-properties officeooo:paragraph-rsid="17e1fb7a"/>
    </style:style>
    <style:style style:name="P125" style:family="paragraph" style:parent-style-name="Heading_20_2">
      <style:text-properties style:text-line-through-style="none" style:text-line-through-type="none" fo:language="cs" fo:country="CZ" fo:font-style="normal" fo:font-weight="bold" officeooo:rsid="166e59c1" officeooo:paragraph-rsid="17e29cfa" style:font-style-asian="normal" style:font-weight-asian="bold" style:font-style-complex="normal" style:font-weight-complex="bold"/>
    </style:style>
    <style:style style:name="P126" style:family="paragraph" style:parent-style-name="Heading_20_2">
      <style:text-properties officeooo:rsid="132e4739" officeooo:paragraph-rsid="17e9de7a"/>
    </style:style>
    <style:style style:name="P127" style:family="paragraph" style:parent-style-name="Heading_20_2">
      <style:text-properties officeooo:paragraph-rsid="17e9de7a"/>
    </style:style>
    <style:style style:name="P128" style:family="paragraph" style:parent-style-name="Heading_20_2">
      <style:text-properties officeooo:paragraph-rsid="17e9e1ef"/>
    </style:style>
    <style:style style:name="P129" style:family="paragraph" style:parent-style-name="Heading_20_2">
      <style:text-properties officeooo:rsid="17320abe" officeooo:paragraph-rsid="17e9e1ef"/>
    </style:style>
    <style:style style:name="P130" style:family="paragraph" style:parent-style-name="Heading_20_2">
      <style:text-properties officeooo:rsid="1769ddb4" officeooo:paragraph-rsid="17f07aa2"/>
    </style:style>
    <style:style style:name="P131" style:family="paragraph" style:parent-style-name="Heading_20_2">
      <style:text-properties fo:font-style="normal" officeooo:rsid="1628b02c" officeooo:paragraph-rsid="17f760e0" style:font-style-asian="normal" style:font-style-complex="normal"/>
    </style:style>
    <style:style style:name="P132" style:family="paragraph" style:parent-style-name="Heading_20_2">
      <style:text-properties officeooo:paragraph-rsid="17f8ba8e"/>
    </style:style>
    <style:style style:name="P133" style:family="paragraph" style:parent-style-name="Heading_20_2">
      <style:text-properties officeooo:paragraph-rsid="17f97fc9"/>
    </style:style>
    <style:style style:name="P134" style:family="paragraph" style:parent-style-name="Heading_20_2">
      <style:text-properties officeooo:rsid="19e192e7" officeooo:paragraph-rsid="17ff2743"/>
    </style:style>
    <style:style style:name="P135" style:family="paragraph" style:parent-style-name="Heading_20_3">
      <style:text-properties officeooo:paragraph-rsid="17dc5015"/>
    </style:style>
    <style:style style:name="P136" style:family="paragraph" style:parent-style-name="Heading_20_3">
      <style:text-properties officeooo:paragraph-rsid="17e04f79"/>
    </style:style>
    <style:style style:name="P137" style:family="paragraph" style:parent-style-name="Heading_20_3">
      <style:text-properties officeooo:paragraph-rsid="17e9de7a"/>
    </style:style>
    <style:style style:name="P138" style:family="paragraph" style:parent-style-name="Heading_20_3">
      <style:text-properties officeooo:rsid="17320abe" officeooo:paragraph-rsid="17ed585b"/>
    </style:style>
    <style:style style:name="P139" style:family="paragraph" style:parent-style-name="Heading_20_3">
      <style:text-properties officeooo:rsid="1a1a32e4" officeooo:paragraph-rsid="17ebe32e"/>
    </style:style>
    <style:style style:name="P140" style:family="paragraph" style:parent-style-name="Heading_20_3">
      <style:text-properties officeooo:paragraph-rsid="17e9e1ef"/>
    </style:style>
    <style:style style:name="P141" style:family="paragraph" style:parent-style-name="Heading_20_3">
      <style:text-properties officeooo:paragraph-rsid="17ea22a3"/>
    </style:style>
    <style:style style:name="P142" style:family="paragraph" style:parent-style-name="Heading_20_3">
      <style:text-properties officeooo:paragraph-rsid="17f6c8bd"/>
    </style:style>
    <style:style style:name="P143" style:family="paragraph" style:parent-style-name="Heading_20_3">
      <style:text-properties officeooo:paragraph-rsid="17f07aa2"/>
    </style:style>
    <style:style style:name="P144" style:family="paragraph" style:parent-style-name="Heading_20_3">
      <style:text-properties officeooo:paragraph-rsid="17f2aa98"/>
    </style:style>
    <style:style style:name="P145" style:family="paragraph" style:parent-style-name="Heading_20_3">
      <style:text-properties officeooo:paragraph-rsid="17f49a58"/>
    </style:style>
    <style:style style:name="P146" style:family="paragraph" style:parent-style-name="Heading_20_3">
      <style:text-properties officeooo:paragraph-rsid="17f5b1fe"/>
    </style:style>
    <style:style style:name="P147" style:family="paragraph" style:parent-style-name="Heading_20_3">
      <style:text-properties style:text-line-through-style="solid" style:text-line-through-type="single" officeooo:paragraph-rsid="17f760e0"/>
    </style:style>
    <style:style style:name="P148" style:family="paragraph" style:parent-style-name="Heading_20_3">
      <style:text-properties officeooo:paragraph-rsid="17f8ba8e"/>
    </style:style>
    <style:style style:name="P149" style:family="paragraph" style:parent-style-name="Heading_20_4">
      <style:text-properties officeooo:paragraph-rsid="17dc5015"/>
    </style:style>
    <style:style style:name="P150" style:family="paragraph" style:parent-style-name="Heading_20_4">
      <style:text-properties style:text-line-through-style="solid" style:text-line-through-type="single" officeooo:paragraph-rsid="17e4e760"/>
    </style:style>
    <style:style style:name="P151" style:family="paragraph" style:parent-style-name="Heading_20_4">
      <style:text-properties style:text-line-through-style="solid" style:text-line-through-type="single" style:text-underline-style="none" officeooo:paragraph-rsid="17f760e0"/>
    </style:style>
    <style:style style:name="P152" style:family="paragraph" style:parent-style-name="Heading_20_4">
      <style:text-properties officeooo:paragraph-rsid="17e9de7a"/>
    </style:style>
    <style:style style:name="P153" style:family="paragraph" style:parent-style-name="Heading_20_4">
      <style:text-properties officeooo:paragraph-rsid="17e9e1ef"/>
    </style:style>
    <style:style style:name="P154" style:family="paragraph" style:parent-style-name="Heading_20_4">
      <style:text-properties officeooo:paragraph-rsid="17f07aa2"/>
    </style:style>
    <style:style style:name="P155" style:family="paragraph" style:parent-style-name="Heading_20_4">
      <style:text-properties officeooo:paragraph-rsid="17fcb6c8"/>
    </style:style>
    <style:style style:name="P156" style:family="paragraph" style:parent-style-name="List_20_of_20_Items" style:list-style-name="L21">
      <style:text-properties officeooo:paragraph-rsid="17e9de7a"/>
    </style:style>
    <style:style style:name="P157" style:family="paragraph" style:parent-style-name="List_20_of_20_Items" style:list-style-name="L22">
      <style:text-properties officeooo:paragraph-rsid="17e9de7a"/>
    </style:style>
    <style:style style:name="P158" style:family="paragraph" style:parent-style-name="Text_20_body" style:list-style-name="L1">
      <style:text-properties officeooo:paragraph-rsid="17d9a1a6"/>
    </style:style>
    <style:style style:name="P159" style:family="paragraph" style:parent-style-name="Text_20_body" style:list-style-name="L1">
      <style:text-properties officeooo:rsid="1508cd73" officeooo:paragraph-rsid="17db14c1"/>
    </style:style>
    <style:style style:name="P160" style:family="paragraph" style:parent-style-name="Text_20_body" style:list-style-name="L1">
      <style:text-properties officeooo:rsid="17f0640b" officeooo:paragraph-rsid="17db14c1"/>
    </style:style>
    <style:style style:name="P161" style:family="paragraph" style:parent-style-name="Text_20_body" style:list-style-name="L1">
      <style:text-properties officeooo:rsid="1716a16e" officeooo:paragraph-rsid="17d9a1a6"/>
    </style:style>
    <style:style style:name="P162" style:family="paragraph" style:parent-style-name="Text_20_body" style:list-style-name="L1">
      <style:text-properties officeooo:rsid="14d83a5b" officeooo:paragraph-rsid="17d9a1a6"/>
    </style:style>
    <style:style style:name="P163" style:family="paragraph" style:parent-style-name="Text_20_body" style:list-style-name="L1">
      <style:text-properties officeooo:rsid="149f8e7d" officeooo:paragraph-rsid="17d9a1a6"/>
    </style:style>
    <style:style style:name="P164" style:family="paragraph" style:parent-style-name="Text_20_body" style:list-style-name="L1">
      <style:text-properties officeooo:rsid="168787ca" officeooo:paragraph-rsid="17d2859a"/>
    </style:style>
    <style:style style:name="P165" style:family="paragraph" style:parent-style-name="Text_20_body" style:list-style-name="L1">
      <style:text-properties officeooo:rsid="1689c186" officeooo:paragraph-rsid="17d2859a"/>
    </style:style>
    <style:style style:name="P166" style:family="paragraph" style:parent-style-name="Text_20_body" style:list-style-name="L1">
      <style:text-properties officeooo:rsid="17cc4350" officeooo:paragraph-rsid="17d2859a"/>
    </style:style>
    <style:style style:name="P167" style:family="paragraph" style:parent-style-name="Text_20_body" style:list-style-name="L1">
      <style:text-properties officeooo:rsid="17ce429a" officeooo:paragraph-rsid="17d2859a"/>
    </style:style>
    <style:style style:name="P168" style:family="paragraph" style:parent-style-name="Text_20_body" style:list-style-name="L1">
      <style:text-properties officeooo:rsid="17cff689" officeooo:paragraph-rsid="17d2859a"/>
    </style:style>
    <style:style style:name="P169" style:family="paragraph" style:parent-style-name="Text_20_body" style:list-style-name="L1">
      <style:text-properties officeooo:rsid="17c42eb4" officeooo:paragraph-rsid="17d2859a"/>
    </style:style>
    <style:style style:name="P170" style:family="paragraph" style:parent-style-name="Text_20_body" style:list-style-name="L1">
      <style:text-properties style:text-line-through-style="solid" style:text-line-through-type="single" officeooo:rsid="17a1c76b" officeooo:paragraph-rsid="17d2924a"/>
    </style:style>
    <style:style style:name="P171" style:family="paragraph" style:parent-style-name="Text_20_body" style:list-style-name="L1">
      <style:text-properties style:text-line-through-style="solid" style:text-line-through-type="single" officeooo:rsid="17a2c914" officeooo:paragraph-rsid="17d2924a"/>
    </style:style>
    <style:style style:name="P172" style:family="paragraph" style:parent-style-name="Text_20_body" style:list-style-name="L1">
      <style:text-properties style:text-line-through-style="solid" style:text-line-through-type="single" officeooo:rsid="16af2358" officeooo:paragraph-rsid="17d5ec25"/>
    </style:style>
    <style:style style:name="P173" style:family="paragraph" style:parent-style-name="Text_20_body" style:list-style-name="L1">
      <style:text-properties style:text-line-through-style="solid" style:text-line-through-type="single" officeooo:rsid="16aaae61" officeooo:paragraph-rsid="17d5ec25"/>
    </style:style>
    <style:style style:name="P174" style:family="paragraph" style:parent-style-name="Text_20_body" style:list-style-name="L1">
      <style:text-properties style:text-line-through-style="solid" style:text-line-through-type="single" officeooo:rsid="16b529cc" officeooo:paragraph-rsid="17d5ec25"/>
    </style:style>
    <style:style style:name="P175" style:family="paragraph" style:parent-style-name="Text_20_body" style:list-style-name="L11">
      <style:text-properties style:text-line-through-style="solid" style:text-line-through-type="single" officeooo:rsid="11295934" officeooo:paragraph-rsid="17ded814"/>
    </style:style>
    <style:style style:name="P176" style:family="paragraph" style:parent-style-name="Text_20_body" style:list-style-name="L11">
      <style:text-properties style:text-line-through-style="solid" style:text-line-through-type="single" officeooo:rsid="117e4024" officeooo:paragraph-rsid="17ded814"/>
    </style:style>
    <style:style style:name="P177" style:family="paragraph" style:parent-style-name="Text_20_body" style:list-style-name="L12">
      <style:text-properties style:text-line-through-style="solid" style:text-line-through-type="single" fo:language="cs" fo:country="CZ" fo:font-style="normal" officeooo:rsid="0e0ff4a4" officeooo:paragraph-rsid="17ded814" style:font-style-asian="normal" style:font-style-complex="normal"/>
    </style:style>
    <style:style style:name="P178" style:family="paragraph" style:parent-style-name="Text_20_body" style:list-style-name="L12">
      <style:text-properties style:text-line-through-style="solid" style:text-line-through-type="single" fo:language="cs" fo:country="CZ" fo:font-style="normal" officeooo:rsid="0e43037b" officeooo:paragraph-rsid="17ded814" style:font-style-asian="normal" style:font-style-complex="normal"/>
    </style:style>
    <style:style style:name="P179" style:family="paragraph" style:parent-style-name="Text_20_body" style:list-style-name="L17">
      <style:text-properties style:text-line-through-style="solid" style:text-line-through-type="single" officeooo:rsid="16d80ca4" officeooo:paragraph-rsid="17e4e760"/>
    </style:style>
    <style:style style:name="P180" style:family="paragraph" style:parent-style-name="Text_20_body" style:list-style-name="L18">
      <style:text-properties style:text-line-through-style="solid" style:text-line-through-type="single" officeooo:rsid="16d80ca4" officeooo:paragraph-rsid="17e4e760"/>
    </style:style>
    <style:style style:name="P181" style:family="paragraph" style:parent-style-name="Text_20_body" style:list-style-name="L17">
      <style:text-properties style:text-line-through-style="solid" style:text-line-through-type="single" officeooo:rsid="16d9539c" officeooo:paragraph-rsid="17e4e760"/>
    </style:style>
    <style:style style:name="P182" style:family="paragraph" style:parent-style-name="Text_20_body" style:list-style-name="L40">
      <style:text-properties style:text-line-through-style="solid" style:text-line-through-type="single" officeooo:rsid="1308b37c" officeooo:paragraph-rsid="17f760e0"/>
    </style:style>
    <style:style style:name="P183" style:family="paragraph" style:parent-style-name="Text_20_body" style:list-style-name="L40">
      <style:text-properties style:text-line-through-style="solid" style:text-line-through-type="single" officeooo:rsid="130a9501" officeooo:paragraph-rsid="17f760e0"/>
    </style:style>
    <style:style style:name="P184" style:family="paragraph" style:parent-style-name="Text_20_body" style:list-style-name="L1">
      <style:text-properties officeooo:rsid="17a61917" officeooo:paragraph-rsid="17d2924a"/>
    </style:style>
    <style:style style:name="P185" style:family="paragraph" style:parent-style-name="Text_20_body" style:list-style-name="L1">
      <style:text-properties officeooo:rsid="179a33b3" officeooo:paragraph-rsid="17d2924a"/>
    </style:style>
    <style:style style:name="P186" style:family="paragraph" style:parent-style-name="Text_20_body" style:list-style-name="L1">
      <style:text-properties officeooo:rsid="174af24d" officeooo:paragraph-rsid="17d38af0"/>
    </style:style>
    <style:style style:name="P187" style:family="paragraph" style:parent-style-name="Text_20_body" style:list-style-name="L1">
      <style:text-properties officeooo:rsid="179ef624" officeooo:paragraph-rsid="17d2924a"/>
    </style:style>
    <style:style style:name="P188" style:family="paragraph" style:parent-style-name="Text_20_body" style:list-style-name="L1">
      <style:text-properties officeooo:rsid="1747e3e6" officeooo:paragraph-rsid="17d3c9b4"/>
    </style:style>
    <style:style style:name="P189" style:family="paragraph" style:parent-style-name="Text_20_body" style:list-style-name="L1">
      <style:text-properties fo:language="en" fo:country="US" officeooo:rsid="17497bb4" officeooo:paragraph-rsid="17d56412"/>
    </style:style>
    <style:style style:name="P190" style:family="paragraph" style:parent-style-name="Text_20_body" style:list-style-name="L1">
      <style:text-properties fo:language="en" fo:country="US" officeooo:rsid="17497bb4" officeooo:paragraph-rsid="17d5d51a"/>
    </style:style>
    <style:style style:name="P191" style:family="paragraph" style:parent-style-name="Text_20_body" style:list-style-name="L1">
      <style:text-properties fo:language="en" fo:country="US" officeooo:rsid="169caf26" officeooo:paragraph-rsid="17d89333"/>
    </style:style>
    <style:style style:name="P192" style:family="paragraph" style:parent-style-name="Text_20_body" style:list-style-name="L8">
      <style:text-properties fo:language="en" fo:country="US" officeooo:rsid="169caf26" officeooo:paragraph-rsid="17dc5015"/>
    </style:style>
    <style:style style:name="P193" style:family="paragraph" style:parent-style-name="Text_20_body" style:list-style-name="L10">
      <style:text-properties fo:language="en" fo:country="US" officeooo:rsid="13f99c5e" officeooo:paragraph-rsid="17dca6a9"/>
    </style:style>
    <style:style style:name="P194" style:family="paragraph" style:parent-style-name="Text_20_body" style:list-style-name="L1">
      <style:text-properties officeooo:rsid="16eac22b" officeooo:paragraph-rsid="17d5d51a"/>
    </style:style>
    <style:style style:name="P195" style:family="paragraph" style:parent-style-name="Text_20_body" style:list-style-name="L1">
      <style:text-properties officeooo:rsid="16ed1047" officeooo:paragraph-rsid="17d5d51a"/>
    </style:style>
    <style:style style:name="P196" style:family="paragraph" style:parent-style-name="Text_20_body" style:list-style-name="L1">
      <style:text-properties officeooo:rsid="16ef0d04" officeooo:paragraph-rsid="17d5d51a"/>
    </style:style>
    <style:style style:name="P197" style:family="paragraph" style:parent-style-name="Text_20_body" style:list-style-name="L1">
      <style:text-properties officeooo:rsid="16b60617" officeooo:paragraph-rsid="17d5ec25"/>
    </style:style>
    <style:style style:name="P198" style:family="paragraph" style:parent-style-name="Text_20_body" style:list-style-name="L1">
      <style:text-properties officeooo:rsid="16b63787" officeooo:paragraph-rsid="17d5ec25"/>
    </style:style>
    <style:style style:name="P199" style:family="paragraph" style:parent-style-name="Text_20_body" style:list-style-name="L1">
      <style:text-properties officeooo:rsid="16a920e5" officeooo:paragraph-rsid="17d5ec25"/>
    </style:style>
    <style:style style:name="P200" style:family="paragraph" style:parent-style-name="Text_20_body" style:list-style-name="L1">
      <style:text-properties officeooo:rsid="169f6927" officeooo:paragraph-rsid="17d5ec25"/>
    </style:style>
    <style:style style:name="P201" style:family="paragraph" style:parent-style-name="Text_20_body" style:list-style-name="L1">
      <style:text-properties officeooo:rsid="16a1fd95" officeooo:paragraph-rsid="17d5ec25"/>
    </style:style>
    <style:style style:name="P202" style:family="paragraph" style:parent-style-name="Text_20_body" style:list-style-name="L1">
      <style:text-properties officeooo:rsid="1699c961" officeooo:paragraph-rsid="17d69d4f"/>
    </style:style>
    <style:style style:name="P203" style:family="paragraph" style:parent-style-name="Text_20_body" style:list-style-name="L1">
      <style:text-properties officeooo:rsid="169b07df" officeooo:paragraph-rsid="17d69d4f"/>
    </style:style>
    <style:style style:name="P204" style:family="paragraph" style:parent-style-name="Text_20_body" style:list-style-name="L1">
      <style:text-properties officeooo:rsid="169b22a9" officeooo:paragraph-rsid="17d69d4f"/>
    </style:style>
    <style:style style:name="P205" style:family="paragraph" style:parent-style-name="Text_20_body" style:list-style-name="L1">
      <style:text-properties officeooo:rsid="169753cc" officeooo:paragraph-rsid="17d69d4f"/>
    </style:style>
    <style:style style:name="P206" style:family="paragraph" style:parent-style-name="Text_20_body" style:list-style-name="L1">
      <style:text-properties officeooo:rsid="1698c603" officeooo:paragraph-rsid="17d69d4f"/>
    </style:style>
    <style:style style:name="P207" style:family="paragraph" style:parent-style-name="Text_20_body" style:list-style-name="L1">
      <style:text-properties officeooo:rsid="15e9e896" officeooo:paragraph-rsid="17d872cb"/>
    </style:style>
    <style:style style:name="P208" style:family="paragraph" style:parent-style-name="Text_20_body" style:list-style-name="L1">
      <style:text-properties officeooo:rsid="15eae4ad" officeooo:paragraph-rsid="17d872cb"/>
    </style:style>
    <style:style style:name="P209" style:family="paragraph" style:parent-style-name="Text_20_body" style:list-style-name="L1">
      <style:text-properties officeooo:rsid="15ee1d97" officeooo:paragraph-rsid="17d872cb"/>
    </style:style>
    <style:style style:name="P210" style:family="paragraph" style:parent-style-name="Text_20_body" style:list-style-name="L1">
      <style:text-properties officeooo:rsid="15f1049f" officeooo:paragraph-rsid="17d872cb"/>
    </style:style>
    <style:style style:name="P211" style:family="paragraph" style:parent-style-name="Text_20_body" style:list-style-name="L1">
      <style:text-properties officeooo:rsid="1675424c" officeooo:paragraph-rsid="17d872cb"/>
    </style:style>
    <style:style style:name="P212" style:family="paragraph" style:parent-style-name="Text_20_body" style:list-style-name="L1">
      <style:text-properties officeooo:rsid="1676771a" officeooo:paragraph-rsid="17d872cb"/>
    </style:style>
    <style:style style:name="P213" style:family="paragraph" style:parent-style-name="Text_20_body" style:list-style-name="L1">
      <style:text-properties officeooo:rsid="1676cee5" officeooo:paragraph-rsid="17d872cb"/>
    </style:style>
    <style:style style:name="P214" style:family="paragraph" style:parent-style-name="Text_20_body" style:list-style-name="L1">
      <style:text-properties officeooo:rsid="1678712c" officeooo:paragraph-rsid="17d872cb"/>
    </style:style>
    <style:style style:name="P215" style:family="paragraph" style:parent-style-name="Text_20_body" style:list-style-name="L1">
      <style:text-properties officeooo:rsid="167b880a" officeooo:paragraph-rsid="17d872cb"/>
    </style:style>
    <style:style style:name="P216" style:family="paragraph" style:parent-style-name="Text_20_body" style:list-style-name="L1">
      <style:text-properties officeooo:rsid="167a63d5" officeooo:paragraph-rsid="17d872cb"/>
    </style:style>
    <style:style style:name="P217" style:family="paragraph" style:parent-style-name="Text_20_body" style:list-style-name="L1">
      <style:text-properties officeooo:rsid="167c7f94" officeooo:paragraph-rsid="17d872cb"/>
    </style:style>
    <style:style style:name="P218" style:family="paragraph" style:parent-style-name="Text_20_body" style:list-style-name="L1">
      <style:text-properties officeooo:rsid="167e32d5" officeooo:paragraph-rsid="17d872cb"/>
    </style:style>
    <style:style style:name="P219" style:family="paragraph" style:parent-style-name="Text_20_body" style:list-style-name="L1">
      <style:text-properties officeooo:rsid="167f61ea" officeooo:paragraph-rsid="17d872cb"/>
    </style:style>
    <style:style style:name="P220" style:family="paragraph" style:parent-style-name="Text_20_body" style:list-style-name="L1">
      <style:text-properties officeooo:rsid="1681bb6f" officeooo:paragraph-rsid="17d872cb"/>
    </style:style>
    <style:style style:name="P221" style:family="paragraph" style:parent-style-name="Text_20_body" style:list-style-name="L2">
      <style:text-properties officeooo:rsid="0f17be89" officeooo:paragraph-rsid="17dc5015"/>
    </style:style>
    <style:style style:name="P222" style:family="paragraph" style:parent-style-name="Text_20_body" style:list-style-name="L2">
      <style:text-properties officeooo:rsid="0f1721dd" officeooo:paragraph-rsid="17dc5015"/>
    </style:style>
    <style:style style:name="P223" style:family="paragraph" style:parent-style-name="Text_20_body" style:list-style-name="L3">
      <style:text-properties officeooo:rsid="0f1721dd" officeooo:paragraph-rsid="17dc5015"/>
    </style:style>
    <style:style style:name="P224" style:family="paragraph" style:parent-style-name="Text_20_body" style:list-style-name="L2">
      <style:text-properties officeooo:rsid="0f1a8ce1" officeooo:paragraph-rsid="17dc5015"/>
    </style:style>
    <style:style style:name="P225" style:family="paragraph" style:parent-style-name="Text_20_body" style:list-style-name="L3">
      <style:text-properties officeooo:rsid="0f425eba" officeooo:paragraph-rsid="17dc5015"/>
    </style:style>
    <style:style style:name="P226" style:family="paragraph" style:parent-style-name="Text_20_body" style:list-style-name="L2">
      <style:text-properties officeooo:rsid="13a83f8f" officeooo:paragraph-rsid="17dc5015"/>
    </style:style>
    <style:style style:name="P227" style:family="paragraph" style:parent-style-name="Text_20_body" style:list-style-name="L2">
      <style:text-properties officeooo:rsid="141e12ac" officeooo:paragraph-rsid="17dc5015"/>
    </style:style>
    <style:style style:name="P228" style:family="paragraph" style:parent-style-name="Text_20_body" style:list-style-name="L2">
      <style:text-properties officeooo:rsid="11119c7b" officeooo:paragraph-rsid="17dc5015"/>
    </style:style>
    <style:style style:name="P229" style:family="paragraph" style:parent-style-name="Text_20_body" style:list-style-name="L4">
      <style:text-properties officeooo:rsid="13e2d954" officeooo:paragraph-rsid="17dc5015"/>
    </style:style>
    <style:style style:name="P230" style:family="paragraph" style:parent-style-name="Text_20_body" style:list-style-name="L5">
      <style:text-properties officeooo:rsid="0db82cab" officeooo:paragraph-rsid="17dc5015"/>
    </style:style>
    <style:style style:name="P231" style:family="paragraph" style:parent-style-name="Text_20_body" style:list-style-name="L6">
      <style:text-properties officeooo:rsid="0db82cab" officeooo:paragraph-rsid="17dc5015"/>
    </style:style>
    <style:style style:name="P232" style:family="paragraph" style:parent-style-name="Text_20_body" style:list-style-name="L7">
      <style:text-properties officeooo:rsid="0db82cab" officeooo:paragraph-rsid="17dc5015"/>
    </style:style>
    <style:style style:name="P233" style:family="paragraph" style:parent-style-name="Text_20_body" style:list-style-name="L8">
      <style:text-properties officeooo:paragraph-rsid="17dc5015"/>
    </style:style>
    <style:style style:name="P234" style:family="paragraph" style:parent-style-name="Text_20_body" style:list-style-name="L9">
      <style:text-properties officeooo:rsid="13addf9a" officeooo:paragraph-rsid="17dca6a9"/>
    </style:style>
    <style:style style:name="P235" style:family="paragraph" style:parent-style-name="Text_20_body" style:list-style-name="L13">
      <style:text-properties officeooo:rsid="119fa826" officeooo:paragraph-rsid="17e04f79"/>
    </style:style>
    <style:style style:name="P236" style:family="paragraph" style:parent-style-name="Text_20_body" style:list-style-name="L13">
      <style:text-properties fo:font-style="italic" officeooo:rsid="11ce0804" officeooo:paragraph-rsid="17e04f79" style:font-style-asian="italic" style:font-style-complex="italic"/>
    </style:style>
    <style:style style:name="P237" style:family="paragraph" style:parent-style-name="Text_20_body" style:list-style-name="L15">
      <style:text-properties fo:font-style="italic" officeooo:rsid="0ffd8b5c" officeooo:paragraph-rsid="17e29cfa" style:font-style-asian="italic" style:font-style-complex="italic"/>
    </style:style>
    <style:style style:name="P238" style:family="paragraph" style:parent-style-name="Text_20_body" style:list-style-name="L38">
      <style:text-properties fo:font-style="italic" officeooo:rsid="1621ff56" officeooo:paragraph-rsid="17f49a58" style:font-style-asian="italic" style:font-style-complex="italic"/>
    </style:style>
    <style:style style:name="P239" style:family="paragraph" style:parent-style-name="Text_20_body" style:list-style-name="L38">
      <style:text-properties fo:font-style="italic" officeooo:rsid="1626bafa" officeooo:paragraph-rsid="17f49a58" style:font-style-asian="italic" style:font-style-complex="italic"/>
    </style:style>
    <style:style style:name="P240" style:family="paragraph" style:parent-style-name="Text_20_body" style:list-style-name="L13">
      <style:text-properties officeooo:rsid="11a597fb" officeooo:paragraph-rsid="17e04f79"/>
    </style:style>
    <style:style style:name="P241" style:family="paragraph" style:parent-style-name="Text_20_body" style:list-style-name="L14">
      <style:text-properties officeooo:rsid="1023f43a" officeooo:paragraph-rsid="17e1fb7a"/>
    </style:style>
    <style:style style:name="P242" style:family="paragraph" style:parent-style-name="Text_20_body" style:list-style-name="L15">
      <style:text-properties officeooo:rsid="0ffd8b5c" officeooo:paragraph-rsid="17e29cfa"/>
    </style:style>
    <style:style style:name="P243" style:family="paragraph" style:parent-style-name="Text_20_body" style:list-style-name="L15">
      <style:text-properties style:text-line-through-style="none" style:text-line-through-type="none" fo:language="cs" fo:country="CZ" fo:font-style="normal" fo:font-weight="bold" officeooo:rsid="0ffd8b5c" officeooo:paragraph-rsid="17e29cfa" style:font-style-asian="normal" style:font-weight-asian="bold" style:font-style-complex="normal" style:font-weight-complex="bold"/>
    </style:style>
    <style:style style:name="P244" style:family="paragraph" style:parent-style-name="Text_20_body" style:list-style-name="L16">
      <style:text-properties fo:font-style="normal" officeooo:rsid="194e0e4d" officeooo:paragraph-rsid="17e47864" style:font-style-asian="normal" style:font-style-complex="normal"/>
    </style:style>
    <style:style style:name="P245" style:family="paragraph" style:parent-style-name="Text_20_body" style:list-style-name="L42">
      <style:text-properties fo:font-style="normal" officeooo:rsid="131ab82a" officeooo:paragraph-rsid="17f8ba8e" style:font-style-asian="normal" style:font-style-complex="normal"/>
    </style:style>
    <style:style style:name="P246" style:family="paragraph" style:parent-style-name="Text_20_body" style:list-style-name="L19">
      <style:text-properties officeooo:rsid="0fc19037" officeooo:paragraph-rsid="17e79455"/>
    </style:style>
    <style:style style:name="P247" style:family="paragraph" style:parent-style-name="Text_20_body" style:list-style-name="L20">
      <style:text-properties officeooo:rsid="1728605d" officeooo:paragraph-rsid="17e9de7a"/>
    </style:style>
    <style:style style:name="P248" style:family="paragraph" style:parent-style-name="Text_20_body" style:list-style-name="L23">
      <style:text-properties officeooo:rsid="0dd2dce1" officeooo:paragraph-rsid="17e9de7a"/>
    </style:style>
    <style:style style:name="P249" style:family="paragraph" style:parent-style-name="Text_20_body" style:list-style-name="L23">
      <style:text-properties officeooo:rsid="0ff85820" officeooo:paragraph-rsid="17e9de7a"/>
    </style:style>
    <style:style style:name="P250" style:family="paragraph" style:parent-style-name="Text_20_body" style:list-style-name="L23">
      <style:text-properties officeooo:rsid="0ffbb3c0" officeooo:paragraph-rsid="17e9de7a"/>
    </style:style>
    <style:style style:name="P251" style:family="paragraph" style:parent-style-name="Text_20_body" style:list-style-name="L23">
      <style:text-properties officeooo:rsid="1009ddd8" officeooo:paragraph-rsid="17e9de7a"/>
    </style:style>
    <style:style style:name="P252" style:family="paragraph" style:parent-style-name="Text_20_body" style:list-style-name="L23">
      <style:text-properties officeooo:rsid="0ff90215" officeooo:paragraph-rsid="17e9de7a"/>
    </style:style>
    <style:style style:name="P253" style:family="paragraph" style:parent-style-name="Text_20_body" style:list-style-name="L24">
      <style:text-properties fo:language="cs" fo:country="CZ" officeooo:rsid="16bab490" officeooo:paragraph-rsid="17e9e1ef"/>
    </style:style>
    <style:style style:name="P254" style:family="paragraph" style:parent-style-name="Text_20_body" style:list-style-name="L24">
      <style:text-properties fo:language="cs" fo:country="CZ" officeooo:rsid="1a0e48f3" officeooo:paragraph-rsid="17e9e1ef"/>
    </style:style>
    <style:style style:name="P255" style:family="paragraph" style:parent-style-name="Text_20_body" style:list-style-name="L25">
      <style:text-properties fo:language="cs" fo:country="CZ" officeooo:rsid="17870ee9" officeooo:paragraph-rsid="17e9e1ef"/>
    </style:style>
    <style:style style:name="P256" style:family="paragraph" style:parent-style-name="Text_20_body" style:list-style-name="L33">
      <style:text-properties fo:language="cs" fo:country="CZ" officeooo:rsid="1a1cdfe0" officeooo:paragraph-rsid="17f6c8bd"/>
    </style:style>
    <style:style style:name="P257" style:family="paragraph" style:parent-style-name="Text_20_body" style:list-style-name="L26">
      <style:text-properties officeooo:rsid="17e1406d" officeooo:paragraph-rsid="17e9e1ef"/>
    </style:style>
    <style:style style:name="P258" style:family="paragraph" style:parent-style-name="Text_20_body" style:list-style-name="L26">
      <style:text-properties officeooo:rsid="16ac70ba" officeooo:paragraph-rsid="17e9e1ef"/>
    </style:style>
    <style:style style:name="P259" style:family="paragraph" style:parent-style-name="Text_20_body" style:list-style-name="L26">
      <style:text-properties officeooo:rsid="17014996" officeooo:paragraph-rsid="17e9e1ef"/>
    </style:style>
    <style:style style:name="P260" style:family="paragraph" style:parent-style-name="Text_20_body" style:list-style-name="L34">
      <style:text-properties officeooo:rsid="17014996" officeooo:paragraph-rsid="17f6c8bd"/>
    </style:style>
    <style:style style:name="P261" style:family="paragraph" style:parent-style-name="Text_20_body" style:list-style-name="L26">
      <style:text-properties officeooo:rsid="17043ea5" officeooo:paragraph-rsid="17e9e1ef"/>
    </style:style>
    <style:style style:name="P262" style:family="paragraph" style:parent-style-name="Text_20_body" style:list-style-name="L34">
      <style:text-properties officeooo:rsid="17043ea5" officeooo:paragraph-rsid="17f6c8bd"/>
    </style:style>
    <style:style style:name="P263" style:family="paragraph" style:parent-style-name="Text_20_body" style:list-style-name="L27">
      <style:text-properties officeooo:rsid="17333801" officeooo:paragraph-rsid="17e9e1ef"/>
    </style:style>
    <style:style style:name="P264" style:family="paragraph" style:parent-style-name="Text_20_body" style:list-style-name="L27">
      <style:text-properties officeooo:rsid="173381ac" officeooo:paragraph-rsid="17e9e1ef"/>
    </style:style>
    <style:style style:name="P265" style:family="paragraph" style:parent-style-name="Text_20_body" style:list-style-name="L28">
      <style:text-properties officeooo:rsid="17d41275" officeooo:paragraph-rsid="17ea22a3"/>
    </style:style>
    <style:style style:name="P266" style:family="paragraph" style:parent-style-name="Text_20_body" style:list-style-name="L29">
      <style:text-properties officeooo:rsid="176dcc34" officeooo:paragraph-rsid="17ea22a3"/>
    </style:style>
    <style:style style:name="P267" style:family="paragraph" style:parent-style-name="Text_20_body" style:list-style-name="L29">
      <style:text-properties officeooo:rsid="176f2ef9" officeooo:paragraph-rsid="17ea22a3"/>
    </style:style>
    <style:style style:name="P268" style:family="paragraph" style:parent-style-name="Text_20_body" style:list-style-name="L29">
      <style:text-properties officeooo:rsid="178174ec" officeooo:paragraph-rsid="17ea22a3"/>
    </style:style>
    <style:style style:name="P269" style:family="paragraph" style:parent-style-name="Text_20_body" style:list-style-name="L29">
      <style:text-properties officeooo:rsid="176f9550" officeooo:paragraph-rsid="17ea22a3"/>
    </style:style>
    <style:style style:name="P270" style:family="paragraph" style:parent-style-name="Text_20_body" style:list-style-name="L29">
      <style:text-properties officeooo:rsid="17712200" officeooo:paragraph-rsid="17ea22a3"/>
    </style:style>
    <style:style style:name="P271" style:family="paragraph" style:parent-style-name="Text_20_body" style:list-style-name="L30">
      <style:text-properties officeooo:rsid="17731ea7" officeooo:paragraph-rsid="17ea22a3"/>
    </style:style>
    <style:style style:name="P272" style:family="paragraph" style:parent-style-name="Text_20_body" style:list-style-name="L30">
      <style:text-properties officeooo:rsid="1773404c" officeooo:paragraph-rsid="17ea22a3"/>
    </style:style>
    <style:style style:name="P273" style:family="paragraph" style:parent-style-name="Text_20_body" style:list-style-name="L31">
      <style:text-properties officeooo:paragraph-rsid="17ea22a3"/>
    </style:style>
    <style:style style:name="P274" style:family="paragraph" style:parent-style-name="Text_20_body" style:list-style-name="L31">
      <style:text-properties officeooo:rsid="1771d56d" officeooo:paragraph-rsid="17ea22a3"/>
    </style:style>
    <style:style style:name="P275" style:family="paragraph" style:parent-style-name="Text_20_body" style:list-style-name="L32">
      <style:text-properties officeooo:rsid="176a9888" officeooo:paragraph-rsid="17ea22a3"/>
    </style:style>
    <style:style style:name="P276" style:family="paragraph" style:parent-style-name="Text_20_body" style:list-style-name="L32">
      <style:text-properties officeooo:rsid="1769ddb4" officeooo:paragraph-rsid="17ea22a3"/>
    </style:style>
    <style:style style:name="P277" style:family="paragraph" style:parent-style-name="Text_20_body" style:list-style-name="L35">
      <style:text-properties officeooo:rsid="1552adbc" officeooo:paragraph-rsid="17f07aa2"/>
    </style:style>
    <style:style style:name="P278" style:family="paragraph" style:parent-style-name="Text_20_body" style:list-style-name="L36">
      <style:text-properties officeooo:rsid="14f37e3f" officeooo:paragraph-rsid="17f07aa2"/>
    </style:style>
    <style:style style:name="P279" style:family="paragraph" style:parent-style-name="Text_20_body" style:list-style-name="L37">
      <style:text-properties officeooo:paragraph-rsid="17f07aa2"/>
    </style:style>
    <style:style style:name="P280" style:family="paragraph" style:parent-style-name="Text_20_body" style:list-style-name="L37">
      <style:text-properties officeooo:rsid="14ea2b82" officeooo:paragraph-rsid="17f07aa2"/>
    </style:style>
    <style:style style:name="P281" style:family="paragraph" style:parent-style-name="Text_20_body" style:list-style-name="L38">
      <style:text-properties officeooo:rsid="1b3479eb" officeooo:paragraph-rsid="17f49a58"/>
    </style:style>
    <style:style style:name="P282" style:family="paragraph" style:parent-style-name="Text_20_body" style:list-style-name="L39">
      <style:text-properties officeooo:rsid="1634da8f" officeooo:paragraph-rsid="17f5b1fe"/>
    </style:style>
    <style:style style:name="P283" style:family="paragraph" style:parent-style-name="Text_20_body" style:list-style-name="L39">
      <style:text-properties officeooo:rsid="1636cec2" officeooo:paragraph-rsid="17f5b1fe"/>
    </style:style>
    <style:style style:name="P284" style:family="paragraph" style:parent-style-name="Text_20_body" style:list-style-name="L41">
      <style:text-properties officeooo:rsid="17239b2c" officeooo:paragraph-rsid="17f8ba8e"/>
    </style:style>
    <style:style style:name="P285" style:family="paragraph" style:parent-style-name="Text_20_body" style:list-style-name="L43">
      <style:text-properties officeooo:rsid="1c4ff55e" officeooo:paragraph-rsid="17fcb6c8"/>
    </style:style>
    <style:style style:name="P286" style:family="paragraph" style:parent-style-name="Text_20_body" style:list-style-name="L43">
      <style:text-properties officeooo:rsid="1ddc7f7b" officeooo:paragraph-rsid="17fcb6c8"/>
    </style:style>
    <style:style style:name="P287" style:family="paragraph" style:parent-style-name="Text_20_body" style:list-style-name="L43">
      <style:text-properties officeooo:rsid="1c5fbe44" officeooo:paragraph-rsid="17fcb6c8"/>
    </style:style>
    <style:style style:name="P288" style:family="paragraph" style:parent-style-name="Text_20_body" style:list-style-name="L43">
      <style:text-properties officeooo:rsid="1dfb8c22" officeooo:paragraph-rsid="17fcb6c8"/>
    </style:style>
    <style:style style:name="P289" style:family="paragraph" style:parent-style-name="Text_20_body" style:list-style-name="L43">
      <style:text-properties officeooo:rsid="1c51e72d" officeooo:paragraph-rsid="17fcb6c8"/>
    </style:style>
    <style:style style:name="P290" style:family="paragraph" style:parent-style-name="Text_20_body" style:list-style-name="L43">
      <style:text-properties officeooo:rsid="1dded094" officeooo:paragraph-rsid="17fcb6c8"/>
    </style:style>
    <style:style style:name="P291" style:family="paragraph" style:parent-style-name="Text_20_body" style:list-style-name="L43">
      <style:text-properties officeooo:rsid="1c64947a" officeooo:paragraph-rsid="17fcb6c8"/>
    </style:style>
    <style:style style:name="P292" style:family="paragraph" style:parent-style-name="Text_20_body" style:list-style-name="L43">
      <style:text-properties officeooo:rsid="1c534034" officeooo:paragraph-rsid="17fcb6c8"/>
    </style:style>
    <style:style style:name="P293" style:family="paragraph" style:parent-style-name="Text_20_body" style:list-style-name="L43">
      <style:text-properties officeooo:rsid="1de153f2" officeooo:paragraph-rsid="17fcb6c8"/>
    </style:style>
    <style:style style:name="P294" style:family="paragraph" style:parent-style-name="Text_20_body" style:list-style-name="L43">
      <style:text-properties officeooo:rsid="1dfaf00a" officeooo:paragraph-rsid="17fcb6c8"/>
    </style:style>
    <style:style style:name="P295" style:family="paragraph" style:parent-style-name="Text_20_body" style:list-style-name="L43">
      <style:text-properties officeooo:rsid="1c630c76" officeooo:paragraph-rsid="17fcb6c8"/>
    </style:style>
    <style:style style:name="P296" style:family="paragraph" style:parent-style-name="Text_20_body" style:list-style-name="L43">
      <style:text-properties officeooo:rsid="1dec8833" officeooo:paragraph-rsid="17fcb6c8"/>
    </style:style>
    <style:style style:name="P297" style:family="paragraph" style:parent-style-name="Text_20_body" style:list-style-name="L43">
      <style:text-properties officeooo:rsid="1c73be54" officeooo:paragraph-rsid="17fcb6c8"/>
    </style:style>
    <style:style style:name="P298" style:family="paragraph" style:parent-style-name="Text_20_body" style:list-style-name="L43">
      <style:text-properties officeooo:rsid="1c528eb4" officeooo:paragraph-rsid="17fcb6c8"/>
    </style:style>
    <style:style style:name="P299" style:family="paragraph" style:parent-style-name="Text_20_body" style:list-style-name="L43">
      <style:text-properties officeooo:rsid="1d7176b2" officeooo:paragraph-rsid="17fcb6c8"/>
    </style:style>
    <style:style style:name="P300" style:family="paragraph" style:parent-style-name="Text_20_body" style:list-style-name="L43">
      <style:text-properties officeooo:rsid="1c90a8a2" officeooo:paragraph-rsid="17fcb6c8"/>
    </style:style>
    <style:style style:name="P301" style:family="paragraph" style:parent-style-name="Text_20_body" style:list-style-name="L43">
      <style:text-properties officeooo:rsid="1d730c6d" officeooo:paragraph-rsid="17fcb6c8"/>
    </style:style>
    <style:style style:name="P302" style:family="paragraph" style:parent-style-name="Text_20_body" style:list-style-name="L44">
      <style:text-properties officeooo:rsid="1e5b5f24" officeooo:paragraph-rsid="17fd5a06"/>
    </style:style>
    <style:style style:name="P303" style:family="paragraph" style:parent-style-name="Text_20_body" style:list-style-name="L45">
      <style:text-properties officeooo:rsid="19c3b136" officeooo:paragraph-rsid="17ff2743"/>
    </style:style>
    <style:style style:name="P304" style:family="paragraph" style:parent-style-name="Text_20_Body_20_Full_20_Page">
      <style:text-properties fo:font-style="normal" officeooo:paragraph-rsid="17ff2743" style:font-style-asian="normal" style:font-style-complex="normal"/>
    </style:style>
    <style:style style:name="P305" style:family="paragraph" style:parent-style-name="Text_20_Body_20_Full_20_Page" style:list-style-name="L45">
      <style:text-properties style:text-line-through-style="solid" style:text-line-through-type="single" fo:font-style="normal" officeooo:paragraph-rsid="17ff2743" style:font-style-asian="normal" style:font-style-complex="normal"/>
    </style:style>
    <style:style style:name="P306" style:family="paragraph" style:parent-style-name="Text_20_Body_20_Full_20_Page" style:list-style-name="L45">
      <style:text-properties officeooo:paragraph-rsid="17ff2743"/>
    </style:style>
    <style:style style:name="P30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cs" fo:country="CZ"/>
    </style:style>
    <style:style style:name="T2" style:family="text">
      <style:text-properties fo:language="cs" fo:country="CZ" officeooo:rsid="0daaf506"/>
    </style:style>
    <style:style style:name="T3" style:family="text">
      <style:text-properties fo:language="cs" fo:country="CZ" officeooo:rsid="0db90857"/>
    </style:style>
    <style:style style:name="T4" style:family="text">
      <style:text-properties fo:language="cs" fo:country="CZ" officeooo:rsid="0de85b3b"/>
    </style:style>
    <style:style style:name="T5" style:family="text">
      <style:text-properties fo:language="cs" fo:country="CZ" officeooo:rsid="0df8ab2d"/>
    </style:style>
    <style:style style:name="T6" style:family="text">
      <style:text-properties fo:language="cs" fo:country="CZ" officeooo:rsid="0dfa8c96"/>
    </style:style>
    <style:style style:name="T7" style:family="text">
      <style:text-properties fo:language="cs" fo:country="CZ" officeooo:rsid="0dfc11b1"/>
    </style:style>
    <style:style style:name="T8" style:family="text">
      <style:text-properties fo:language="cs" fo:country="CZ" officeooo:rsid="0e3fbf9d"/>
    </style:style>
    <style:style style:name="T9" style:family="text">
      <style:text-properties fo:language="cs" fo:country="CZ" officeooo:rsid="0e4039ce"/>
    </style:style>
    <style:style style:name="T10" style:family="text">
      <style:text-properties fo:language="cs" fo:country="CZ" officeooo:rsid="0eaac3f1"/>
    </style:style>
    <style:style style:name="T11" style:family="text">
      <style:text-properties fo:language="cs" fo:country="CZ" fo:font-style="italic" style:font-style-asian="italic" style:font-style-complex="italic"/>
    </style:style>
    <style:style style:name="T12" style:family="text">
      <style:text-properties fo:language="cs" fo:country="CZ" officeooo:rsid="13e0289d"/>
    </style:style>
    <style:style style:name="T13" style:family="text">
      <style:text-properties fo:language="cs" fo:country="CZ" officeooo:rsid="152c27c6"/>
    </style:style>
    <style:style style:name="T14" style:family="text">
      <style:text-properties fo:language="cs" fo:country="CZ" officeooo:rsid="152df122"/>
    </style:style>
    <style:style style:name="T15" style:family="text">
      <style:text-properties fo:language="cs" fo:country="CZ" officeooo:rsid="152ec19e"/>
    </style:style>
    <style:style style:name="T16" style:family="text">
      <style:text-properties fo:language="cs" fo:country="CZ" officeooo:rsid="152ffddf"/>
    </style:style>
    <style:style style:name="T17" style:family="text">
      <style:text-properties fo:language="cs" fo:country="CZ" officeooo:rsid="17d5718d"/>
    </style:style>
    <style:style style:name="T18" style:family="text">
      <style:text-properties fo:language="cs" fo:country="CZ" officeooo:rsid="117ce4f0"/>
    </style:style>
    <style:style style:name="T19" style:family="text">
      <style:text-properties fo:language="cs" fo:country="CZ" officeooo:rsid="16bab490"/>
    </style:style>
    <style:style style:name="T20" style:family="text">
      <style:text-properties fo:language="cs" fo:country="CZ" officeooo:rsid="16b8fe94"/>
    </style:style>
    <style:style style:name="T21" style:family="text">
      <style:text-properties fo:language="cs" fo:country="CZ" officeooo:rsid="16bcab83"/>
    </style:style>
    <style:style style:name="T22" style:family="text">
      <style:text-properties fo:language="cs" fo:country="CZ" officeooo:rsid="16c01319"/>
    </style:style>
    <style:style style:name="T23" style:family="text">
      <style:text-properties fo:language="cs" fo:country="CZ" officeooo:rsid="16bf62cb"/>
    </style:style>
    <style:style style:name="T24" style:family="text">
      <style:text-properties fo:language="cs" fo:country="CZ" officeooo:rsid="16b81fd2"/>
    </style:style>
    <style:style style:name="T25" style:family="text">
      <style:text-properties fo:language="cs" fo:country="CZ" officeooo:rsid="1a22393c"/>
    </style:style>
    <style:style style:name="T26" style:family="text">
      <style:text-properties fo:language="cs" fo:country="CZ" officeooo:rsid="19c60f03"/>
    </style:style>
    <style:style style:name="T27" style:family="text">
      <style:text-properties fo:language="cs" fo:country="CZ" officeooo:rsid="1cd2eb5d"/>
    </style:style>
    <style:style style:name="T28" style:family="text">
      <style:text-properties fo:language="cs" fo:country="CZ" officeooo:rsid="19c45172"/>
    </style:style>
    <style:style style:name="T29" style:family="text">
      <style:text-properties fo:language="en" fo:country="US"/>
    </style:style>
    <style:style style:name="T30" style:family="text">
      <style:text-properties fo:language="en" fo:country="US" fo:font-style="italic" style:font-style-asian="italic" style:font-style-complex="italic"/>
    </style:style>
    <style:style style:name="T31" style:family="text">
      <style:text-properties fo:language="en" fo:country="US" fo:font-style="italic" officeooo:rsid="13b8dd40" style:font-style-asian="italic" style:font-style-complex="italic"/>
    </style:style>
    <style:style style:name="T32" style:family="text">
      <style:text-properties fo:language="en" fo:country="US" officeooo:rsid="17497bb4"/>
    </style:style>
    <style:style style:name="T33" style:family="text">
      <style:text-properties fo:language="en" fo:country="US" officeooo:rsid="17d5718d"/>
    </style:style>
    <style:style style:name="T34" style:family="text">
      <style:text-properties fo:language="en" fo:country="US" officeooo:rsid="169caf26"/>
    </style:style>
    <style:style style:name="T35" style:family="text">
      <style:text-properties fo:language="en" fo:country="US" officeooo:rsid="169903ff"/>
    </style:style>
    <style:style style:name="T36" style:family="text">
      <style:text-properties fo:language="en" fo:country="US" officeooo:rsid="19c60f03"/>
    </style:style>
    <style:style style:name="T37" style:family="text">
      <style:text-properties fo:language="en" fo:country="US" officeooo:rsid="19c45172"/>
    </style:style>
    <style:style style:name="T38" style:family="text">
      <style:text-properties fo:language="en" fo:country="US" fo:font-style="normal" fo:font-weight="bold" officeooo:rsid="19c45172" style:font-style-asian="normal" style:font-weight-asian="bold" style:font-style-complex="normal" style:font-weight-complex="bold"/>
    </style:style>
    <style:style style:name="T39" style:family="text">
      <style:text-properties officeooo:rsid="0daaf506"/>
    </style:style>
    <style:style style:name="T40" style:family="text">
      <style:text-properties officeooo:rsid="0db90857"/>
    </style:style>
    <style:style style:name="T41" style:family="text">
      <style:text-properties fo:font-style="italic" style:font-style-asian="italic" style:font-style-complex="italic"/>
    </style:style>
    <style:style style:name="T42" style:family="text">
      <style:text-properties fo:font-style="italic" officeooo:rsid="1055bdf9" style:font-style-asian="italic" style:font-style-complex="italic"/>
    </style:style>
    <style:style style:name="T43" style:family="text">
      <style:text-properties fo:font-style="italic" officeooo:rsid="1350286a" style:font-style-asian="italic" style:font-style-complex="italic"/>
    </style:style>
    <style:style style:name="T44" style:family="text">
      <style:text-properties fo:font-style="italic" officeooo:rsid="13543c70" style:font-style-asian="italic" style:font-style-complex="italic"/>
    </style:style>
    <style:style style:name="T45" style:family="text">
      <style:text-properties fo:font-style="italic" officeooo:rsid="13b8dd40" style:font-style-asian="italic" style:font-style-complex="italic"/>
    </style:style>
    <style:style style:name="T46" style:family="text">
      <style:text-properties fo:font-style="italic" officeooo:rsid="168b305e" style:font-style-asian="italic" style:font-style-complex="italic"/>
    </style:style>
    <style:style style:name="T47" style:family="text">
      <style:text-properties fo:font-style="italic" officeooo:rsid="17a2c914" style:font-style-asian="italic" style:font-style-complex="italic"/>
    </style:style>
    <style:style style:name="T48" style:family="text">
      <style:text-properties fo:font-style="italic" officeooo:rsid="114f8696" style:font-style-asian="italic" style:font-style-complex="italic"/>
    </style:style>
    <style:style style:name="T49" style:family="text">
      <style:text-properties fo:font-style="italic" officeooo:rsid="17d5718d" style:font-style-asian="italic" style:font-style-complex="italic"/>
    </style:style>
    <style:style style:name="T50" style:family="text">
      <style:text-properties fo:font-style="italic" officeooo:rsid="194f5680" style:font-style-asian="italic" style:font-style-complex="italic"/>
    </style:style>
    <style:style style:name="T51" style:family="text">
      <style:text-properties fo:font-style="italic" officeooo:rsid="12babeb0" style:font-style-asian="italic" style:font-style-complex="italic"/>
    </style:style>
    <style:style style:name="T52" style:family="text">
      <style:text-properties fo:font-style="italic" officeooo:rsid="16e8061d" style:font-style-asian="italic" style:font-style-complex="italic"/>
    </style:style>
    <style:style style:name="T53" style:family="text">
      <style:text-properties fo:font-style="italic" officeooo:rsid="12c8e721" style:font-style-asian="italic" style:font-style-complex="italic"/>
    </style:style>
    <style:style style:name="T54" style:family="text">
      <style:text-properties fo:font-style="italic" officeooo:rsid="100ecdd3" style:font-style-asian="italic" style:font-style-complex="italic"/>
    </style:style>
    <style:style style:name="T55" style:family="text">
      <style:text-properties fo:font-style="italic" officeooo:rsid="133eb7cf" style:font-style-asian="italic" style:font-style-complex="italic"/>
    </style:style>
    <style:style style:name="T56" style:family="text">
      <style:text-properties fo:font-style="italic" officeooo:rsid="0ffcf9bb" style:font-style-asian="italic" style:font-style-complex="italic"/>
    </style:style>
    <style:style style:name="T57" style:family="text">
      <style:text-properties fo:font-style="italic" officeooo:rsid="176cb349" style:font-style-asian="italic" style:font-style-complex="italic"/>
    </style:style>
    <style:style style:name="T58" style:family="text">
      <style:text-properties fo:font-style="italic" officeooo:rsid="12cdc3fe" style:font-style-asian="italic" style:font-style-complex="italic"/>
    </style:style>
    <style:style style:name="T59" style:family="text">
      <style:text-properties fo:font-style="italic" officeooo:rsid="176f54d4" style:font-style-asian="italic" style:font-style-complex="italic"/>
    </style:style>
    <style:style style:name="T60" style:family="text">
      <style:text-properties fo:font-style="italic" officeooo:rsid="175f5f18" style:font-style-asian="italic" style:font-style-complex="italic"/>
    </style:style>
    <style:style style:name="T61" style:family="text">
      <style:text-properties fo:font-style="italic" officeooo:rsid="14f4324a" style:font-style-asian="italic" style:font-style-complex="italic"/>
    </style:style>
    <style:style style:name="T62" style:family="text">
      <style:text-properties fo:font-style="italic" officeooo:rsid="14f22169" style:font-style-asian="italic" style:font-style-complex="italic"/>
    </style:style>
    <style:style style:name="T63" style:family="text">
      <style:text-properties fo:font-style="italic" officeooo:rsid="1613f4fc" style:font-style-asian="italic" style:font-style-complex="italic"/>
    </style:style>
    <style:style style:name="T64" style:family="text">
      <style:text-properties fo:font-style="italic" officeooo:rsid="16388f3e" style:font-style-asian="italic" style:font-style-complex="italic"/>
    </style:style>
    <style:style style:name="T65" style:family="text">
      <style:text-properties fo:font-style="italic" officeooo:rsid="0e5415cf" style:font-style-asian="italic" style:font-style-complex="italic"/>
    </style:style>
    <style:style style:name="T66" style:family="text">
      <style:text-properties fo:font-style="italic" officeooo:rsid="0e57359e" style:font-style-asian="italic" style:font-style-complex="italic"/>
    </style:style>
    <style:style style:name="T67" style:family="text">
      <style:text-properties fo:font-style="italic" officeooo:rsid="1628b02c" style:font-style-asian="italic" style:font-style-complex="italic"/>
    </style:style>
    <style:style style:name="T68" style:family="text">
      <style:text-properties fo:font-style="italic" officeooo:rsid="1316b74e" style:font-style-asian="italic" style:font-style-complex="italic"/>
    </style:style>
    <style:style style:name="T69" style:family="text">
      <style:text-properties fo:font-style="italic" officeooo:rsid="130c656e" style:font-style-asian="italic" style:font-style-complex="italic"/>
    </style:style>
    <style:style style:name="T70" style:family="text">
      <style:text-properties fo:font-style="italic" officeooo:rsid="0e588267" style:font-style-asian="italic" style:font-style-complex="italic"/>
    </style:style>
    <style:style style:name="T71" style:family="text">
      <style:text-properties fo:font-style="italic" officeooo:rsid="12f9d144" style:font-style-asian="italic" style:font-style-complex="italic"/>
    </style:style>
    <style:style style:name="T72" style:family="text">
      <style:text-properties officeooo:rsid="0de69035"/>
    </style:style>
    <style:style style:name="T73" style:family="text">
      <style:text-properties officeooo:rsid="0df8ab2d"/>
    </style:style>
    <style:style style:name="T74" style:family="text">
      <style:text-properties officeooo:rsid="0dfc11b1"/>
    </style:style>
    <style:style style:name="T75" style:family="text">
      <style:text-properties officeooo:rsid="0e3eae84"/>
    </style:style>
    <style:style style:name="T76" style:family="text">
      <style:text-properties officeooo:rsid="0e3fbf9d"/>
    </style:style>
    <style:style style:name="T77" style:family="text">
      <style:text-properties fo:font-style="normal" style:font-style-asian="normal" style:font-style-complex="normal"/>
    </style:style>
    <style:style style:name="T78" style:family="text">
      <style:text-properties fo:font-style="normal" officeooo:rsid="16e8061d" style:font-style-asian="normal" style:font-style-complex="normal"/>
    </style:style>
    <style:style style:name="T79" style:family="text">
      <style:text-properties fo:font-style="normal" officeooo:rsid="16e8ccbd" style:font-style-asian="normal" style:font-style-complex="normal"/>
    </style:style>
    <style:style style:name="T80" style:family="text">
      <style:text-properties fo:font-style="normal" officeooo:rsid="13601ab0" style:font-style-asian="normal" style:font-style-complex="normal"/>
    </style:style>
    <style:style style:name="T81" style:family="text">
      <style:text-properties fo:font-style="normal" officeooo:rsid="10052c70" style:font-style-asian="normal" style:font-style-complex="normal"/>
    </style:style>
    <style:style style:name="T82" style:family="text">
      <style:text-properties fo:font-style="normal" officeooo:rsid="10a3e4c9" style:font-style-asian="normal" style:font-style-complex="normal"/>
    </style:style>
    <style:style style:name="T83" style:family="text">
      <style:text-properties fo:font-style="normal" officeooo:rsid="102bef28" style:font-style-asian="normal" style:font-style-complex="normal"/>
    </style:style>
    <style:style style:name="T84" style:family="text">
      <style:text-properties fo:font-style="normal" officeooo:rsid="17712200" style:font-style-asian="normal" style:font-style-complex="normal"/>
    </style:style>
    <style:style style:name="T85" style:family="text">
      <style:text-properties fo:font-style="normal" officeooo:rsid="17806bd6" style:font-style-asian="normal" style:font-style-complex="normal"/>
    </style:style>
    <style:style style:name="T86" style:family="text">
      <style:text-properties fo:font-style="normal" officeooo:rsid="16392594" style:font-style-asian="normal" style:font-style-complex="normal"/>
    </style:style>
    <style:style style:name="T87" style:family="text">
      <style:text-properties fo:font-style="normal" officeooo:rsid="163d8142" style:font-style-asian="normal" style:font-style-complex="normal"/>
    </style:style>
    <style:style style:name="T88" style:family="text">
      <style:text-properties fo:font-style="normal" officeooo:rsid="163f6738" style:font-style-asian="normal" style:font-style-complex="normal"/>
    </style:style>
    <style:style style:name="T89" style:family="text">
      <style:text-properties fo:font-style="normal" officeooo:rsid="164140fc" style:font-style-asian="normal" style:font-style-complex="normal"/>
    </style:style>
    <style:style style:name="T90" style:family="text">
      <style:text-properties fo:font-style="normal" officeooo:rsid="130c656e" style:font-style-asian="normal" style:font-style-complex="normal"/>
    </style:style>
    <style:style style:name="T91" style:family="text">
      <style:text-properties fo:font-style="normal" officeooo:rsid="13190cfc" style:font-style-asian="normal" style:font-style-complex="normal"/>
    </style:style>
    <style:style style:name="T92" style:family="text">
      <style:text-properties fo:font-style="normal" officeooo:rsid="131ab82a" style:font-style-asian="normal" style:font-style-complex="normal"/>
    </style:style>
    <style:style style:name="T93" style:family="text">
      <style:text-properties fo:font-style="normal" officeooo:rsid="19865a9c" style:font-style-asian="normal" style:font-style-complex="normal"/>
    </style:style>
    <style:style style:name="T94" style:family="text">
      <style:text-properties fo:font-style="normal" officeooo:rsid="19f58be4" style:font-style-asian="normal" style:font-style-complex="normal"/>
    </style:style>
    <style:style style:name="T95" style:family="text">
      <style:text-properties fo:font-style="normal" fo:font-weight="normal" style:font-style-asian="normal" style:font-weight-asian="normal" style:font-style-complex="normal" style:font-weight-complex="normal"/>
    </style:style>
    <style:style style:name="T96" style:family="text">
      <style:text-properties fo:font-style="normal" fo:font-weight="normal" officeooo:rsid="16d9539c" style:font-style-asian="normal" style:font-weight-asian="normal" style:font-style-complex="normal" style:font-weight-complex="normal"/>
    </style:style>
    <style:style style:name="T97" style:family="text">
      <style:text-properties fo:font-style="normal" fo:font-weight="bold" style:font-style-asian="normal" style:font-weight-asian="bold" style:font-style-complex="normal" style:font-weight-complex="bold"/>
    </style:style>
    <style:style style:name="T98" style:family="text">
      <style:text-properties fo:font-style="normal" fo:font-weight="bold" officeooo:rsid="19865a9c" style:font-style-asian="normal" style:font-weight-asian="bold" style:font-style-complex="normal" style:font-weight-complex="bold"/>
    </style:style>
    <style:style style:name="T99" style:family="text">
      <style:text-properties officeooo:rsid="0ea24244"/>
    </style:style>
    <style:style style:name="T100" style:family="text">
      <style:text-properties officeooo:rsid="0f420648"/>
    </style:style>
    <style:style style:name="T101" style:family="text">
      <style:text-properties officeooo:rsid="10522410"/>
    </style:style>
    <style:style style:name="T102" style:family="text">
      <style:text-properties officeooo:rsid="10526c47"/>
    </style:style>
    <style:style style:name="T103" style:family="text">
      <style:text-properties officeooo:rsid="1055bdf9"/>
    </style:style>
    <style:style style:name="T104" style:family="text">
      <style:text-properties officeooo:rsid="11b4daf6"/>
    </style:style>
    <style:style style:name="T105" style:family="text">
      <style:text-properties officeooo:rsid="1350286a"/>
    </style:style>
    <style:style style:name="T106" style:family="text">
      <style:text-properties officeooo:rsid="13a83f8f"/>
    </style:style>
    <style:style style:name="T107" style:family="text">
      <style:text-properties officeooo:rsid="13adcf1e"/>
    </style:style>
    <style:style style:name="T108" style:family="text">
      <style:text-properties officeooo:rsid="13e0f31c"/>
    </style:style>
    <style:style style:name="T109" style:family="text">
      <style:text-properties officeooo:rsid="13f00e28"/>
    </style:style>
    <style:style style:name="T110" style:family="text">
      <style:text-properties officeooo:rsid="13f6a20c"/>
    </style:style>
    <style:style style:name="T111" style:family="text">
      <style:text-properties officeooo:rsid="14217196"/>
    </style:style>
    <style:style style:name="T112" style:family="text">
      <style:text-properties officeooo:rsid="142ff9f6"/>
    </style:style>
    <style:style style:name="T113" style:family="text">
      <style:text-properties officeooo:rsid="150c62ff"/>
    </style:style>
    <style:style style:name="T114" style:family="text">
      <style:text-properties officeooo:rsid="150fc6e4"/>
    </style:style>
    <style:style style:name="T115" style:family="text">
      <style:text-properties officeooo:rsid="1515b57c"/>
    </style:style>
    <style:style style:name="T116" style:family="text">
      <style:text-properties officeooo:rsid="151f6f10"/>
    </style:style>
    <style:style style:name="T117" style:family="text">
      <style:text-properties officeooo:rsid="15b56d72"/>
    </style:style>
    <style:style style:name="T118" style:family="text">
      <style:text-properties officeooo:rsid="15ec8514"/>
    </style:style>
    <style:style style:name="T119" style:family="text">
      <style:text-properties officeooo:rsid="15ef9efa"/>
    </style:style>
    <style:style style:name="T120" style:family="text">
      <style:text-properties officeooo:rsid="15f38d08"/>
    </style:style>
    <style:style style:name="T121" style:family="text">
      <style:text-properties officeooo:rsid="15f3ea2c"/>
    </style:style>
    <style:style style:name="T122" style:family="text">
      <style:text-properties officeooo:rsid="167708e6"/>
    </style:style>
    <style:style style:name="T123" style:family="text">
      <style:text-properties officeooo:rsid="1678f0c7"/>
    </style:style>
    <style:style style:name="T124" style:family="text">
      <style:text-properties officeooo:rsid="167a63d5"/>
    </style:style>
    <style:style style:name="T125" style:family="text">
      <style:text-properties officeooo:rsid="16806eb8"/>
    </style:style>
    <style:style style:name="T126" style:family="text">
      <style:text-properties officeooo:rsid="16836b82"/>
    </style:style>
    <style:style style:name="T127" style:family="text">
      <style:text-properties officeooo:rsid="1686a24e"/>
    </style:style>
    <style:style style:name="T128" style:family="text">
      <style:text-properties officeooo:rsid="1687c90e"/>
    </style:style>
    <style:style style:name="T129" style:family="text">
      <style:text-properties officeooo:rsid="16884a58"/>
    </style:style>
    <style:style style:name="T130" style:family="text">
      <style:text-properties officeooo:rsid="168b305e"/>
    </style:style>
    <style:style style:name="T131" style:family="text">
      <style:text-properties officeooo:rsid="168e6c15"/>
    </style:style>
    <style:style style:name="T132" style:family="text">
      <style:text-properties officeooo:rsid="16a7455d"/>
    </style:style>
    <style:style style:name="T133" style:family="text">
      <style:text-properties officeooo:rsid="16af2358"/>
    </style:style>
    <style:style style:name="T134" style:family="text">
      <style:text-properties officeooo:rsid="16b62936"/>
    </style:style>
    <style:style style:name="T135" style:family="text">
      <style:text-properties officeooo:rsid="16ec5a64"/>
    </style:style>
    <style:style style:name="T136" style:family="text">
      <style:text-properties officeooo:rsid="17173f5a"/>
    </style:style>
    <style:style style:name="T137" style:family="text">
      <style:text-properties officeooo:rsid="149fe941"/>
    </style:style>
    <style:style style:name="T138" style:family="text">
      <style:text-properties officeooo:rsid="149e7dea"/>
    </style:style>
    <style:style style:name="T139" style:family="text">
      <style:text-properties officeooo:rsid="179c07b1"/>
    </style:style>
    <style:style style:name="T140" style:family="text">
      <style:text-properties officeooo:rsid="179e2ccf"/>
    </style:style>
    <style:style style:name="T141" style:family="text">
      <style:text-properties officeooo:rsid="17a1c76b"/>
    </style:style>
    <style:style style:name="T142" style:family="text">
      <style:text-properties officeooo:rsid="17a2c914"/>
    </style:style>
    <style:style style:name="T143" style:family="text">
      <style:text-properties officeooo:rsid="17ccbd78"/>
    </style:style>
    <style:style style:name="T144" style:family="text">
      <style:text-properties officeooo:rsid="17cfcb2a"/>
    </style:style>
    <style:style style:name="T145" style:family="text">
      <style:text-properties officeooo:rsid="17d5718d"/>
    </style:style>
    <style:style style:name="T146" style:family="text">
      <style:text-properties officeooo:rsid="114f8696"/>
    </style:style>
    <style:style style:name="T147" style:family="text">
      <style:text-properties officeooo:rsid="11670ab8"/>
    </style:style>
    <style:style style:name="T148" style:family="text">
      <style:text-properties officeooo:rsid="1168eecd"/>
    </style:style>
    <style:style style:name="T149" style:family="text">
      <style:text-properties officeooo:rsid="134c3978"/>
    </style:style>
    <style:style style:name="T150" style:family="text">
      <style:text-properties officeooo:rsid="116b70bf"/>
    </style:style>
    <style:style style:name="T151" style:family="text">
      <style:text-properties officeooo:rsid="17d5bc80"/>
    </style:style>
    <style:style style:name="T152" style:family="text">
      <style:text-properties officeooo:rsid="0e42d72e"/>
    </style:style>
    <style:style style:name="T153" style:family="text">
      <style:text-properties officeooo:rsid="118c1b0a"/>
    </style:style>
    <style:style style:name="T154" style:family="text">
      <style:text-properties officeooo:rsid="0e11bfda"/>
    </style:style>
    <style:style style:name="T155" style:family="text">
      <style:text-properties style:text-line-through-style="solid" style:text-line-through-type="single"/>
    </style:style>
    <style:style style:name="T156" style:family="text">
      <style:text-properties style:text-line-through-style="solid" style:text-line-through-type="single" officeooo:rsid="17d5718d"/>
    </style:style>
    <style:style style:name="T157" style:family="text">
      <style:text-properties officeooo:rsid="11a66b7b"/>
    </style:style>
    <style:style style:name="T158" style:family="text">
      <style:text-properties officeooo:rsid="11a9a31c"/>
    </style:style>
    <style:style style:name="T159" style:family="text">
      <style:text-properties officeooo:rsid="11a773c2"/>
    </style:style>
    <style:style style:name="T160" style:family="text">
      <style:text-properties officeooo:rsid="11a32bbf"/>
    </style:style>
    <style:style style:name="T161" style:family="text">
      <style:text-properties officeooo:rsid="11a512aa"/>
    </style:style>
    <style:style style:name="T162" style:family="text">
      <style:text-properties officeooo:rsid="11a58977"/>
    </style:style>
    <style:style style:name="T163" style:family="text">
      <style:text-properties officeooo:rsid="183f205d"/>
    </style:style>
    <style:style style:name="T164" style:family="text">
      <style:text-properties officeooo:rsid="1324156c"/>
    </style:style>
    <style:style style:name="T165" style:family="text">
      <style:text-properties officeooo:rsid="1194850b"/>
    </style:style>
    <style:style style:name="T166" style:family="text">
      <style:text-properties officeooo:rsid="1031d69b"/>
    </style:style>
    <style:style style:name="T167" style:family="text">
      <style:text-properties officeooo:rsid="119abb0d"/>
    </style:style>
    <style:style style:name="T168" style:family="text">
      <style:text-properties officeooo:rsid="119be452"/>
    </style:style>
    <style:style style:name="T169" style:family="text">
      <style:text-properties officeooo:rsid="1197b1c3"/>
    </style:style>
    <style:style style:name="T170" style:family="text">
      <style:text-properties fo:font-weight="normal" style:font-weight-asian="normal" style:font-weight-complex="normal"/>
    </style:style>
    <style:style style:name="T171" style:family="text">
      <style:text-properties fo:font-weight="normal" officeooo:rsid="10005886" style:font-weight-asian="normal" style:font-weight-complex="normal"/>
    </style:style>
    <style:style style:name="T172" style:family="text">
      <style:text-properties fo:font-weight="normal" officeooo:rsid="15034e2a" style:font-weight-asian="normal" style:font-weight-complex="normal"/>
    </style:style>
    <style:style style:name="T173" style:family="text">
      <style:text-properties fo:font-weight="normal" officeooo:rsid="16d9539c" style:font-weight-asian="normal" style:font-weight-complex="normal"/>
    </style:style>
    <style:style style:name="T174" style:family="text">
      <style:text-properties fo:font-weight="normal" officeooo:rsid="19865a9c" style:font-weight-asian="normal" style:font-weight-complex="normal"/>
    </style:style>
    <style:style style:name="T175" style:family="text">
      <style:text-properties fo:font-weight="normal" officeooo:rsid="19b8ec18" style:font-weight-asian="normal" style:font-weight-complex="normal"/>
    </style:style>
    <style:style style:name="T176" style:family="text">
      <style:text-properties officeooo:rsid="16d9539c"/>
    </style:style>
    <style:style style:name="T177" style:family="text">
      <style:text-properties officeooo:rsid="16d80ca4"/>
    </style:style>
    <style:style style:name="T178" style:family="text">
      <style:text-properties officeooo:rsid="16dc47e3"/>
    </style:style>
    <style:style style:name="T179" style:family="text">
      <style:text-properties officeooo:rsid="16dd810b"/>
    </style:style>
    <style:style style:name="T180" style:family="text">
      <style:text-properties officeooo:rsid="1992cb5f"/>
    </style:style>
    <style:style style:name="T181" style:family="text">
      <style:text-properties officeooo:rsid="12babeb0"/>
    </style:style>
    <style:style style:name="T182" style:family="text">
      <style:text-properties officeooo:rsid="12c0715a"/>
    </style:style>
    <style:style style:name="T183" style:family="text">
      <style:text-properties officeooo:rsid="17de393d"/>
    </style:style>
    <style:style style:name="T184" style:family="text">
      <style:text-properties officeooo:rsid="132e4739"/>
    </style:style>
    <style:style style:name="T185" style:family="text">
      <style:text-properties officeooo:rsid="12c8e721"/>
    </style:style>
    <style:style style:name="T186" style:family="text">
      <style:text-properties officeooo:rsid="1290f15f"/>
    </style:style>
    <style:style style:name="T187" style:family="text">
      <style:text-properties officeooo:rsid="12870299"/>
    </style:style>
    <style:style style:name="T188" style:family="text">
      <style:text-properties officeooo:rsid="12946351"/>
    </style:style>
    <style:style style:name="T189" style:family="text">
      <style:text-properties officeooo:rsid="129ac5b4"/>
    </style:style>
    <style:style style:name="T190" style:family="text">
      <style:text-properties officeooo:rsid="1336b90f"/>
    </style:style>
    <style:style style:name="T191" style:family="text">
      <style:text-properties officeooo:rsid="13321448"/>
    </style:style>
    <style:style style:name="T192" style:family="text">
      <style:text-properties officeooo:rsid="128fffe4"/>
    </style:style>
    <style:style style:name="T193" style:family="text">
      <style:text-properties officeooo:rsid="1289a118"/>
    </style:style>
    <style:style style:name="T194" style:family="text">
      <style:text-properties officeooo:rsid="138a25f7"/>
    </style:style>
    <style:style style:name="T195" style:family="text">
      <style:text-properties officeooo:rsid="0ee1a442"/>
    </style:style>
    <style:style style:name="T196" style:family="text">
      <style:text-properties officeooo:rsid="0fff1fb8"/>
    </style:style>
    <style:style style:name="T197" style:family="text">
      <style:text-properties officeooo:rsid="100ecdd3"/>
    </style:style>
    <style:style style:name="T198" style:family="text">
      <style:text-properties fo:font-weight="bold" style:font-weight-asian="bold" style:font-weight-complex="bold"/>
    </style:style>
    <style:style style:name="T199" style:family="text">
      <style:text-properties fo:font-weight="bold" officeooo:rsid="100ecdd3" style:font-weight-asian="bold" style:font-weight-complex="bold"/>
    </style:style>
    <style:style style:name="T200" style:family="text">
      <style:text-properties fo:font-weight="bold" officeooo:rsid="153539a5" style:font-weight-asian="bold" style:font-weight-complex="bold"/>
    </style:style>
    <style:style style:name="T201" style:family="text">
      <style:text-properties fo:font-weight="bold" officeooo:rsid="19865a9c" style:font-weight-asian="bold" style:font-weight-complex="bold"/>
    </style:style>
    <style:style style:name="T202" style:family="text">
      <style:text-properties officeooo:rsid="127adb28"/>
    </style:style>
    <style:style style:name="T203" style:family="text">
      <style:text-properties officeooo:rsid="127c7170"/>
    </style:style>
    <style:style style:name="T204" style:family="text">
      <style:text-properties officeooo:rsid="0ff85820"/>
    </style:style>
    <style:style style:name="T205" style:family="text">
      <style:text-properties officeooo:rsid="10777115"/>
    </style:style>
    <style:style style:name="T206" style:family="text">
      <style:text-properties officeooo:rsid="10084baa"/>
    </style:style>
    <style:style style:name="T207" style:family="text">
      <style:text-properties officeooo:rsid="133d1bfa"/>
    </style:style>
    <style:style style:name="T208" style:family="text">
      <style:text-properties officeooo:rsid="0ff9df27"/>
    </style:style>
    <style:style style:name="T209" style:family="text">
      <style:text-properties officeooo:rsid="1736c092"/>
    </style:style>
    <style:style style:name="T210" style:family="text">
      <style:text-properties officeooo:rsid="1787346d"/>
    </style:style>
    <style:style style:name="T211" style:family="text">
      <style:text-properties officeooo:rsid="17039534"/>
    </style:style>
    <style:style style:name="T212" style:family="text">
      <style:text-properties officeooo:rsid="17029e01"/>
    </style:style>
    <style:style style:name="T213" style:family="text">
      <style:text-properties fo:color="#c3b346"/>
    </style:style>
    <style:style style:name="T214" style:family="text">
      <style:text-properties officeooo:rsid="177f1be8"/>
    </style:style>
    <style:style style:name="T215" style:family="text">
      <style:text-properties officeooo:rsid="17803e14"/>
    </style:style>
    <style:style style:name="T216" style:family="text">
      <style:text-properties officeooo:rsid="177977b7"/>
    </style:style>
    <style:style style:name="T217" style:family="text">
      <style:text-properties officeooo:rsid="176cb349"/>
    </style:style>
    <style:style style:name="T218" style:family="text">
      <style:text-properties officeooo:rsid="12cdc3fe"/>
    </style:style>
    <style:style style:name="T219" style:family="text">
      <style:text-properties officeooo:rsid="17797c87"/>
    </style:style>
    <style:style style:name="T220" style:family="text">
      <style:text-properties officeooo:rsid="177a81fc"/>
    </style:style>
    <style:style style:name="T221" style:family="text">
      <style:text-properties officeooo:rsid="176f2ef9"/>
    </style:style>
    <style:style style:name="T222" style:family="text">
      <style:text-properties officeooo:rsid="176f54d4"/>
    </style:style>
    <style:style style:name="T223" style:family="text">
      <style:text-properties officeooo:rsid="17843d56"/>
    </style:style>
    <style:style style:name="T224" style:family="text">
      <style:text-properties officeooo:rsid="177d5b8e"/>
    </style:style>
    <style:style style:name="T225" style:family="text">
      <style:text-properties officeooo:rsid="177333f9"/>
    </style:style>
    <style:style style:name="T226" style:family="text">
      <style:text-properties officeooo:rsid="177e6ce5"/>
    </style:style>
    <style:style style:name="T227" style:family="text">
      <style:text-properties officeooo:rsid="17759a9f"/>
    </style:style>
    <style:style style:name="T228" style:family="text">
      <style:text-properties style:text-line-through-style="none" style:text-line-through-type="none" fo:font-style="italic" style:font-style-asian="italic" style:font-style-complex="italic"/>
    </style:style>
    <style:style style:name="T229" style:family="text">
      <style:text-properties officeooo:rsid="1772b428"/>
    </style:style>
    <style:style style:name="T230" style:family="text">
      <style:text-properties officeooo:rsid="1777c1d8"/>
    </style:style>
    <style:style style:name="T231" style:family="text">
      <style:text-properties officeooo:rsid="1759e643"/>
    </style:style>
    <style:style style:name="T232" style:family="text">
      <style:text-properties officeooo:rsid="175de963"/>
    </style:style>
    <style:style style:name="T233" style:family="text">
      <style:text-properties officeooo:rsid="175f5f18"/>
    </style:style>
    <style:style style:name="T234" style:family="text">
      <style:text-properties officeooo:rsid="176abc48"/>
    </style:style>
    <style:style style:name="T235" style:family="text">
      <style:text-properties officeooo:rsid="1a2657e8"/>
    </style:style>
    <style:style style:name="T236" style:family="text">
      <style:text-properties officeooo:rsid="1a1bb511"/>
    </style:style>
    <style:style style:name="T237" style:family="text">
      <style:text-properties officeooo:rsid="14ea2b82"/>
    </style:style>
    <style:style style:name="T238" style:family="text">
      <style:text-properties officeooo:rsid="153539a5"/>
    </style:style>
    <style:style style:name="T239" style:family="text">
      <style:text-properties officeooo:rsid="14f4324a"/>
    </style:style>
    <style:style style:name="T240" style:family="text">
      <style:text-properties officeooo:rsid="154d35df"/>
    </style:style>
    <style:style style:name="T241" style:family="text">
      <style:text-properties officeooo:rsid="14e9e129"/>
    </style:style>
    <style:style style:name="T242" style:family="text">
      <style:text-properties officeooo:rsid="1613f4fc"/>
    </style:style>
    <style:style style:name="T243" style:family="text">
      <style:text-properties officeooo:rsid="1618951c"/>
    </style:style>
    <style:style style:name="T244" style:family="text">
      <style:text-properties officeooo:rsid="1628b066"/>
    </style:style>
    <style:style style:name="T245" style:family="text">
      <style:text-properties officeooo:rsid="164875a4"/>
    </style:style>
    <style:style style:name="T246" style:family="text">
      <style:text-properties officeooo:rsid="1621ff56"/>
    </style:style>
    <style:style style:name="T247" style:family="text">
      <style:text-properties officeooo:rsid="1627e143"/>
    </style:style>
    <style:style style:name="T248" style:family="text">
      <style:text-properties officeooo:rsid="1641d3fa"/>
    </style:style>
    <style:style style:name="T249" style:family="text">
      <style:text-properties officeooo:rsid="16388f3e"/>
    </style:style>
    <style:style style:name="T250" style:family="text">
      <style:text-properties officeooo:rsid="1637f56f"/>
    </style:style>
    <style:style style:name="T251" style:family="text">
      <style:text-properties fo:color="#6482ff" fo:language="cs" fo:country="CZ"/>
    </style:style>
    <style:style style:name="T252" style:family="text">
      <style:text-properties officeooo:rsid="0e5415cf"/>
    </style:style>
    <style:style style:name="T253" style:family="text">
      <style:text-properties officeooo:rsid="13203505"/>
    </style:style>
    <style:style style:name="T254" style:family="text">
      <style:text-properties officeooo:rsid="13056fbe"/>
    </style:style>
    <style:style style:name="T255" style:family="text">
      <style:text-properties officeooo:rsid="0e31fe09"/>
    </style:style>
    <style:style style:name="T256" style:family="text">
      <style:text-properties officeooo:rsid="14a25c7d"/>
    </style:style>
    <style:style style:name="T257" style:family="text">
      <style:text-properties officeooo:rsid="12ff6818"/>
    </style:style>
    <style:style style:name="T258" style:family="text">
      <style:text-properties officeooo:rsid="0e57359e"/>
    </style:style>
    <style:style style:name="T259" style:family="text">
      <style:text-properties officeooo:rsid="130225bd"/>
    </style:style>
    <style:style style:name="T260" style:family="text">
      <style:text-properties officeooo:rsid="1628b02c"/>
    </style:style>
    <style:style style:name="T261" style:family="text">
      <style:text-properties officeooo:rsid="1316b74e"/>
    </style:style>
    <style:style style:name="T262" style:family="text">
      <style:text-properties officeooo:rsid="13078e5a"/>
    </style:style>
    <style:style style:name="T263" style:family="text">
      <style:text-properties officeooo:rsid="130c656e"/>
    </style:style>
    <style:style style:name="T264" style:family="text">
      <style:text-properties officeooo:rsid="13143427"/>
    </style:style>
    <style:style style:name="T265" style:family="text">
      <style:text-properties officeooo:rsid="1314535b"/>
    </style:style>
    <style:style style:name="T266" style:family="text">
      <style:text-properties officeooo:rsid="130fbe29"/>
    </style:style>
    <style:style style:name="T267" style:family="text">
      <style:text-properties officeooo:rsid="17b94830"/>
    </style:style>
    <style:style style:name="T268" style:family="text">
      <style:text-properties officeooo:rsid="172618d7"/>
    </style:style>
    <style:style style:name="T269" style:family="text">
      <style:text-properties officeooo:rsid="17244f32"/>
    </style:style>
    <style:style style:name="T270" style:family="text">
      <style:text-properties officeooo:rsid="1727cac4"/>
    </style:style>
    <style:style style:name="T271" style:family="text">
      <style:text-properties officeooo:rsid="17280bd0"/>
    </style:style>
    <style:style style:name="T272" style:family="text">
      <style:text-properties officeooo:rsid="0e588267"/>
    </style:style>
    <style:style style:name="T273" style:family="text">
      <style:text-properties officeooo:rsid="12f9d144"/>
    </style:style>
    <style:style style:name="T274" style:family="text">
      <style:text-properties officeooo:rsid="17fabaa6"/>
    </style:style>
    <style:style style:name="T275" style:family="text">
      <style:text-properties officeooo:rsid="1c528eb4"/>
    </style:style>
    <style:style style:name="T276" style:family="text">
      <style:text-properties officeooo:rsid="1d939511"/>
    </style:style>
    <style:style style:name="T277" style:family="text">
      <style:text-properties officeooo:rsid="1e126087"/>
    </style:style>
    <style:style style:name="T278" style:family="text">
      <style:text-properties officeooo:rsid="1c7d39e0"/>
    </style:style>
    <style:style style:name="T279" style:family="text">
      <style:text-properties officeooo:rsid="1d70e78c"/>
    </style:style>
    <style:style style:name="T280" style:family="text">
      <style:text-properties officeooo:rsid="1d715521"/>
    </style:style>
    <style:style style:name="T281" style:family="text">
      <style:text-properties officeooo:rsid="1c8cf8f5"/>
    </style:style>
    <style:style style:name="T282" style:family="text">
      <style:text-properties officeooo:rsid="1c8b451c"/>
    </style:style>
    <style:style style:name="T283" style:family="text">
      <style:text-properties officeooo:rsid="1df95287"/>
    </style:style>
    <style:style style:name="T284" style:family="text">
      <style:text-properties officeooo:rsid="1d7176b2"/>
    </style:style>
    <style:style style:name="T285" style:family="text">
      <style:text-properties officeooo:rsid="1de9bcd9"/>
    </style:style>
    <style:style style:name="T286" style:family="text">
      <style:text-properties officeooo:rsid="1d72e1f1"/>
    </style:style>
    <style:style style:name="T287" style:family="text">
      <style:text-properties officeooo:rsid="1e5d04c9"/>
    </style:style>
    <style:style style:name="T288" style:family="text">
      <style:text-properties officeooo:rsid="19c60f03"/>
    </style:style>
    <style:style style:name="T289" style:family="text">
      <style:text-properties officeooo:rsid="19865a9c"/>
    </style:style>
    <style:style style:name="T290" style:family="text">
      <style:text-properties officeooo:rsid="19e192e7"/>
    </style:style>
    <style:style style:name="T291" style:family="text">
      <style:text-properties officeooo:rsid="19c45172"/>
    </style:style>
    <style:style style:name="T292"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3" text:outline-level="1">TODO:</text:h>
      <text:list xml:id="list1076987058" text:style-name="L1">
        <text:list-item>
          <text:p text:style-name="P159">Výběr plavání nebo čtení a psaní</text:p>
          <text:list>
            <text:list-item>
              <text:p text:style-name="P159">Automaticky podle povolání: písař umí číst a psát, ostatní umí plavat.</text:p>
            </text:list-item>
            <text:list-item>
              <text:p text:style-name="P160">Plavání nemusím řešit v dungeonech, kde se neplave (a čtení a psaní nemusím řešit vůbec).</text:p>
            </text:list-item>
          </text:list>
        </text:list-item>
        <text:list-item>
          <text:p text:style-name="P161">Do kapitoly pro Pána jeskyně: <text:span text:style-name="T136">Jak se řeší různý počet postav a to, že jsou na jiné než předpokládané úrovni.</text:span></text:p>
          <text:list>
            <text:list-header>
              <text:p text:style-name="P158">TODO: <text:span text:style-name="T138">Zmínit hru s postavami na vyšších úrovních – víc goblinů, sochy méně poškozené, víc pavouků (možná na to udělat orientační tabulku – respektive spíš mít takovou tabulku u každého encounteru).</text:span></text:p>
              <text:p text:style-name="P162">- stejný problém je asi s počtem hráčů</text:p>
              <text:list>
                <text:list-item>
                  <text:p text:style-name="P163">- neposiluj protivníky, goblin by měl zůstat pořád stejně silný nehledě na to, jakou mají postavy úroveň. <text:span text:style-name="T137">Víc protivníků je ok = hráči si vychutnají sílu svých postav. /* Tohle by taky asi mělo bejt spíš v pravidlech */</text:span></text:p>
                </text:list-item>
              </text:list>
            </text:list-header>
          </text:list>
        </text:list-item>
        <text:list-item>
          <text:p text:style-name="P164">Terminologie:</text:p>
          <text:list>
            <text:list-item>
              <text:p text:style-name="P164">Kouzla a předměty se <text:span text:style-name="T41">aktivují</text:span> (což trvá minutu).</text:p>
            </text:list-item>
            <text:list-item>
              <text:p text:style-name="P164">Kouzla mají <text:span text:style-name="T41">sesílací formuli</text:span> – seslání kouzla předmět deaktivuje, <text:span text:style-name="T129">před dalším použitím je tudíž nutné kouzlo aktivovat znovu</text:span>.</text:p>
            </text:list-item>
            <text:list-item>
              <text:p text:style-name="P164">Předměty mají s<text:span text:style-name="T41">pouštěcí formuli</text:span> – spuštění efektu <text:span text:style-name="T128">předmětu</text:span> předmět nedea<text:span text:style-name="T131">k</text:span>tivuje.</text:p>
            </text:list-item>
          </text:list>
        </text:list-item>
        <text:list-item>
          <text:p text:style-name="P165"><text:soft-page-break/>Poznámka k deaktivaci: Asi by neměla vyžadovat extra formuli, ať není přeformulováno, je ale potřeba se předmětu dotknout <text:span text:style-name="T130">a mohlo by to zabrat 1 kolo </text:span><text:span text:style-name="T46">soustředění</text:span><text:span text:style-name="T130">.</text:span></text:p>
        </text:list-item>
        <text:list-item>
          <text:p text:style-name="P166">TODO: Možná bych u zraňujících jedů mohl zrušit působení. Budou pak sice snáze léčitelné, <text:span text:style-name="T143">ale zato se zjednoduší pravidla. U jedů s extra účinky (slepota, paralýza a podobně má působení pořád smysl (a není ho třeba vysvětlovat).</text:span></text:p>
          <text:list>
            <text:list-item>
              <text:p text:style-name="P167">Paralýza, slepota a podobně by asi mělo být vážné zranění (vázané na dobu působení jedu).</text:p>
              <text:list>
                <text:list-item>
                  <text:p text:style-name="P167">Nebo prostě nerezistnutelný efekt? Otázka je, jestli paralytický jed má brát hpčka (asi jo – <text:span text:style-name="T144">na druhou stranu když přestane působit, tak je pak cíl zas celkem použitelnej. Ale to může představovat výsledek, kdy mu jed nesebral celou kondici</text:span>). <text:span text:style-name="T144">Co nějakej slzák?</text:span></text:p>
                </text:list-item>
                <text:list-item>
                  <text:p text:style-name="P168">Vázat to na vážné zranění má výhodu v tom, že pak bude automaticky fungovat first aid (sníží zranění, tzn. může zabránit tomu, aby to bylo vážné zranění).</text:p>
                </text:list-item>
              </text:list>
            </text:list-item>
          </text:list>
        </text:list-item>
        <text:list-item>
          <text:p text:style-name="P169">TODO: Chtělo by to upřesnit, kdy jde znovu použít <text:span text:style-name="T41">uzdrav lehká zranění</text:span>: Znovu jde použít až poté, co se pacientova kondice doplní do maxima.</text:p>
        </text:list-item>
        <text:list-item>
          <text:p text:style-name="P110">ODO: Kondici říkat spíš Výdrž. <text:span text:style-name="T141">A zraněním jen „zranění“ (nikoliv vážná).</text:span></text:p>
          <text:list>
            <text:list-item>
              <text:p text:style-name="P170"><text:span text:style-name="T142">K</text:span>ouzlo <text:span text:style-name="T41">uzdrav lehká zranění</text:span> <text:span text:style-name="T142">přejmenovat na </text:span><text:span text:style-name="T47">obnovu sil</text:span>.</text:p>
            </text:list-item>
            <text:list-item>
              <text:p text:style-name="P171"><text:span text:style-name="T41">Léčivý lektvar</text:span> přejmenovat na <text:span text:style-name="T41">lektvar vitality</text:span>.</text:p>
            </text:list-item>
            <text:list-item>
              <text:p text:style-name="P171"><text:span text:style-name="T41">Hojivý rituál</text:span> přejmenovat na <text:span text:style-name="T41">léčivý rituál</text:span>.</text:p>
            </text:list-item>
            <text:list-item>
              <text:p text:style-name="P171"><text:soft-page-break/>Zavést léčivý lektvar, který bude léčit přes noc léčit zranění.</text:p>
            </text:list-item>
            <text:list-item>
              <text:p text:style-name="P171">Zrušit z Opuštěné pevnosti hojivý rituál a dát tam jen léčivý lektvar. A možná nějakou mast na popáleniny.</text:p>
            </text:list-item>
          </text:list>
          <text:p text:style-name="P184">Tak ne, kašlat na to. Nedávala by pak smysl dotka z ohně a takové věci. Navíc healy jsou fajn.</text:p>
          <text:list text:continue-numbering="true">
            <text:list-item>
              <text:p text:style-name="P184">Pořád ale stojí za zvážení, jestli místo <text:span text:style-name="T41">hojivého rituálu</text:span> (který by se mohl jmenovat spíš <text:span text:style-name="T41">rituál regenerace</text:span><text:span text:style-name="T77"> nedat regenerační lektvar, nebo tak něco (a nenechat hojivý rituál do vysokolevelovějších dungeonů).</text:span></text:p>
            </text:list-item>
          </text:list>
        </text:list-item>
        <text:list-item>
          <text:p text:style-name="P185">Většina magických předmětů nepotřebuje identifikaci – jakmile je do ruky vezme někdo magicky aktivní, tak ví, co dělají.</text:p>
        </text:list-item>
        <text:list-item>
          <text:p text:style-name="P186">Orkský štít je čistě od Síly, normální štít je Sil nebo Fin (na kartách to tak mám, jen si to připomínám).</text:p>
          <text:list>
            <text:list-item>
              <text:p text:style-name="P185">Některé předměty mají ale vlastnost<text:span text:style-name="T139">i </text:span>maskovan<text:span text:style-name="T139">é (ať už všechny nebo jen některé) a je třeba je objevit jinou cestou.</text:span></text:p>
            </text:list-item>
            <text:list-item>
              <text:p text:style-name="P185">„<text:span text:style-name="T140">Automatická identifikace“ se týká i lektvarů.</text:span></text:p>
            </text:list-item>
            <text:list-item>
              <text:p text:style-name="P187">Orské a goblinské předměty tuhle funkci nemají.</text:p>
            </text:list-item>
          </text:list>
        </text:list-item>
        <text:list-item>
          <text:p text:style-name="P188">TODO: Udělat z meče těžkou zbraň (lehké budou různé dýky a tak).<text:line-break/><text:span text:style-name="T32">[done]</text:span></text:p>
        </text:list-item>
        <text:list-item>
          <text:p text:style-name="P188">TODO: Jen jeden štít (s +1 proti střelbě).<text:line-break/> <text:span text:style-name="T32">[done]</text:span></text:p>
        </text:list-item>
        <text:list-item>
          <text:p text:style-name="P189">Do kapitoly pro Pána jeskyně: Jak postavy přijdou na to, jak fungují magické předměty.</text:p>
        </text:list-item>
        <text:list-item>
          <text:p text:style-name="P194"><text:soft-page-break/>Zranění kouzel by se možná mohlo házet úspěchově <text:span text:style-name="T135">(házet 1-6 kostek by mohlo být ok).</text:span></text:p>
          <text:list>
            <text:list-item>
              <text:p text:style-name="P195">Zapisovat by se to mohlo: 2/3kZ (kostky Zranění).</text:p>
            </text:list-item>
          </text:list>
          <text:p text:style-name="P196">TODO: Jo, do tohohle půjdu.</text:p>
          <text:list text:continue-numbering="true">
            <text:list-item>
              <text:p text:style-name="P190">Tzn. předělat kouzla (a karty kouzel).</text:p>
            </text:list-item>
          </text:list>
        </text:list-item>
        <text:list-item>
          <text:p text:style-name="P172">Psát typ útoku u zbraní (bod, sek, drcení)</text:p>
          <text:list>
            <text:list-item>
              <text:list>
                <text:list-item>
                  <text:p text:style-name="P197">Sakra tohle je asi blbost – to si mohou hráči odvodit z toho, jak zbraň vypadá (zvlášť když budu mít karty). <text:span text:style-name="T134">Je to tudíž zbytečnej informační clutter.</text:span></text:p>
                </text:list-item>
                <text:list-item>
                  <text:p text:style-name="P198">TODO: Zase to zrušit (z karet i z ceníku).</text:p>
                </text:list-item>
              </text:list>
            </text:list-item>
            <text:list-item>
              <text:p text:style-name="P172">Dát to na karty</text:p>
            </text:list-item>
            <text:list-item>
              <text:p text:style-name="P173"><text:span text:style-name="T133">Dát to do pravidel (stačí do ceníku, seznam základní výbavy nebude)</text:span>.</text:p>
              <text:list>
                <text:list-item>
                  <text:p text:style-name="P174">Možná se vykašlat na extra sloupec a psát to do závorky za parametry (jako na kartách).</text:p>
                </text:list-item>
              </text:list>
            </text:list-item>
            <text:list-item>
              <text:p text:style-name="P172">Dát to na karty postav.</text:p>
            </text:list-item>
          </text:list>
        </text:list-item>
        <text:list-item>
          <text:p text:style-name="P199">Kouzla by asi neměla kostku nad 1k6 (možná 1k8, ale víc asi fakt ne). 1k10 dává fakt velkou šanci na oneshot.</text:p>
        </text:list-item>
        <text:list-item>
          <text:p text:style-name="P200">Postavy budou začínat na nulté úrovni (což stačí napsat jen do pravidla o levelování, nikde jinde to zminovat nemusím)</text:p>
          <text:list>
            <text:list-item>
              <text:p text:style-name="P200">Výhody:</text:p>
              <text:list>
                <text:list-item>
                  <text:p text:style-name="P200"><text:span text:style-name="T132">R</text:span>ychlejší tvorba postavy (nebude potřeba vysvětlovat, to jsou zač <text:span text:style-name="T145">vlastnosti</text:span>, ubude další customizační krok – zbyde z toho opravdu jen výběr <text:span text:style-name="T132">rasy a</text:span> povolání).</text:p>
                </text:list-item>
              </text:list>
            </text:list-item>
            <text:list-item>
              <text:p text:style-name="P201"><text:soft-page-break/><text:span text:style-name="T32">TODO: Zvážit, jestli tomu říkat nultá úroveň, nebo první s tím, že první zvýšení </text:span><text:span text:style-name="T33">vlastností</text:span><text:span text:style-name="T32"> bude až při přechodu na druhou.</text:span></text:p>
            </text:list-item>
          </text:list>
        </text:list-item>
        <text:list-item>
          <text:p text:style-name="P202">Lehká zbroj by asi neměla dávat postih na střelbu z luku.</text:p>
          <text:list>
            <text:list-item>
              <text:p text:style-name="P202">Takže buď přidat druhou kategorii postihů (na střelbu)</text:p>
            </text:list-item>
            <text:list-item>
              <text:p text:style-name="P202">Nebo dát lehké zbroje bez postihu a těžké s -1.</text:p>
              <text:list>
                <text:list-item>
                  <text:p text:style-name="P202">To by znamenalo, že thiefové a lučištníci budou nosit lehkou zbroj.</text:p>
                </text:list-item>
              </text:list>
            </text:list-item>
            <text:list-item>
              <text:p text:style-name="P203">Nebo zrušit postih na střelbu a nechat ho jen na kouzlení a plížení.</text:p>
              <text:list>
                <text:list-item>
                  <text:p text:style-name="P204"><text:span text:style-name="T32">To je asi nejlepší řešení. </text:span><text:span text:style-name="T34">Lučištník s těžkou zbrojí je sice divnej, ale v zásadě je to jen o penězích.</text:span></text:p>
                </text:list-item>
              </text:list>
            </text:list-item>
          </text:list>
        </text:list-item>
        <text:list-item>
          <text:p text:style-name="P205">Sloučit lehké a střední zbraně, takže budou jen „lehké“ a „těžké“ (a střelné).</text:p>
          <text:list>
            <text:list-item>
              <text:p text:style-name="P206"><text:span text:style-name="T34">U lehkých i těžkých si teď jde vybrat mezi Silou a Finesou, takže není důvod mít na to dvě kategorie. </text:span><text:span text:style-name="T35">Sloučení</text:span><text:span text:style-name="T34"> </text:span><text:span text:style-name="T35">z</text:span><text:span text:style-name="T34">jednoduší formulaci některých pravidel.</text:span></text:p>
            </text:list-item>
          </text:list>
        </text:list-item>
        <text:list-item>
          <text:p text:style-name="P207">Identifikace kouzel a magických předmětů</text:p>
          <text:list>
            <text:list-item>
              <text:p text:style-name="P207">Asi by měla existovat identifikovaná a neidentifikované verze karet? <text:span text:style-name="T118">(Aby pak za těch karet nebylo moc, už takhle se mi dost množej).</text:span></text:p>
            </text:list-item>
            <text:list-item>
              <text:p text:style-name="P208">Nebo karta s předmětem a k ní svitek s popisem? (To by bylo dost nešikovný).</text:p>
            </text:list-item>
            <text:list-item>
              <text:p text:style-name="P209">Nebo možná na jedn<text:span text:style-name="T121">é</text:span> straně karty jen předmět (obrázek a to, co je na něm vidět) a na druhé popis? <text:span text:style-name="T119">(To se mi bude dost blbě vyrábět…)</text:span></text:p>
              <text:list>
                <text:list-item>
                  <text:p text:style-name="P210"><text:soft-page-break/>Dalo by to rozhodně víc místa na pravidla, <text:span text:style-name="T120">případně na různé powery.</text:span></text:p>
                </text:list-item>
              </text:list>
            </text:list-item>
          </text:list>
        </text:list-item>
        <text:list-item>
          <text:p text:style-name="P211">Bylo by <text:span text:style-name="T127">asi</text:span> fajn omezit kouzlo <text:span text:style-name="T41">Uzdrav lehká zranění</text:span>, aby se tím nedalo doléčovat do full.</text:p>
          <text:list>
            <text:list-item>
              <text:p text:style-name="P212">Asi by dávalo smysl, aby šlo na každou sadu zranění použít jen jednou, ale asi nepůjde dost dobře sledovat, co jsem už vyléčil a co tudíž vyléčit nepůjde.</text:p>
            </text:list-item>
            <text:list-item>
              <text:p text:style-name="P213">Pak by asi taky šlo omezit četnost – např. že na jednu osobu působí jen jednou za hodinu. <text:span text:style-name="T122">To by asi fungovalo, ale je to takové umělé a navíc to zamezí léčit v boji stejnou postavu dvakrát (což ale možná není od věci).</text:span></text:p>
              <text:list>
                <text:list-item>
                  <text:p text:style-name="P214">Tohle by bylo <text:span text:style-name="T123">celkem</text:span> fajn v tom, že by mělo smysl nemagické ošetřování – <text:span text:style-name="T124">kouzlo jednak nemusí healnout do full a navíc pokud bylo použito v boji, tak dotyčný mohl dostat další zranění, která už nejde vyyléčit, protože běží cooldown.</text:span></text:p>
                </text:list-item>
                <text:list-item>
                  <text:p text:style-name="P215">Nevýhoda je, že postavy budou muset hodinu čekat, než se pustěj do dalšího boje – jinak by nemohly léčit.</text:p>
                </text:list-item>
              </text:list>
            </text:list-item>
            <text:list-item>
              <text:p text:style-name="P216">Další varianta: Kouzlo nejde hned zopakovat, pokud nedoléčilo do full.</text:p>
              <text:list>
                <text:list-item>
                  <text:p text:style-name="P217">Tohle zní zajímavě – zabrání to mimo jiné hpčkové houpačce v boji (když někoho zvednu ze záporných hpček, tak už ho nejspíš nebudu moci healnout znovu), na druhou stranu to dělá už omezení na 1 aktivovaný healing spell.</text:p>
                </text:list-item>
                <text:list-item>
                  <text:p text:style-name="P217">Je to poněkud neintuitivní.</text:p>
                </text:list-item>
              </text:list>
            </text:list-item>
            <text:list-item>
              <text:p text:style-name="P218">Taky by se mohlo dýl aktivovat – třeba 10 minut.</text:p>
              <text:list>
                <text:list-item>
                  <text:p text:style-name="P219"><text:soft-page-break/>To není až tolik, aby byla pruda počkat před dalším bojem, ale je to dost, aby stálo za to zranění ošetřit i nemagicky – protože co kdyby se v těch 10 minutách něco stalo.</text:p>
                  <text:list>
                    <text:list-item>
                      <text:p text:style-name="P219">Na druhou stranu to se může stát asi i v minutě. <text:span text:style-name="T125">A když bude chtít léčitel reaktivovat i další kouzla, tak se z toho rázem stane několik minut, kdy buď bude mít kouzla, nebo vyléčí družinu…</text:span></text:p>
                    </text:list-item>
                    <text:list-item>
                      <text:p text:style-name="P220">Taky můžu zvednout délku aktivace čehokoliv třeba na 5 minut, <text:span text:style-name="T126">pak to bude naskakovat ještě rychlejš (i když to asi není potřeba).</text:span></text:p>
                    </text:list-item>
                  </text:list>
                </text:list-item>
              </text:list>
            </text:list-item>
          </text:list>
        </text:list-item>
        <text:list-item>
          <text:p text:style-name="P191">Zvážit limit na počet přibindovaných itemů podle Duše místo podle úrovně</text:p>
        </text:list-item>
      </text:list>
      <text:h text:style-name="P111" text:outline-level="1">Tvorba postavy</text:h>
      <text:p text:style-name="P35">** Po staru:</text:p>
      <text:list xml:id="list38984164" text:style-name="L2">
        <text:list-item>
          <text:p text:style-name="P221">Zvol si své předchozí povolání</text:p>
        </text:list-item>
        <text:list-item>
          <text:p text:style-name="P222">Vyber <text:span text:style-name="T100">si</text:span> rasu</text:p>
        </text:list-item>
        <text:list-item>
          <text:p text:style-name="P224">Urči <text:span text:style-name="T145">vlastnosti</text:span></text:p>
        </text:list-item>
      </text:list>
      <text:list xml:id="list4181485543" text:style-name="L3">
        <text:list-item>
          <text:list>
            <text:list-item>
              <text:p text:style-name="P225"><text:span text:style-name="T106">Opiš si</text:span> <text:span text:style-name="T145">vlastnosti</text:span> <text:span text:style-name="T106">své</text:span> rasy</text:p>
            </text:list-item>
            <text:list-item>
              <text:p text:style-name="P223"><text:span text:style-name="T115">J</text:span>eden<text:span text:style-name="T145">u</text:span> z nich <text:span text:style-name="T115">si zvyš</text:span> o 1</text:p>
            </text:list-item>
          </text:list>
        </text:list-item>
      </text:list>
      <text:list xml:id="list144101682931540" text:continue-list="list38984164" text:style-name="L2">
        <text:list-item>
          <text:p text:style-name="P226">Spočítej si Výdrž (Síl<text:span text:style-name="T113">a</text:span> <text:span text:style-name="T113">+ 5</text:span>)</text:p>
        </text:list-item>
        <text:list-item>
          <text:p text:style-name="P227">Spočítej si svá bojová čísla</text:p>
        </text:list-item>
        <text:list-item>
          <text:p text:style-name="P228">Vymysli si jméno</text:p>
        </text:list-item>
      </text:list>
      <text:h text:style-name="P114" text:outline-level="2"><text:bookmark-start text:name="__RefHeading___Toc2645_120643391"/><office:annotation office:name="__Annotation__3241_3000536483"><dc:creator>York </dc:creator><dc:date>2018-02-16T15:15:01.092000000</dc:date><loext:sender-initials>Y</loext:sender-initials><text:p text:style-name="P307"><text:span text:style-name="T292">Výběr povolání musí být před výběrem rasy a určením atributů, protože podle povolání hráč dostane převyplněnou kartu postavy.</text:span></text:p></office:annotation>Povolání<office:annotation-end office:name="__Annotation__3241_3000536483"/><text:bookmark-end text:name="__RefHeading___Toc2645_120643391"/></text:h>
      <text:p text:style-name="P36"><text:span text:style-name="T108">Vyber si</text:span>, kým jsi byl před tím, než ses <text:span text:style-name="T104">vydal na výpravu do</text:span> Divočin<text:span text:style-name="T114">y</text:span>. <text:span text:style-name="T109">Povolání si můžeš mírně pozměnit: Místo lovce můžeš být například stopař nebo hraničář, místo vojáka třeba žoldák, gardista nebo gladiátor.</text:span></text:p>
      <text:list xml:id="list2412624501" text:style-name="L4">
        <text:list-item>
          <text:p text:style-name="P229">Lovec</text:p>
        </text:list-item>
        <text:list-item>
          <text:p text:style-name="P229">Voják</text:p>
        </text:list-item>
        <text:list-item>
          <text:p text:style-name="P229">Lupič</text:p>
        </text:list-item>
        <text:list-item>
          <text:p text:style-name="P229">Písař</text:p>
        </text:list-item>
        <text:list-item>
          <text:p text:style-name="P229">Léčitel</text:p>
        </text:list-item>
        <text:list-item>
          <text:p text:style-name="P229"><text:soft-page-break/>Kovář</text:p>
        </text:list-item>
        <text:list-item>
          <text:p text:style-name="P229">Tesař</text:p>
        </text:list-item>
      </text:list>
      <text:p text:style-name="P38">Vezmi si kartu postavy <text:span text:style-name="T112">pro tvé povolání</text:span>. <text:span text:style-name="T111">Některé položky, jako třeba startovní výbava, jsou tam již zapsané. Zbytek vyplníme vzápětí.</text:span></text:p>
      <text:h text:style-name="P115" text:outline-level="2"><text:bookmark-start text:name="__RefHeading___Toc2691_920690617"/>Vlastnosti<text:bookmark-end text:name="__RefHeading___Toc2691_920690617"/></text:h>
      <text:p text:style-name="P39">Tvoji postavu popisují tři <text:span text:style-name="T145">vlastnosti</text:span>:</text:p>
      <text:p text:style-name="P40">Síla (Si<text:span text:style-name="T74">l</text:span>)</text:p>
      <text:list xml:id="list2848689216" text:style-name="L5">
        <text:list-item>
          <text:p text:style-name="P230"><text:span text:style-name="T76">B</text:span>oj těžkými zbraněmi, silácké kousky, <text:span text:style-name="T99">sprint,</text:span> <text:span text:style-name="T75">vytrvalost,</text:span> odolávání jedům.</text:p>
        </text:list-item>
      </text:list>
      <text:p text:style-name="P41">Finesa <text:span text:style-name="T39">(Fin)</text:span></text:p>
      <text:list xml:id="list217821492" text:style-name="L6">
        <text:list-item>
          <text:p text:style-name="P231"><text:span text:style-name="T76">O</text:span>bratnost, zručnost, <text:span text:style-name="T107">šplh,</text:span> <text:span text:style-name="T40">boj s lehkými a středními zbraněmi, střelba, uhýbání,</text:span> postřeh <text:span text:style-name="T72">a hledání</text:span>, jednání.</text:p>
        </text:list-item>
      </text:list>
      <text:p text:style-name="P42"><text:span text:style-name="T73">Duše</text:span> <text:span text:style-name="T2">(</text:span><text:span text:style-name="T5">Du</text:span><text:span text:style-name="T7">š</text:span><text:span text:style-name="T2">)</text:span></text:p>
      <text:list xml:id="list4060028149" text:style-name="L7">
        <text:list-item>
          <text:p text:style-name="P232"><text:span text:style-name="T8">S</text:span><text:span text:style-name="T1">esílání kouzel, </text:span><text:span text:style-name="T3">používání magických schopností,</text:span><text:span text:style-name="T1"> odolávání </text:span><text:span text:style-name="T10">magii</text:span><text:span text:style-name="T1"> působící na </text:span><text:span text:style-name="T4">m</text:span><text:span text:style-name="T1">ysl </text:span><text:span text:style-name="T6">nebo duši </text:span><text:span text:style-name="T9">a nehmotným útokům</text:span><text:span text:style-name="T6">.</text:span></text:p>
        </text:list-item>
      </text:list>
      <text:p text:style-name="P50"><text:span text:style-name="T14">Až si vybereš rasu, vezmi její</text:span><text:span text:style-name="T12"> </text:span><text:span text:style-name="T17">vlastnosti</text:span><text:span text:style-name="T12"> a jeden</text:span><text:span text:style-name="T17">u</text:span><text:span text:style-name="T12"> z nich </text:span><text:span text:style-name="T16">si</text:span><text:span text:style-name="T12"> zvyš o 1. </text:span><text:span text:style-name="T13">Výsled</text:span><text:span text:style-name="T15">né hodnoty</text:span><text:span text:style-name="T13"> si napiš na kartu postavy.</text:span></text:p>
      <text:h text:style-name="P116" text:outline-level="2"><text:bookmark-start text:name="__RefHeading___Toc2647_120643391"/>Rasa<text:bookmark-end text:name="__RefHeading___Toc2647_120643391"/></text:h>
      <text:p text:style-name="P50">Vyber si, jako kdo ses narodil. Můžeš si zvolit buď <text:span text:style-name="T116">základní</text:span> variantu (člověk, elf, trpaslík), nebo menšinu s mírně odlišnými vlastnostmi. Kudůci žádnou odnož nemají.</text:p>
      <text:h text:style-name="P135" text:outline-level="3"><text:soft-page-break/>Člověk</text:h>
      <text:p text:style-name="P43">Lidé jsou nejrozšířenější rasou. Většina jich žije ve velké říši na východě, která postupně pohltila menší státy a kmenová území.</text:p>
      <text:p text:style-name="P2">Síla 2, Finesa 2, Duše 2</text:p>
      <text:h text:style-name="P149" text:outline-level="4">Seveřan</text:h>
      <text:p text:style-name="P43">Seveřani mají světlejší pleť, vlasy i vousy a jsou o poznání větší a silnější. Severské kmeny jsou jedny z posledních, které si na říši udržují nezávislost.</text:p>
      <text:p text:style-name="P5"><text:span text:style-name="T30">S</text:span><text:span text:style-name="T11">íla</text:span><text:span text:style-name="T30"> 3, Fin</text:span><text:span text:style-name="T11">esa</text:span><text:span text:style-name="T30"> 2, </text:span><text:span text:style-name="T11">Duše 1</text:span></text:p>
      <text:h text:style-name="P149" text:outline-level="4">Jižan</text:h>
      <text:p text:style-name="P44">Jižané mají velmi tmavou pleť a černé vlasy a vousy, obvykle kudrnaté. Nejsou tak mrštní a všímaví, jsou ale mnohem více spjati s tajemnem a mysticismem. Jejich domovina leží za velkou pouští, kam moc říše nedosáhne.</text:p>
      <text:p text:style-name="P3">Síla 2, Finesa 1, Duše 3</text:p>
      <text:h text:style-name="P135" text:outline-level="3">Elf</text:h>
      <text:p text:style-name="P45">Elfové jsou vzrůstem podobni lidem, bývají ale štíhlejší a rozvážnější. Jsou prastarou rasou se slavnou minulostí, z té však dnes zbývají jen ruiny. Smísili se s lidskou civilizací a jen málo jich udržuje staré zvyky a <text:span text:style-name="T117">tradice</text:span>.</text:p>
      <text:p text:style-name="P6"><text:span text:style-name="T30">S</text:span><text:span text:style-name="T11">íla</text:span><text:span text:style-name="T30"> 1, Fin</text:span><text:span text:style-name="T11">esa</text:span><text:span text:style-name="T30"> 2, </text:span><text:span text:style-name="T11">Duše 3</text:span></text:p>
      <text:h text:style-name="P149" text:outline-level="4">Lesní elf</text:h>
      <text:p text:style-name="P46">Většina lesních elfů žije daleko od velkých měst a živí se nejčastěji lovem. Není tedy divu, že je lze na kraji Divočiny potkat mnohem častěji než v srdci říše daleko na východě.</text:p>
      <text:p text:style-name="P4">Síla 1, Finesa 3, Duše 2</text:p>
      <text:h text:style-name="P135" text:outline-level="3"><text:soft-page-break/>Trpaslík</text:h>
      <text:p text:style-name="P47">Trpaslíci jsou o poznání nižší než lidé, zato ale robustnější a podsaditější. Podobně jako elfové mají zářnou minulost, málokterý z nich se k ní však hlásí.</text:p>
      <text:p text:style-name="P7"><text:span text:style-name="T30">S</text:span><text:span text:style-name="T11">íla</text:span><text:span text:style-name="T30"> </text:span><text:span text:style-name="T11">2</text:span><text:span text:style-name="T30">, Fin</text:span><text:span text:style-name="T11">esa</text:span><text:span text:style-name="T30"> </text:span><text:span text:style-name="T11">2</text:span><text:span text:style-name="T30">, </text:span><text:span text:style-name="T11">Duše 2</text:span></text:p>
      <text:h text:style-name="P149" text:outline-level="4">Horský trpaslík</text:h>
      <text:p text:style-name="P48">Horští trpaslíci jsou o něco větší a silnější, zato však méně obratní. Většina jich žije vysoko v horách, daleko od ruchu civilizace. Možná právě proto častěji udržují staré zvyky než jejich příbuzní z nížin.</text:p>
      <text:p text:style-name="P8"><text:span text:style-name="T30">S</text:span><text:span text:style-name="T11">íla</text:span><text:span text:style-name="T30"> 3, Fin</text:span><text:span text:style-name="T11">esa</text:span><text:span text:style-name="T30"> 1, </text:span><text:span text:style-name="T11">Duše 2</text:span></text:p>
      <text:h text:style-name="P135" text:outline-level="3">Kudůk</text:h>
      <text:p text:style-name="P49">Kudůci jsou vysocí zhruba stejně jako trpaslíci, ale jsou štíhlejší, mrštnější a všímavější. Hodně jich dnes žije v komunitách ve stínu lidských měst, ale tradičně jsou to spíš venkované.</text:p>
      <text:p text:style-name="P9"><text:span text:style-name="T31">S</text:span><text:span text:style-name="T45">íla</text:span><text:span text:style-name="T31"> </text:span><text:span text:style-name="T45">2</text:span><text:span text:style-name="T31">, Fin</text:span><text:span text:style-name="T45">esa</text:span><text:span text:style-name="T31"> 3, </text:span><text:span text:style-name="T45">Duše 1</text:span></text:p>
      <text:h text:style-name="P117" text:outline-level="2"><text:bookmark-start text:name="__RefHeading___Toc10365_38474947"/>Náboženství<text:bookmark-end text:name="__RefHeading___Toc10365_38474947"/></text:h>
      <text:p text:style-name="P50">Vyznání není otázkou víry - o existenci bohů nikdo nepochybuje. Je to otázka pohledu na svět a tvé místo v něm.</text:p>
      <text:list xml:id="list2884130250" text:style-name="L8">
        <text:list-item>
          <text:p text:style-name="P233">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p>
        </text:list-item>
        <text:list-item>
          <text:p text:style-name="P233"><text:soft-page-break/>Seveřané vyznávají Nergala, boha síly a války. Věří, že po smrti stanou před jeho trůnem a budou souzeni podle toho, jaké hrdinské skutky vykonali.</text:p>
        </text:list-item>
        <text:list-item>
          <text:p text:style-name="P233">Jižané uctívají Astru, paní hvězdné oblohy. Věří, že všechno je zapsáno v dokonalém nebeském vzoru, a že po smrti se stanou jeho součástí.</text:p>
        </text:list-item>
        <text:list-item>
          <text:p text:style-name="P192">Většina elfů a trpaslíků přijala víru ve Stvořitele, někteří ale stále udržují staré tradice a věří ve věčný souboj Řádu a Chaosu, a že bojovat za Řád je jejich posláním.</text:p>
        </text:list-item>
      </text:list>
      <text:h text:style-name="P118" text:outline-level="2">Výdrž</text:h>
      <text:p text:style-name="P51">Výdrž udává, kolik toho sneseš, než padneš únavou, vyčerpáním nebo v důsledku zranění.</text:p>
      <text:list xml:id="list2862276560" text:style-name="L9">
        <text:list-item>
          <text:p text:style-name="P234">Výdrž je Síla + 5</text:p>
        </text:list-item>
      </text:list>
      <text:h text:style-name="P119" text:outline-level="2"><text:bookmark-start text:name="__RefHeading___Toc1595_1936223890"/>Vybavení<text:bookmark-end text:name="__RefHeading___Toc1595_1936223890"/></text:h>
      <text:p text:style-name="P18">Podle toho, jaké sis vybral povolání, dostaneš předvyplněnou kartu postavy, kde najdeš svou výbavu.</text:p>
      <text:p text:style-name="P19"/>
      <text:p text:style-name="P19">/* <text:span text:style-name="T110">Cestovní výbavu by asi stálo a to rozepsat na kartu postavy, ať to mají hráči na očích a nemusí hledat v pravidlech</text:span> */</text:p>
      <text:p text:style-name="P1"><text:span text:style-name="T44">Cestovní výbava o</text:span><text:span text:style-name="T43">bsahuje:</text:span><text:span text:style-name="T105"> </text:span>Torn<text:span text:style-name="T105">u</text:span>, přikrývk<text:span text:style-name="T105">u</text:span>, troud a křesadlo, nůž, trvanlivé jídlo na týden, čutor<text:span text:style-name="T105">u</text:span>, dva měchy na vodu (každý vystačí na 1 den), 3 lojové svíčky (každá vydrží 3 hodiny)</text:p>
      <text:p text:style-name="P52"><text:soft-page-break/>Počáteční výbavu pro své povolání najdeš na kartě postavy.<text:line-break/><text:tab/>K tomu si připiš jeden až dva osobní předměty. Můžeš si vzít cokoliv smysluplného a nepříliš drahého, co tě napadne a dokreslí to tvou postavu.</text:p>
      <text:p text:style-name="P14"><text:span text:style-name="T42">Příklady:</text:span><text:span text:style-name="T103"> </text:span>Balíček karet, hrací kostky, píšťal<text:span text:style-name="T101">k</text:span>a, <text:span text:style-name="T102">flétna, placatka s alkoholem, dýmka.</text:span></text:p>
      <text:h text:style-name="P120" text:outline-level="2"><text:bookmark-start text:name="__RefHeading___Toc2651_120643391"/>Počáteční hotovost<text:bookmark-end text:name="__RefHeading___Toc2651_120643391"/></text:h>
      <text:p text:style-name="P53">/* Na tohle se taky můžu vyprdnout a napsat to rovnou na karty postav. */</text:p>
      <text:list xml:id="list1973775454" text:style-name="L10">
        <text:list-item>
          <text:p text:style-name="P193">2k6 měďáků</text:p>
        </text:list-item>
      </text:list>
      <text:h text:style-name="P122" text:outline-level="2">Pán jeskyně</text:h>
      <text:p text:style-name="P54">Pán jeskyně si netvoří postavu, ale jako jediný prohlédne mapu podzemí a přečte se příručku s popisem dobrodružství a vaši hru pak podle ní povede. U každé místnosti tam je popsáno, co v ní je vidět na první pohled, co se dá najít při podrobnějším prohledání, jaké tam jsou případně nestvůry a co dalšího se může stát. Pokud dojde k boji, PJ také rozhoduje, co udělají vaši protivníci.</text:p>
      <text:h text:style-name="P123" text:outline-level="2"><text:span text:style-name="T155">Hod na </text:span><text:span text:style-name="T156">vlastnost</text:span></text:h>
      <text:p text:style-name="P27"><text:span text:style-name="T48">Hod na </text:span><text:span text:style-name="T49">vlastnost</text:span><text:span text:style-name="T146"> se používá v těchto případech</text:span>:</text:p>
      <text:list xml:id="list1433226099" text:style-name="L11">
        <text:list-item>
          <text:p text:style-name="P175">Když výsledek není jistý a nejde odvodit jen z toho, co <text:span text:style-name="T18">děláš</text:span><text:span text:style-name="T147"> a říkáš.</text:span></text:p>
          <text:list>
            <text:list-item>
              <text:p text:style-name="P176">Povede se ti vyrazit dveře?</text:p>
            </text:list-item>
          </text:list>
        </text:list-item>
        <text:list-item>
          <text:p text:style-name="P175">Když jde o to, jestli <text:span text:style-name="T148">zaregistruješ</text:span> hrozíc<text:span text:style-name="T148">í</text:span> nebezpečí.</text:p>
          <text:list>
            <text:list-item>
              <text:p text:style-name="P175"><text:soft-page-break/>Všimneš si nastraženého lanka před tím, než spustíš past?</text:p>
            </text:list-item>
            <text:list-item>
              <text:p text:style-name="P175">Všimneš si schovaného <text:span text:style-name="T149">goblin</text:span>a, který na tebe chce vystřelit ze zálohy?</text:p>
            </text:list-item>
          </text:list>
        </text:list-item>
        <text:list-item>
          <text:p text:style-name="P175">Když jsi terčem útoku, nebo sám útočíš.</text:p>
          <text:list>
            <text:list-item>
              <text:p text:style-name="P175"><text:span text:style-name="T150">O</text:span>becně v boji, nebo třeba když spustíš past a jde o to, jestli to přežiješ.</text:p>
            </text:list-item>
          </text:list>
        </text:list-item>
      </text:list>
      <text:p text:style-name="P107">Hod na <text:span text:style-name="T151">vlastnost</text:span> vypadá vždy takto:</text:p>
      <text:p text:style-name="P10"><text:span text:style-name="T151">Vlastnost</text:span> + bonusy nebo postihy + kostka.</text:p>
      <text:p text:style-name="P28">Jakou kostkou házíš, závisí na tvé úrovni:</text:p>
      <text:p text:style-name="P11">Na první:<text:tab/>k4</text:p>
      <text:p text:style-name="P11">Od druhé:<text:tab/>k6</text:p>
      <text:p text:style-name="P11">Od čtvrté:<text:tab/>k8</text:p>
      <text:p text:style-name="P11">Od šesté:<text:tab/>k10</text:p>
      <text:p text:style-name="P11">Od osmé:<text:tab/>k12</text:p>
      <text:p text:style-name="P20"><text:span text:style-name="T152">Tvůj h</text:span>od na <text:span text:style-name="T151">vlastnost </text:span>se porovná buď s hodem na <text:span text:style-name="T151">vlastnost</text:span> protivníka, nebo s <text:span text:style-name="T153">útokem</text:span> pasti, <text:span text:style-name="T153">nebo s obtížností</text:span> překážky.</text:p>
      <text:list xml:id="list3499336577" text:style-name="L12">
        <text:list-item>
          <text:p text:style-name="P177"><text:span text:style-name="T154">Pokud se sám snažíš něčeho dosáhnout</text:span>, <text:span text:style-name="T154">uspěješ</text:span>, <text:span text:style-name="T154">když</text:span> hodí<text:span text:style-name="T154">š</text:span> víc.</text:p>
        </text:list-item>
        <text:list-item>
          <text:p text:style-name="P178">Když se jen bráníš (třeba i proti pasti), stačí ti hodit stejně.</text:p>
        </text:list-item>
      </text:list>
      <text:h text:style-name="P136" text:outline-level="3">Výhody a nevýhody</text:h>
      <text:p text:style-name="P55">TODO: Tohle asi přesunout do kapitoly Boj a jiná nebezpečí</text:p>
      <text:p text:style-name="P56"><text:soft-page-break/><text:span text:style-name="T157">Otevřít zámek šperhákem za bílého dne je snazší než dělat to po tmě</text:span>. <text:span text:style-name="T157">Z</text:span>asáhnout <text:span text:style-name="T149">goblin</text:span>a skrytého za stromem <text:span text:style-name="T157">je obtížnější</text:span>, než když stojí na volném prostranství. Okolnostem ovlivňují<text:span text:style-name="T158">cím</text:span> šanci na úspěch říkáme výhody a nevýhody.</text:p>
      <text:list xml:id="list3120857708" text:style-name="L13">
        <text:list-item>
          <text:p text:style-name="P235">Malá nevýhoda dává bonus +1 k hodu, malá výhoda postih -1.</text:p>
          <text:p text:style-name="P236">Příklady:</text:p>
          <text:list>
            <text:list-item>
              <text:p text:style-name="P235">Boj v šeru nebo za sníženého osvětlení (například když si v podzemí svítíš loučí nebo lucernou).</text:p>
            </text:list-item>
            <text:list-item>
              <text:p text:style-name="P240">Střelba na protivníka v částečném krytu.</text:p>
            </text:list-item>
          </text:list>
        </text:list-item>
        <text:list-item>
          <text:p text:style-name="P235">Velká výhoda dává bonus +2 k hodu, velká nevýhoda postih -2.</text:p>
          <text:p text:style-name="P236">Příklady:</text:p>
          <text:list>
            <text:list-item>
              <text:p text:style-name="P235">Boj se zavázanýma očima nebo v naprosté tmě.</text:p>
            </text:list-item>
            <text:list-item>
              <text:p text:style-name="P235">Střelba na protivníka vykukujícího zpoza překážky.</text:p>
            </text:list-item>
          </text:list>
        </text:list-item>
      </text:list>
      <text:p text:style-name="P56">Při určování výhod a nevýhod berte v úvahu, že:</text:p>
      <text:list xml:id="list144100266208713" text:continue-numbering="true" text:style-name="L13">
        <text:list-item>
          <text:p text:style-name="P235">Výhoda pro tebe je samozřejmě <text:span text:style-name="T159">současně </text:span>nevýhodou pro tvého soupeře – dejte si pozor, abyste tu samou věc nezapočítali dvakrát.</text:p>
        </text:list-item>
        <text:list-item>
          <text:p text:style-name="P235">Pokud se nějaká okolnost vztahuje na <text:span text:style-name="T160">oba protivníky</text:span>, <text:span text:style-name="T161">výhodu za ni nemá ani jeden z nich</text:span>.</text:p>
          <text:list>
            <text:list-item>
              <text:p text:style-name="P235"><text:span text:style-name="T162">Nevýhodu za šero si počítáš pouze v případě, že protivník má nějakou schopnost, díky které vidí stejně dobře jako ve dne</text:span>.</text:p>
            </text:list-item>
          </text:list>
        </text:list-item>
      </text:list>
      <text:p text:style-name="P21"><text:soft-page-break/>TODO – IMPORTANT: Akce spadající pod povolání postavy uspějí automaticky, když máš před hodem (ale po započítání všech bonusů a postihů) víc než je obtížnost.</text:p>
      <text:p text:style-name="P63">/*</text:p>
      <text:p text:style-name="P63">TODO: „Všechno to tu prohledám“.</text:p>
      <text:p text:style-name="P63">Říct to sice může<text:span text:style-name="T163">š</text:span>, ale nečekej, že se na základě obecného dotazu dozvíte všechny detaily. Funguje to trochu jako detektivka nebo adventura - na základě obecného prohledání se dozví<text:span text:style-name="T163">š</text:span>, s čím se v daném místě dá interagovat (stůl, tapisérie, vystouplá deska na zdi) a na tyhle věci pak může jí dál "kliknout". Není to samoúčelné, protože u toho může záležet na tom, jak přesně to děláte, kam si u toho stoupáte, atd. A případně taky odkrýt další, ještě podrobnější detaily.</text:p>
      <text:p text:style-name="P22">*/</text:p>
      <text:h text:style-name="P124" text:outline-level="2">Schopnosti podle povolání</text:h>
      <text:p text:style-name="P37">Povolání představuje to, co jsi dělal celý život, takže to znáš a umíš opravdu dobře. Neznamená to ale, že by jen kovář mohl pracovat s železem nebo jen lovec mohl hledat stopy. Kdokoliv může dělat cokoliv, na co má potřebné nástroje. Výjimkou je goblinština, kterou zná jen lovec, a čtení a psaní, které umí jen písař.<text:line-break/><text:tab/>I přes to, že každá postava může dělat prakticky cokoliv, je ale vhodné, nechat to dělat hráče, jehož postava má příslušné povolání: tesař určitě zvládne postavit výdřevu lépe a rychleji než písař. Pomáhá to také zapojit do hry všechny hráče - když by všechno dělal jen jeden z vás, ostatní by se nejspíš nudili a to určitě není dobře.</text:p>
      <text:h text:style-name="P124" text:outline-level="2"><text:bookmark-start text:name="__RefHeading___Toc1585_1936223890"/><text:soft-page-break/><text:span text:style-name="T164">V</text:span>ybavení<text:bookmark-end text:name="__RefHeading___Toc1585_1936223890"/></text:h>
      <text:p text:style-name="P64">Vybavení, jako třeba lano nebo páčidlo, <text:span text:style-name="T165">funguje</text:span> stejně jako znalosti a dovednosti:</text:p>
      <text:list xml:id="list1038283119" text:style-name="L14">
        <text:list-item>
          <text:p text:style-name="P241">Některé věci bez <text:span text:style-name="T166">něj</text:span> nejdou udělat.</text:p>
          <text:list>
            <text:list-item>
              <text:p text:style-name="P241"><text:span text:style-name="T167">Z</text:span>ámek například nemůžeš otevřít bez šperháků či páčidla, <text:span text:style-name="T168">nebo aspoň kusu drátu</text:span>.</text:p>
            </text:list-item>
          </text:list>
        </text:list-item>
        <text:list-item>
          <text:p text:style-name="P241"><text:span text:style-name="T169">Když výbava není nutně potřeba a ty ji máš, </text:span>uspěješ automaticky.</text:p>
          <text:list>
            <text:list-item>
              <text:p text:style-name="P241">S pilkou na železo například není problém „otevřít“ visací zámek.</text:p>
            </text:list-item>
          </text:list>
        </text:list-item>
      </text:list>
      <text:p text:style-name="P66">Některé akce mohou vyžadovat kombinaci výbavy a vhodné znalosti či dovednosti: Abys mohl napsat dopis, potřebuješ jak umět psát, tak mít papír, inkoust a psací potřeby.</text:p>
      <text:h text:style-name="P125" text:outline-level="2">Akce</text:h>
      <text:list xml:id="list102235102" text:style-name="L15">
        <text:list-item>
          <text:p text:style-name="P237">Zajmutí</text:p>
          <text:list>
            <text:list-item>
              <text:p text:style-name="P242">Nezpůsobuje zranění.</text:p>
            </text:list-item>
            <text:list-item>
              <text:p text:style-name="P243"><text:span text:style-name="T170">Hází se jako normální útok. </text:span><text:span text:style-name="T171">Můžeš si počítat zbraň, pokud dokážeš smysluplně popsat, jak ji k zajetí protivníka použiješ.</text:span><text:span text:style-name="T170"> Pokud by tento útok snížil </text:span><text:span text:style-name="T172">kondici</text:span><text:span text:style-name="T170"> protivníka na nulu nebo méně, je zajatý.</text:span></text:p>
            </text:list-item>
          </text:list>
        </text:list-item>
      </text:list>
      <text:p text:style-name="P69">Hmm, nemělo by být "zabránění" a "znevýhodnění" jedna a ta samá akce?</text:p>
      <text:p text:style-name="P69"><text:tab/><text:span text:style-name="T41">"Srazím ho na zem a tím mu zabr</text:span><text:span text:style-name="T50">á</text:span><text:span text:style-name="T41">ním v tom, aby se někam dostal"</text:span></text:p>
      <text:p text:style-name="P57"><text:soft-page-break/><text:tab/>"Chytnu mu ruku, aby nemohl střílet" <text:span text:style-name="T77">(takže mu pak navíc držím ruku)</text:span></text:p>
      <text:p text:style-name="P70">Hmm, tak asi ne:</text:p>
      <text:list xml:id="list1611895504" text:style-name="L16">
        <text:list-item>
          <text:p text:style-name="P244">Znevýhodnění v akci nezabrání, jen mu na ní dá postih.</text:p>
        </text:list-item>
      </text:list>
      <text:p text:style-name="P65"><text:span text:style-name="T95">Akce „Chytnu ho za ruku, aby nemohl střílet“ by byla </text:span><text:span text:style-name="T170">znevýhodnění</text:span><text:span text:style-name="T95">.</text:span></text:p>
      <text:h text:style-name="P150" text:outline-level="4">Kombinování akcí</text:h>
      <text:p text:style-name="P30">/* <text:span text:style-name="T177">Tohle by možná mohlo nahradit Akci proti více cílům. Od tří cílů výš by sice byl větší postih, ale za zrušení jednoho pravidla to asi stojí</text:span> */</text:p>
      <text:p text:style-name="P30">/* <text:span text:style-name="T178">Hmm tak možná bude lepší se na to kombinování vykašlat, ono to vede k nepříjemným problémům – jako třeba jestli pak můžu střílet dvakrát za kolo, nebo nabít kuši a rovnou vystřelit, nebo seslat dvě kouzla v jednom kole. Asi bych tyhle věci musel ošetřit výčtem toho, co je a co není možné kombinovat, což je dost naprd.</text:span> */</text:p>
      <text:p text:style-name="P30">/* <text:span text:style-name="T179">TODO:</text:span> <text:span text:style-name="T179">Spíš se asi na tohle vykašlat a vrátit akci na více cílů.</text:span> */</text:p>
      <text:p text:style-name="P29">Toto pravidlo umožňuje v jedné akci udělat víc věcí – například někoho srazit k zemi (<text:span text:style-name="T41">znevýhodnění</text:span>) a současně zranit (<text:span text:style-name="T41">útok</text:span>). Stále se jedná o jednu akci</text:p>
      <text:list xml:id="list15542261" text:style-name="L17">
        <text:list-item>
          <text:p text:style-name="P179">Za každou přidanou akci si počítáš -2 k hod<text:span text:style-name="T176">u</text:span>.</text:p>
          <text:list>
            <text:list-item>
              <text:p text:style-name="P181">Tento postih se vztahuje pouze na hody na úspěch této akce, nikoliv například na tvoje hody na obranu.</text:p>
            </text:list-item>
          </text:list>
        </text:list-item>
      </text:list>
      <text:list xml:id="list1757958869" text:style-name="L18">
        <text:list-item>
          <text:p text:style-name="P180">Nemůžeš víckrát udělat stejnou akci proti stejnému cíli.</text:p>
          <text:list>
            <text:list-item>
              <text:p text:style-name="P180">Nemůžeš tedy například zaútočit dvakrát na stejný cíl, můžeš ale zaútočit na dva různé cíle (proti oběma si budeš házet s postihem -2).</text:p>
            </text:list-item>
          </text:list>
        </text:list-item>
      </text:list>
      <text:p text:style-name="P109"><text:soft-page-break/>Příklad:</text:p>
      <text:p text:style-name="P15"><text:span text:style-name="T96">Normálně můžeš o</text:span><text:span text:style-name="T95">dzbrojit pouze protivníka, který má proti tobě nevýhodu. <text:s/></text:span><text:span text:style-name="T96">Když zkombinuješ akce </text:span><text:span text:style-name="T173">znevýhodnění</text:span><text:span text:style-name="T96"> a </text:span><text:span text:style-name="T173">odzbrojení</text:span><text:span text:style-name="T96">, tak si budeš házet s postihem -2, ale když protivníka přehodíš, tak jej odzbrojíš, i když proti tobě nevýhodu neměl (a současně mu vytvoříš nevýhodu).</text:span></text:p>
      <text:h text:style-name="Heading_20_3" text:outline-level="3">Pořadí vyhodnocení akcí</text:h>
      <text:p text:style-name="P75">TODO: Tohle asi nebude platit <text:span text:style-name="T180">(o obyčejných útocích)</text:span>. <text:span text:style-name="T180">Což je možná chyba, protože vážná zranění to dost komplikují (hodí se, spočítá se výsledek a pak se zpětně upravuje o postihy za vážná zranění).</text:span></text:p>
      <text:p text:style-name="P74"><text:span text:style-name="T181">Obyčejné útoky můžete vyhodnotit v libovolném pořadí, protože se projeví až od příštího kola – protivník si sice životy odepíše hned, ale vyřazený nebo zajatý bude až od příštího kola a postih za případné vážné zranění si také bude počítat až od příštího kola.<text:line-break/><text:tab/>V situacích, kdy jde o to, kdo bude rychlejší, také není problém, protože konfliktní akce se hází proti sobě a rychlejší je ten, kdo hodil víc.<text:line-break/><text:tab/>Pořadí je tedy důležité jen v případě, že se někdo snaží někomu </text:span><text:span text:style-name="T51">zabránit v akci</text:span><text:span text:style-name="T181">, </text:span><text:span text:style-name="T52">znevýhodnit</text:span><text:span text:style-name="T78"> </text:span><text:span text:style-name="T79">ho</text:span><text:span text:style-name="T181">, nebo jej někam </text:span><text:span text:style-name="T51">zatlačit</text:span><text:span text:style-name="T181">. Tyto akce se projeví už v kole, kdy jsou použity (</text:span><text:span text:style-name="T51">zabránění v akci</text:span><text:span text:style-name="T181"> by bez toho ostatně nedávalo smysl).</text:span></text:p>
      <text:list xml:id="list4204312542" text:style-name="L19">
        <text:list-item>
          <text:p text:style-name="P246">Akce se vyhodnocují v pořadí od nejvyššího hodu k nejnižšímu <text:span text:style-name="T182">(porovnávejte jen hody na úspěch akce, nikoliv hody na obranu)</text:span>.</text:p>
          <text:list>
            <text:list-item>
              <text:p text:style-name="P246">Když jsou hody stejné, záleží na rozhodnutí Pána jeskyně: Pokud to dává smysl, akce proběhnou současně. V opačném případě si na úspěch akce hoďte ještě jednou – tento dodatečný hod nemění výsledek, pouze určí pořadí.</text:p>
            </text:list-item>
          </text:list>
        </text:list-item>
      </text:list>
      <text:h text:style-name="P126" text:outline-level="2"><text:soft-page-break/>Bojová a obranná čísla</text:h>
      <text:list xml:id="list2918343636" text:style-name="L20">
        <text:list-item>
          <text:p text:style-name="P247"><text:span text:style-name="T183">TODO: </text:span>Místo BČ možná říkat <text:span text:style-name="T41">Útok</text:span>. Ona to je sice i obrana a bonus k horu na speciální akce, ale zní to pořád líp než Bojové číslo.</text:p>
        </text:list-item>
      </text:list>
      <text:p text:style-name="P76">Bojová a obranná čísla se zbraněmi, které budeš nejčastěji používat, si spočítej dopředu a napiš si je na kartu postavy.</text:p>
      <text:h text:style-name="P137" text:outline-level="3"><text:bookmark-start text:name="__RefHeading___Toc6145_680752183"/>Bojov<text:span text:style-name="T184">é</text:span> čísl<text:span text:style-name="T184">o</text:span><text:bookmark-end text:name="__RefHeading___Toc6145_680752183"/></text:h>
      <text:p text:style-name="P77">Bojové číslo se používá při hodu na úspěch akce. <text:span text:style-name="T53">Bonus za zbraň</text:span><text:span text:style-name="T185"> zahrnuje i +1 za štít, případně +1 za druhou zbraň.</text:span></text:p>
      <text:h text:style-name="P152" text:outline-level="4">Bojové číslo se zbraní nebo beze zbraně</text:h>
      <text:p text:style-name="P13"><text:span text:style-name="T186">B</text:span>Č = <text:span text:style-name="T187">(Síla nebo Finesa)</text:span> + bonus za zbraň.</text:p>
      <text:list xml:id="list2040317216" text:style-name="L21">
        <text:list-item>
          <text:p text:style-name="P156">S lehkými zbraněmi se používá Finesa, s těžkými Síla.</text:p>
        </text:list-item>
        <text:list-item>
          <text:p text:style-name="P156">Se středními zbraněmi a při boji beze zbraně si můžeš vybrat mezi Silou nebo Finesou.</text:p>
        </text:list-item>
        <text:list-item>
          <text:p text:style-name="P156">Střelné zbraně jsou vždy přes Finesu.</text:p>
        </text:list-item>
        <text:list-item>
          <text:p text:style-name="P156">S těžkým štítem si vždycky počítáš Sílu, s lehkým záleží na zbrani.</text:p>
        </text:list-item>
        <text:list-item>
          <text:p text:style-name="P156">S kombinací zbraní si počítáš <text:span text:style-name="T151">vlastnost</text:span> podle aktuální primární zbraně.</text:p>
        </text:list-item>
      </text:list>
      <text:h text:style-name="P152" text:outline-level="4">Bojové číslo <text:span text:style-name="T188">při kouzlení</text:span></text:h>
      <text:p text:style-name="P13">BČ = Duše + Bonus za kouzlo / zranění kouzla.</text:p>
      <text:h text:style-name="P137" text:outline-level="3"><text:bookmark-start text:name="__RefHeading___Toc2535_690236890"/><text:span text:style-name="T189">O</text:span>brann<text:span text:style-name="T190">é</text:span> čísl<text:span text:style-name="T191">o</text:span><text:bookmark-end text:name="__RefHeading___Toc2535_690236890"/></text:h>
      <text:p text:style-name="P108">Obranné číslo se používá při hodu na obranu.</text:p>
      <text:h text:style-name="P152" text:outline-level="4">Parýr nebo blok</text:h>
      <text:p text:style-name="P13">OČ <text:span text:style-name="T192">je stejné jako BČ.</text:span></text:p>
      <text:h text:style-name="P152" text:outline-level="4"><text:soft-page-break/>Úhyb</text:h>
      <text:p text:style-name="P13">OČ = <text:span text:style-name="T193">Finesa</text:span></text:p>
      <text:h text:style-name="P152" text:outline-level="4">Obrana štítem proti střelbě</text:h>
      <text:p text:style-name="P13">OČ = <text:span text:style-name="T187">(Síla nebo Finesa)</text:span> + obrana štítu proti střelbě.</text:p>
      <text:list xml:id="list3878323701" text:style-name="L22">
        <text:list-item>
          <text:p text:style-name="P157">S lehkým štítem se používá Finesa, s těžkým Síla.</text:p>
        </text:list-item>
      </text:list>
      <text:h text:style-name="P152" text:outline-level="4">Odolávání jedu nebo explozi</text:h>
      <text:p text:style-name="P13">OČ = <text:span text:style-name="T194">Síla</text:span></text:p>
      <text:h text:style-name="P152" text:outline-level="4">Duševní obrana</text:h>
      <text:p text:style-name="P12">OČ = Duše</text:p>
      <text:h text:style-name="P127" text:outline-level="2"><text:span text:style-name="T195">Parametry z</text:span>bran<text:span text:style-name="T196">í a štítů</text:span></text:h>
      <text:p text:style-name="P78"><text:span text:style-name="T197">Parametry zbraní najdeš v </text:span><text:span text:style-name="T199">Ceníku</text:span><text:span text:style-name="T197">. Číslo před lomítkem je </text:span><text:span text:style-name="T54">bonus </text:span><text:span text:style-name="T55">k hodu</text:span><text:span text:style-name="T197">, za lomítkem je </text:span><text:span text:style-name="T54">zranění</text:span><text:span text:style-name="T197">.</text:span> <text:span text:style-name="T202">Nemusíš si je ale</text:span> pamatovat, <text:span text:style-name="T197">kdykoliv je snadno </text:span>spočítáš <text:span text:style-name="T197">je</text:span> podle následujících pravidel.<text:line-break/><text:tab/><text:span text:style-name="T203">Když budete chtít do hry přidat novou zbraň, stačí určit, jestli je lehká, střední nebo těžká a případně jestli je primitivní nebo improvizovaná a následně použít tato pravidla:</text:span></text:p>
      <text:list xml:id="list4147904536" text:style-name="L23">
        <text:list-item>
          <text:p text:style-name="P248"><text:span text:style-name="T204">Lehké </text:span>zbraně mají základ <text:span text:style-name="T204">1</text:span>/<text:span text:style-name="T205">0</text:span>, <text:span text:style-name="T204">střední</text:span> 1/<text:span text:style-name="T204">1</text:span>, <text:span text:style-name="T204">těžké</text:span> 0/<text:span text:style-name="T204">4</text:span>.</text:p>
        </text:list-item>
        <text:list-item>
          <text:p text:style-name="P249"><text:span text:style-name="T206">Při boji o</text:span>bouruční zbraní, jednoruční zbraní se štítem <text:span text:style-name="T206">nebo</text:span> kombinací dvou jednoručních zbraní <text:span text:style-name="T206">přičti </text:span>+1 <text:span text:style-name="T207">k bonusu</text:span>.</text:p>
          <text:list>
            <text:list-item>
              <text:p text:style-name="P250">Při boji dvěma jednoručními zbraněmi si můžeš každé kolo vybrat, od které z nich vezmeš základní hodnoty.</text:p>
            </text:list-item>
            <text:list-item>
              <text:p text:style-name="P251">Štít lze použít také na obranu proti střelbě. Malý přidá +1, <text:s/>velký +2.</text:p>
            </text:list-item>
          </text:list>
        </text:list-item>
        <text:list-item>
          <text:p text:style-name="P252"><text:soft-page-break/>Improvizované zbraně, jako třeba řetěz, motyka, kovářské kladivo nebo ulomená noha od stolu, mají o jedna nižší zranění (<text:span text:style-name="T205">lehké improvizované zbraně mají základ 0/1</text:span>). To samé platí pro primitivní zbraně jako kyj <text:span text:style-name="T208">nebo poutnická hůl.</text:span></text:p>
        </text:list-item>
      </text:list>
      <text:p text:style-name="P17"><text:span text:style-name="T41">Příklad</text:span><text:span text:style-name="T56">y</text:span><text:span text:style-name="T41">:</text:span></text:p>
      <text:p text:style-name="P17"><text:span text:style-name="T80"><text:tab/></text:span><text:span text:style-name="T81">Dýka je lehká zbraň, takže</text:span><text:span text:style-name="T77"> má </text:span><text:span text:style-name="T82">1</text:span><text:span text:style-name="T77">/</text:span><text:span text:style-name="T82">0</text:span><text:span text:style-name="T77">. Když si do druhé ruky vezmeš libovolný štít, </text:span><text:span text:style-name="T83">dohromady to bude</text:span><text:span text:style-name="T77"> </text:span><text:span text:style-name="T82">2</text:span><text:span text:style-name="T77">/</text:span><text:span text:style-name="T82">0</text:span><text:span text:style-name="T77">. To samé platí pro </text:span><text:span text:style-name="T81">dýku v každé ruce</text:span><text:span text:style-name="T77">.</text:span></text:p>
      <text:p text:style-name="P16"><text:tab/>Když máš v jedné ruce palcát (těžká zbraň) a ve druhé šavli (střední zbraň), tak si můžeš každé kolo vybrat mezi 1/4 a 2/1.</text:p>
      <text:p text:style-name="P16"><text:tab/>Střední obouruční zbraň má 2/1, těžká 1/4.</text:p>
      <text:p text:style-name="P16"><text:tab/>Obouruční kyj je primitivní obouruční těžká zbraň, takže bude mít základ 0/4 jako těžká zbraň, ale o 1 vyšší první číslo (protože je obouruční) a o 1 nižší zranění (protože je to primitivní zbraň), tedy 1/3.</text:p>
      <text:h text:style-name="P128" text:outline-level="2">Zranitelnost nestvůr</text:h>
      <text:p text:style-name="P80">N<text:span text:style-name="T1">ěkteré nestvůry může být obtížné nebo dokonce i nemožné zranit určitými druhy útoků. Bodat nebo střílet do kostlivce například nejspíš nebude mít moc velký účinek a pokoušet se spálit ohnivého elementála nemá vůbec žádnou naději na úspěch.<text:line-break/><text:tab/></text:span><text:span text:style-name="T19">Rozlišujeme následující druhy zranění:</text:span></text:p>
      <text:list xml:id="list671053629" text:style-name="L24">
        <text:list-item>
          <text:p text:style-name="P253">bod</text:p>
        </text:list-item>
        <text:list-item>
          <text:p text:style-name="P253">sek</text:p>
        </text:list-item>
        <text:list-item>
          <text:p text:style-name="P253">drcení</text:p>
        </text:list-item>
        <text:list-item>
          <text:p text:style-name="P253">oheň</text:p>
        </text:list-item>
        <text:list-item>
          <text:p text:style-name="P253">blesk</text:p>
        </text:list-item>
        <text:list-item>
          <text:p text:style-name="P254">mráz</text:p>
        </text:list-item>
        <text:list-item>
          <text:p text:style-name="P253"><text:soft-page-break/>duševní útok</text:p>
        </text:list-item>
        <text:list-item>
          <text:p text:style-name="P254">jed</text:p>
        </text:list-item>
        <text:list-item>
          <text:p text:style-name="P254">žíravina</text:p>
        </text:list-item>
        <text:list-item>
          <text:p text:style-name="P254"/>
        </text:list-item>
      </text:list>
      <text:p text:style-name="P81">TODO (zapracovat): Potvora může mít proti některým druhům zranění zranitelnost, odolnost, imunitu, nebo dokonce absorpci.</text:p>
      <text:list xml:id="list3635975161" text:style-name="L25">
        <text:list-item>
          <text:p text:style-name="P255">Zranitelnost ohněm 3: Každý zásah ohněm je o 3 vyšší (až pak se případně odečte zbroj).</text:p>
        </text:list-item>
        <text:list-item>
          <text:p text:style-name="P255">Odolnost proti ohni 2: Každý zásah ohněm je o 2 nižší.</text:p>
        </text:list-item>
        <text:list-item>
          <text:p text:style-name="P255">Imunita proti ohni: Oheň této nestvůře nic nedělá.</text:p>
        </text:list-item>
        <text:list-item>
          <text:p text:style-name="P255">Absorpce ohně: Oheň tuto nestvůru místo zranění léčí (za hodnotu zranění).</text:p>
        </text:list-item>
      </text:list>
      <text:p text:style-name="P81">Pro PJ: <text:span text:style-name="T210">Nestačí zvýšené (nebo snížené) zranění počítat, je také potřeba </text:span>dát hráčům vědět, že jejich zbraň má jiný než očekávaný účinek: „Po zásahu palicí se na soše udělaly pukliny a odpadl z ní velký kus kamene. Vypadá to, že tvoje zbraň je proti ní velmi účinná.“</text:p>
      <text:h text:style-name="P153" text:outline-level="4">Druhy zranění zbraní</text:h>
      <text:p text:style-name="P85"><text:span text:style-name="T20">Některé zbraně umožňují útočit jen jedním způsobem: Kopí nebo šíp vystřelený z luku například vždy způsobují bodné zranění. S jinými se dá podle potřeby útočit různě: </text:span><text:span text:style-name="T1">Mečem je například možné bodat nebo sekat, </text:span><text:span text:style-name="T20">kladivem </text:span><text:span text:style-name="T21">opatřeným</text:span><text:span text:style-name="T20"> bodcem můžeš drtit nebo bodat.<text:line-break/><text:tab/></text:span><text:span text:style-name="T22">Jaké</text:span><text:span text:style-name="T19"> druhy zranění </text:span><text:span text:style-name="T22">je možné</text:span><text:span text:style-name="T19"> </text:span><text:span text:style-name="T23">tou kterou zbraní </text:span><text:span text:style-name="T22">způsobit</text:span><text:span text:style-name="T19"> odvoďte z toho, jak vypadá a jak se s ní bojuje.</text:span></text:p>
      <text:h text:style-name="P129" text:outline-level="2"><text:bookmark-start text:name="__RefHeading___Toc10373_38474947"/><text:soft-page-break/>Druhy zranění<text:bookmark-end text:name="__RefHeading___Toc10373_38474947"/></text:h>
      <text:list xml:id="list1691530538" text:style-name="L26">
        <text:list-item>
          <text:p text:style-name="P257">TODO: Hodit sem pravidla pro oheň (a obecně pro všechny druhy zranění).</text:p>
          <text:list>
            <text:list-item>
              <text:p text:style-name="P258">Hašení by asi obecně mělo být akce.</text:p>
            </text:list-item>
            <text:list-item>
              <text:p text:style-name="P258">Pokud oheň něco živí (třeba proto, že to byla zápalná lahev), tak by mohlo být potřeba ze sebe strhat hořící oblečení, nebo tak něco.</text:p>
            </text:list-item>
          </text:list>
        </text:list-item>
        <text:list-item>
          <text:p text:style-name="P259">Přidané zranění (například při zásahu zbraní): Zbroj se odečítá jen jednou <text:span text:style-name="T211">(tedy od součtu)</text:span>, ale případná odolnost proti druhu zranění (blesku, ohni, atd.) se odečítá zvlášť <text:span text:style-name="T212">(tj. jen od přidaného zranění)</text:span>.</text:p>
          <text:list>
            <text:list-item>
              <text:p text:style-name="P261">Postup je:</text:p>
              <text:list>
                <text:list-item>
                  <text:p text:style-name="P261">Nejdřív uplatnit imunity nebo odolnosti proti jednotlivých druhům zranění.</text:p>
                </text:list-item>
                <text:list-item>
                  <text:p text:style-name="P261">Zbytek sečíst a od součtu odečíst zbroj.</text:p>
                </text:list-item>
              </text:list>
            </text:list-item>
          </text:list>
        </text:list-item>
      </text:list>
      <text:h text:style-name="P138" text:outline-level="3">Duševní <text:span text:style-name="T236">a nehmotné útoky</text:span></text:h>
      <text:p text:style-name="P87">TODO <text:span text:style-name="T235">(to je asi v části pro PJ. Nemělo by to bejt spíš tady? Nebo možná v kapitole o zranění? Asi spíš, protože jde o vážná duševní zranění)</text:span></text:p>
      <text:h text:style-name="P139" text:outline-level="3">Ohe<text:span text:style-name="T1">ň</text:span></text:h>
      <text:p text:style-name="P82">Pokud oheň není něčím živený (třeba olejem), na uhašení stačí jedna akce. Jinak může být potřeba strhat ze sebe hořící oblečení.</text:p>
      <text:h text:style-name="P140" text:outline-level="3">Žíravina</text:h>
      <text:p text:style-name="P86">TODO</text:p>
      <text:p text:style-name="P88"><text:soft-page-break/>Zásah <text:span text:style-name="T213">žíravinou</text:span> může poškodit kus vybavení.</text:p>
      <text:list xml:id="list2253463577" text:style-name="L27">
        <text:list-item>
          <text:p text:style-name="P263">Poškozená zbraň má o 1 nižší zranění (nebo útok, pokud už je zranění 0).</text:p>
        </text:list-item>
        <text:list-item>
          <text:p text:style-name="P263">Poškozená zbroj má o 1 nižší kvalitu.</text:p>
        </text:list-item>
        <text:list-item>
          <text:p text:style-name="P264">Poškozený štít má o 1 nižší obranu (na blízko i proti střelbě).</text:p>
        </text:list-item>
      </text:list>
      <text:p text:style-name="P79">Pán jeskyně vybere, co bylo zasaženo, podle toho, co dává největší smysl, případně to rozhodn<text:span text:style-name="T209">e</text:span> <text:span text:style-name="T198">Náhodným hodem</text:span>.</text:p>
      <text:h text:style-name="P141" text:outline-level="3">Jed</text:h>
      <text:p text:style-name="P90">TODO: Zraňující jedy nemají dobu působení (není potřeba).<text:line-break/>Otázka je, jak to udělat u jedů s účinkem (slepota, paralýza). Asi tonejlíp navázat na vážné zranění (tzn. když by jed způsobil vážné zranění, tak místo toho dá efekt).</text:p>
      <text:list xml:id="list2577728934" text:style-name="L28">
        <text:list-item>
          <text:p text:style-name="P265">Vázat to na vážné zranění má výhodu v tom, že pak bude automaticky fungovat first aid (sníží zranění, takže to nebude vážné zranění a tudíž nespustí efekt jedu).</text:p>
        </text:list-item>
      </text:list>
      <text:p text:style-name="P91"><text:span text:style-name="T215">Jedy, navzdory častému omylu, nepůsobí okamžitě. Každému trvá různě dlouho, než se dostane k orgánům, na které působí</text:span>. <text:span text:style-name="T216">Této době říkáme </text:span><text:span text:style-name="T57">latence</text:span><text:span text:style-name="T217">. Jed následně z těla nezmizí a bude působit ještě další, obvykle výrazně delší dobu, které říkáme </text:span><text:span text:style-name="T58">působení</text:span><text:span text:style-name="T218">. Ve hře tomu odpovídají následující pravidla:</text:span></text:p>
      <text:list xml:id="list3838847712" text:style-name="L29">
        <text:list-item>
          <text:p text:style-name="P266">Po dobu <text:span text:style-name="T41">latence</text:span> nemá jed žádný účinek, pacient ale začne pociťovat <text:span text:style-name="T41">příznaky</text:span> <text:span text:style-name="T219">otravy </text:span>(podle nich jde mimo jiné poznat, o jaký jed se jedná).</text:p>
        </text:list-item>
        <text:list-item>
          <text:p text:style-name="P266">Po skončení <text:span text:style-name="T41">latence</text:span> P<text:span text:style-name="T220">án jeskyně</text:span> hází na účinek jedu <text:span text:style-name="T221">a otrávený mu odolává Silou:</text:span></text:p>
          <text:list>
            <text:list-item>
              <text:list>
                <text:list-item>
                  <text:p text:style-name="P266"><text:soft-page-break/><text:span text:style-name="T221">Zranění jedem je (</text:span>Síla jedu<text:span text:style-name="T221">)</text:span> + k6</text:p>
                </text:list-item>
                <text:list-item>
                  <text:p text:style-name="P266"><text:span text:style-name="T222">Odolává se hodem</text:span> Síla + k6</text:p>
                </text:list-item>
              </text:list>
            </text:list-item>
            <text:list-item>
              <text:p text:style-name="P267">Od zranění jedem se neodečítá zbroj.</text:p>
            </text:list-item>
          </text:list>
        </text:list-item>
        <text:list-item>
          <text:p text:style-name="P268">Pokud má jed nějaké další účinky (například slepotu), začnou působit také až po skončení <text:span text:style-name="T41">latence</text:span> a <text:span text:style-name="T223">přetrvají</text:span> dokud neskončí <text:span text:style-name="T41">působení</text:span> jedu, nebo dokud není jed neutralizován.</text:p>
        </text:list-item>
        <text:list-item>
          <text:p text:style-name="P269">Případné vážné zraní způsobené jedem není možné vyléčit, dokud neskončí <text:span text:style-name="T41">působení</text:span> jedu, nebo dokud není jed neutralizován, a to ani<text:span text:style-name="T84"> </text:span><text:span text:style-name="T85">magicky</text:span>.</text:p>
          <text:list>
            <text:list-item>
              <text:p text:style-name="P270">Aby <text:span text:style-name="T41">hojivý rituál</text:span> vyléčil vážné zranění způsobené jedem, musí být seslán po skončení <text:span text:style-name="T41">působení</text:span> jedu, případně po jeho neutralizaci.</text:p>
            </text:list-item>
          </text:list>
        </text:list-item>
      </text:list>
      <text:p text:style-name="P92">Ošetření otráveného pacienta:</text:p>
      <text:list xml:id="list1116562382" text:style-name="L30">
        <text:list-item>
          <text:p text:style-name="P271">Pokud otráveného ošetříš před skončením <text:span text:style-name="T41">latence</text:span>, snížíš tím <text:span text:style-name="T224">dopředu</text:span> zranění, které mu jed následně způsobí, <text:span text:style-name="T225">čímž mu můžeš zachránit život:</text:span></text:p>
          <text:list>
            <text:list-item>
              <text:p text:style-name="P271">Pacient okamžitě umře, pouze pokud zranění způsobené jedem <text:span text:style-name="T198">po odečtení kondice vyléčené ošetřením</text:span> přesáhne jeho <text:span text:style-name="T226">Plnou kondici</text:span>.</text:p>
            </text:list-item>
          </text:list>
        </text:list-item>
        <text:list-item>
          <text:p text:style-name="P272">Zranění způsobené jedem je možné ošetřit jen jednou (ať už v průběhu <text:span text:style-name="T41">latence</text:span>, v průběhu <text:span text:style-name="T41">působení</text:span>, nebo po něm).</text:p>
        </text:list-item>
      </text:list>
      <text:p text:style-name="P93">Neutralizace jedu:</text:p>
      <text:list xml:id="list1467212481" text:style-name="L31">
        <text:list-item>
          <text:p text:style-name="P273"><text:span text:style-name="T222">Pokud je jed neutralizován v průběhu </text:span><text:span text:style-name="T59">latence</text:span><text:span text:style-name="T222">, nebude mít vůbec žádný účinek.</text:span></text:p>
        </text:list-item>
        <text:list-item>
          <text:p text:style-name="P274"><text:soft-page-break/><text:span text:style-name="T227">Neutralizace jedu</text:span> v průběhu <text:span text:style-name="T228">působení</text:span> nevrátí ztracenou kondici ani nevyléčí jedem způsobené vážné zranění, ale odstraní všechny další účinky jedu (jako třeba paralýzu, slepotu a podobně, podle konkrétního jedu) a umožní vyléčit <text:span text:style-name="T229">případné</text:span> vážné zraněn<text:span text:style-name="T230">í</text:span>.</text:p>
        </text:list-item>
      </text:list>
      <text:p text:style-name="P31">TODO: Dokud není jed neutralizován, <text:span text:style-name="T231">nebo neskončí jeho působení</text:span> tak není možné vyléčit ztrátu kondice způsobenou jedem ani případné vážné zranění, a to ani magicky. <text:span text:style-name="T232">Otravu lze pouze ošetřit, což jednorázově vrátí 1 bod kondice, případně 2, pokud jsou na to použity léčitelské potřeby.</text:span></text:p>
      <text:p text:style-name="P31"><text:span text:style-name="T60">Příklad:</text:span><text:span text:style-name="T233"> Jsem otrávený a po skočení latence mě jed zraní za 4 (což je vážné zranění). Ošetří mě léčitel, čímž mi vrátí 2 body kondice (ale zůstane mi vážné zranění). Když by teď na mě seslal kouzlo </text:span><text:span text:style-name="T60">uzdrav lehká zranění</text:span><text:span text:style-name="T233">, nebude to mít žádný účinek, protože veškeré moje zranění je způsobeno jedem, který stále působí. Žádný účinek na mě nebude mít ani </text:span><text:span text:style-name="T60">hojivý rituál</text:span><text:span text:style-name="T233">, který normálně po nejbližším spánku vyléčí všechna lehká i vážná zranění, protože mám jed stále v žilách.<text:line-break/><text:tab/>Následně jsem v boji mečem zraněn za 3. Léčitel mě ošetří, tím mi vrátí 2 body kondice (protože ošetřuje nové zranění, které nebylo způsobené jedem). Následně na mě sešle kouzlo </text:span><text:span text:style-name="T60">uzdrav lehká zranění</text:span><text:span text:style-name="T233">, čímž mi ale vrátí už jen 1 bod kondice – zbylé dva body mi nemůže vyléčit, protože jsem o ně přišel otravou.<text:line-break/><text:tab/>Později skončí působení jedu – znovu se hází na zranění. Tentokrát mě připraví o 3 body kondice, takže mi jich bude chybět celkem 5. Ty si mohu všechny vyléčit, protože jed už přestal působit. Po nejbližším vydatném odpočinku se mi vyléčí i jedem způsobené vážné zranění – léčitel na mě totiž už předtím seslal </text:span><text:span text:style-name="T60">hojivý rituál</text:span><text:span text:style-name="T233">, který na mě neúčinkoval, protože jsem byl stále otrávený, ale nepřestal působit a zaúčinkuje, hned jak bude mít příležitost.</text:span></text:p>
      <text:p text:style-name="P89"><text:soft-page-break/>IDEA: Možná bych mohl druhý damage roll zrušit. Tzn. by byla latence, pak hod na zranění (případně paralýzu či jiný efekt), který může mimo jiné způsobit vážné zranění. Tohle zranění pak potrvá po dobu působení a nepůjde vyléčit jinak než neutralizací jedu.</text:p>
      <text:list xml:id="list2143511413" text:style-name="L32">
        <text:list-item>
          <text:p text:style-name="P275">Neutralizace jedu v době latence pořád může pacientovi zachránit život (protože celé zranění vypreventuje).</text:p>
        </text:list-item>
        <text:list-item>
          <text:p text:style-name="P276">Ošetření by mohlo jít použít dvakrát: V době latence (preventivně sníží zranění, které následně jed způsobí) a pak po skončení působení. <text:span text:style-name="T234">P</text:span>o dobu působení nejde zranění <text:span text:style-name="T234">způsobení</text:span> jedem <text:span text:style-name="T234">nijak</text:span> léčit, <text:span text:style-name="T234">tedy ani ošetřením.</text:span></text:p>
        </text:list-item>
      </text:list>
      <text:p text:style-name="P89">/* <text:span text:style-name="T214">IDEA už je zapracována do pravidel výše. Ještě by to asi chtělo názorný příklad.</text:span> */</text:p>
      <text:h text:style-name="P142" text:outline-level="3"><text:span text:style-name="T24">P</text:span><text:span text:style-name="T1">řidané zranění</text:span></text:h>
      <text:p text:style-name="P101"><text:span text:style-name="T1">Některá kouzla nebo magické předměty přidávají k útoku další zranění, například </text:span><text:span text:style-name="T251">bleskem</text:span><text:span text:style-name="T1"> za 2kz.</text:span></text:p>
      <text:list xml:id="list4155216028" text:style-name="L33">
        <text:list-item>
          <text:p text:style-name="P256">Přidané zranění se přičítá pouze v případě zásahu, stejně jako obyčejné zranění.</text:p>
        </text:list-item>
      </text:list>
      <text:p text:style-name="P83">Kurva co se zranitelností</text:p>
      <text:p text:style-name="P83">Začni tím, na co je nestvůra nejvíc zranitelná. Odečti její zbroj proti tomuto druhu zranění. Pokračuj dalším druhem zranění – odečti zbroj proti tomuto zranění sníženou o to, kolik bodů zbroje už nestvůra uplatnila.</text:p>
      <text:p text:style-name="P102"><text:span text:style-name="T1">Dám soše za 4 drcením + 2 bleskem. Co teď s tím?<text:line-break/>- od drcení si odečítá jen 1, od blesku 3. Hmm.<text:line-break/>- začnu drcením, odečtu 1 (3 body drcení).<text:line-break/>- pokračuju bleskem, odečtu 2 (protože 1 bod zbroje jsem už použil). =</text:span><text:span text:style-name="T29">&gt; blesk nic neud</text:span><text:span text:style-name="T1">ělá.</text:span></text:p>
      <text:p text:style-name="P83"><text:soft-page-break/>Ok, tohle funguje, ale je ŠÍLENĚ SLOŽITÝ!</text:p>
      <text:p text:style-name="P84">Alternativy: Blesk mi změní zranitelnost, takže celá rána půjde do snížené zbroje. To je o dost jednodušší, ale hmm.<text:line-break/>- problém je s imunitou.</text:p>
      <text:p text:style-name="P103"><text:span text:style-name="T1">Odečítat zbroj od každé složky zvlášť by to asi řešilo nejlíp, ale zas by ty rány musely bejt o dost větší…. </text:span><text:span text:style-name="T25">Ale asi to tak bude muset bejt.</text:span></text:p>
      <text:list xml:id="list825317098" text:style-name="L34">
        <text:list-item>
          <text:p text:style-name="P260">Přidané zranění (například při zásahu zbraní): Zbroj se odečítá jen jednou <text:span text:style-name="T211">(tedy od součtu)</text:span>, ale případná odolnost proti druhu zranění (blesku, ohni, atd.) se odečítá zvlášť <text:span text:style-name="T212">(tj. jen od přidaného zranění)</text:span>.</text:p>
          <text:list>
            <text:list-item>
              <text:p text:style-name="P262">Postup je:</text:p>
              <text:list>
                <text:list-item>
                  <text:p text:style-name="P262">Nejdřív uplatnit imunity nebo odolnosti proti jednotlivých druhům zranění.</text:p>
                </text:list-item>
                <text:list-item>
                  <text:p text:style-name="P262">Zbytek sečíst a od součtu odečíst zbroj.</text:p>
                </text:list-item>
              </text:list>
            </text:list-item>
          </text:list>
        </text:list-item>
      </text:list>
      <text:h text:style-name="P130" text:outline-level="2">Léčení</text:h>
      <text:h text:style-name="P143" text:outline-level="3">Magická léčba</text:h>
      <text:list xml:id="list4107691161" text:style-name="L35">
        <text:list-item>
          <text:p text:style-name="P277">Léčivá kouzla a lektvary léčí pouze ztracenou kondici, nikoliv vážná zranění.</text:p>
        </text:list-item>
      </text:list>
      <text:list xml:id="list2530089661" text:style-name="L36">
        <text:list-item>
          <text:p text:style-name="P278">Když na tebe někdo sešle <text:span text:style-name="T41">Hojivý rituál</text:span>, <text:span text:style-name="T239">nebo tě pomaže kouzelnou </text:span><text:span text:style-name="T61">Hojivou mastí</text:span><text:span text:style-name="T239">, </text:span>po nejbližším vydatném odpočinku <text:span text:style-name="T240">se ti kromě snížené kondice vyléčí</text:span> všechna vážná zranění.</text:p>
        </text:list-item>
      </text:list>
      <text:h text:style-name="P154" text:outline-level="4">Záchrana života <text:span text:style-name="T241">léčivou magií</text:span></text:h>
      <text:list xml:id="list2695861883" text:style-name="L37">
        <text:list-item>
          <text:p text:style-name="P280"><text:span text:style-name="T62">L</text:span><text:span text:style-name="T41">éčiv</text:span><text:span text:style-name="T62">ý</text:span><text:span text:style-name="T41"> lektvar</text:span> umírajícího zachrání automaticky.</text:p>
        </text:list-item>
        <text:list-item>
          <text:p text:style-name="P279"><text:soft-page-break/><text:span text:style-name="T237">Léčivé kouzlo vyléčí část ztracené kondice, čímž usnadní následný </text:span><text:span text:style-name="T200">Hod na přežití</text:span><text:span text:style-name="T238">. Hází se až několik minut poté, co umírajícího přestaneš ošetřovat nebo na něj sesílat léčivá kouzla, takže pokud budeš sesílání opakovat, záchrana je jen otázkou času.</text:span></text:p>
        </text:list-item>
      </text:list>
      <text:h text:style-name="P112" text:outline-level="1">Vedení hry</text:h>
      <text:h text:style-name="P144" text:outline-level="3">Může vůbec postava <text:span text:style-name="T243">spadnout</text:span>?</text:h>
      <text:p text:style-name="P62">Stará verze:</text:p>
      <text:p text:style-name="P95">Pokud postavu nikdo neohrožuje, tak nespadne, <text:span text:style-name="T242">pokud se pro to nerozhodne její hráč*.<text:line-break/><text:tab/>Spadnout tedy postava může pouze v případě, že ji někdo ohrožuje – například když po ní střílí goblini, zatímco šplhá na příkrou stěnu. V takovém případě použij akci </text:span><text:span text:style-name="T63">zatlačení</text:span><text:span text:style-name="T242">: Goblini tedy musí postavu nejprve dostat do velké nevýhody (což nejspíš nebude těžké, už samotné šplhání po stěně jí určitě dává nevýhodu) a pak proti ní uspět v </text:span><text:span text:style-name="T63">zatlačení</text:span><text:span text:style-name="T242">.</text:span></text:p>
      <text:p text:style-name="P94">TODO: Tohle vyhodit</text:p>
      <text:p text:style-name="P58"><text:span text:style-name="T242">* Když ale hráč řekne něco ve stylu, že jeho postava skáče do propasti, raději se jej taktně zeptej, proč to dělá – je totiž možné, že ho na hře něco štve a má pocit, že jediné, co s tím může dělat, je zabít svou postavu. Promluvte si o tom, pokuste se přijít na to, v čem je problém a příčinu odstranit</text:span>.</text:p>
      <text:h text:style-name="P145" text:outline-level="3">Nerozbilo se ti něco?</text:h>
      <text:p text:style-name="P96">Při různém skákání, <text:span text:style-name="T245">šplhání</text:span> a padání tě může svádět říct něco ve stylu:</text:p>
      <text:p text:style-name="P96"><text:tab/><text:span text:style-name="T41">„Rozbily se ti ty flakónky, co máš v batohu“.</text:span></text:p>
      <text:p text:style-name="P97">To bys ale dělat neměl. <text:span text:style-name="T246">Když to totiž řekneš takhle, tak hráči nedáš možnost pro něj nepříjemný výsledek jakkoliv ovlivnit a bude to znít, jako že jsi mu to způsobil ty.</text:span></text:p>
      <text:list xml:id="list3630195829" text:style-name="L38">
        <text:list-item>
          <text:p text:style-name="P281"><text:soft-page-break/>Pokud tě napadne předem, že by se postavě mohlo něco rozbít, nabídni to hráči:</text:p>
          <text:list>
            <text:list-header>
              <text:p text:style-name="P238">„Když dole uděláš parakotoul, nic se ti nestane, ale asi to nepřežijou křehké věci, co máš v torně. Chceš to udělat?“</text:p>
            </text:list-header>
          </text:list>
        </text:list-item>
        <text:list-item>
          <text:p text:style-name="P281">Když tě to napadne až potom, co výsledek popíšeš, neoznamuj to jako hotovou věc, ale nech na hráči, ať si sám rozhodne, co (a jestli) se mu rozbilo:</text:p>
          <text:list>
            <text:list-header>
              <text:p text:style-name="P239">„<text:span text:style-name="T247">Hele, jak jsi dole udělal parakotoul, tak jsi určitě dal své torně zabrat. Nerozbilo se ti něco?</text:span>“</text:p>
            </text:list-header>
          </text:list>
        </text:list-item>
      </text:list>
      <text:p text:style-name="P71">Když dáš hráči najevo, že spoléháš na jeho úsudek, <text:span text:style-name="T244">velmi pravděpodobně rozbité věci popíše sám. Pokud by to i tak odmítal, nenuť ho do toho – může ti to sice připadat nefér k ostatním, ale mysli na to, že cílem hry není to, aby tobě přišla fér, ale aby se u ní všichni hráči bavili – a když budeš některému z nich nutit věci, se kterými nesouhlasí, tak se nejspíš moc bavit nebude. Můžete si o tom ještě znovu promluvit po hře, ale nehroť to – když bude někdo hrát postavu, které se nikdy nic nerozbije, hru to nezboří.</text:span></text:p>
      <text:h text:style-name="P146" text:outline-level="3">Nestalo se ti něco?</text:h>
      <text:p text:style-name="P98">TODO: Zrušit.</text:p>
      <text:p text:style-name="P99">Při přeskakování děr a propastí nebo při seskakování z výšky se postava také může zranit.</text:p>
      <text:list xml:id="list200301381" text:style-name="L39">
        <text:list-item>
          <text:p text:style-name="P282">Zranění hrozí pouze v akci. Když je na všechno dost času, postavy si dají pozor.</text:p>
        </text:list-item>
        <text:list-item>
          <text:p text:style-name="P283">Skok má útok a zranění, podobně jako třeba propadlová past. <text:span text:style-name="T250">Postava se brání Finesou.</text:span></text:p>
        </text:list-item>
      </text:list>
      <text:p text:style-name="P100"><text:soft-page-break/><text:span text:style-name="T86">Vždycky řekni </text:span><text:span text:style-name="T87">hráči</text:span><text:span text:style-name="T88"> ještě</text:span><text:span text:style-name="T86"> před skokem, že postavě hrozí zranění a zeptej se </text:span><text:span text:style-name="T89">ho</text:span><text:span text:style-name="T86">, jestli to opravdu chce riskovat.</text:span></text:p>
      <text:p text:style-name="P59"><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72"><text:span text:style-name="T248">Rozhodně nikdy neříkej něco jako: </text:span><text:span text:style-name="T64">„Spadl jsi, máš to za 1.“</text:span><text:span text:style-name="T249"> Tím bys jednak sebral hráči možnost rozhodnout se, jestli bude riskovat, a navíc bys nezohlednil, že postava s vysokou Finesou se může zranění vyhnout.</text:span></text:p>
      <text:h text:style-name="P131" text:outline-level="2">Magie</text:h>
      <text:p text:style-name="P60">Starý text:</text:p>
      <text:h text:style-name="P121" text:outline-level="2"><text:bookmark-start text:name="__RefHeading___Toc6151_680752183"/>Připoutání <text:span text:style-name="T253">magického</text:span> <text:span text:style-name="T254">předmětu</text:span><text:bookmark-end text:name="__RefHeading___Toc6151_680752183"/></text:h>
      <text:p text:style-name="P24"><text:span text:style-name="T255">A</text:span>bys mohl využít magické vlastnosti kouzeln<text:span text:style-name="T253">ého</text:span> předmět<text:span text:style-name="T253">u</text:span>, musíš si je<text:span text:style-name="T253">j</text:span> nejdřív připoutat. <text:span text:style-name="T256">V jednu chvíli můžeš mít připoutaných nejvýše tolik magických předmětů, kolik je tvoje úroveň.<text:line-break/><text:tab/>Není možné připoutat si předmět, který má připoutaný někdo jiný.</text:span></text:p>
      <text:h text:style-name="P151" text:outline-level="4">Rituál připoutání</text:h>
      <text:p text:style-name="P25"><text:span text:style-name="T257">Připoutání předmětu vyžaduje minutu nepřerušeného </text:span><text:span text:style-name="T66">soustředění</text:span> (20 kol)<text:span text:style-name="T258">.</text:span></text:p>
      <text:h text:style-name="P151" text:outline-level="4"><text:span text:style-name="T259">O</text:span>dpoutání <text:span text:style-name="T259">předmětu</text:span></text:h>
      <text:p text:style-name="P23"><text:span text:style-name="T260">Zrušení připoutání vyžaduje vyžaduje jedno kolo </text:span><text:span text:style-name="T65">soustředění</text:span><text:span text:style-name="T252"> na každý předmět. /* Ne, protože pak by výměna předmětu za jiný nezabrala 1 kolo ale 2. */</text:span></text:p>
      <text:h text:style-name="Heading_20_3" text:outline-level="3"><text:soft-page-break/>Sesílání kouzel</text:h>
      <text:p text:style-name="P61">Starý text:</text:p>
      <text:p text:style-name="P32">Klíčem k <text:span text:style-name="T262">sesílání</text:span> kouzel je znalost jazyka, v němž je kouzlo sesláno. <text:span text:style-name="T262">Přeříkat text zaklínadla ovšem nestačí – magie není skryta ve slovech, ale ve svitku nebo grimoáru.<text:line-break/><text:tab/>K seslání kouzla je potřeba:</text:span></text:p>
      <text:list xml:id="list3449341187" text:style-name="L40">
        <text:list-item>
          <text:p text:style-name="P182">Držet svitek nebo grimoár, v němž je kouzlo zapsáno.</text:p>
        </text:list-item>
        <text:list-item>
          <text:p text:style-name="P183">Nahlas přečíst plné znění kouzla, nebo nahlas vyslovit <text:span text:style-name="T41">zaklínací formuli</text:span><text:span text:style-name="T77">, </text:span><text:span text:style-name="T90">nebo nejdříve kouzlo předseslat (tím dojde k připoutání předmětu s kouzlem) a poté vyslovit </text:span><text:span text:style-name="T69">zaklínací formuli</text:span>.</text:p>
        </text:list-item>
      </text:list>
      <text:h text:style-name="P147" text:outline-level="3">Seslání plným zněním</text:h>
      <text:p text:style-name="P33"><text:span text:style-name="T263">Přečíst celý text kouzla zabere zhruba minutu (20 kol)</text:span>. <text:span text:style-name="T263">Kouzlo tím není spotřebováno, opakovaným přečtením jej tedy můžeš seslat znovu.<text:line-break/><text:tab/>Pro seslání kouzla plným zněním je třeba znát jazyk i písmo, v němž je kouzlo napsáno.</text:span></text:p>
      <text:h text:style-name="P147" text:outline-level="3">Seslání zaklínací formulí</text:h>
      <text:p text:style-name="P34">Kouzla na svitcích mají obvykle na začátku uvedenu <text:span text:style-name="T41">zaklínací formuli</text:span>. Jejím prostřednictví je možné kouzlo seslat <text:span text:style-name="T264">v jedné</text:span> akci. <text:span text:style-name="T265">T</text:span>ím <text:span text:style-name="T265">je</text:span> ovšem spotřebováno – text ze svitku zmizí a magie z něj vyprchá. V ruce ti zůstane jen obyčejný kus starého papíru.<text:line-break/><text:tab/><text:span text:style-name="T266">K vyslovení zaklínací formule nemusíš znát jazyk a písmo kouzla, stačí, když tě ji někdo naučí.</text:span></text:p>
      <text:h text:style-name="P147" text:outline-level="3"><text:soft-page-break/>Předseslání</text:h>
      <text:p text:style-name="P26"><text:span text:style-name="T260">Poslední variantou, jak použít kouzlo, je předseslání. Probíhá stejně jako seslání plným zněním, efekt kouzla ale nenastane hned, ale až po vyslovení </text:span><text:span text:style-name="T67">zaklínací formule</text:span><text:span text:style-name="T260">.<text:line-break/><text:tab/>Předsesláním kouzla dojde k připoutání předmětu s kouzlem. 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tab/>Každé kouzlo můžeš mít připoutané či předseslané jen jednou. To například znamená, že když si připoutáš </text:span><text:span text:style-name="T68">Hůl ohně</text:span><text:span text:style-name="T261">, které umožňuje sesílat </text:span><text:span text:style-name="T68">Ohnivou kouli</text:span><text:span text:style-name="T261">, nemůžeš si současně předseslat </text:span><text:span text:style-name="T68">Ohnivou kouli</text:span><text:span text:style-name="T261"> ze svitku.</text:span></text:p>
      <text:h text:style-name="P148" text:outline-level="3">Zraňující kouzla</text:h>
      <text:p text:style-name="P104">Jak<text:span text:style-name="T151">ou vlastností</text:span> se cíl brání, pokud tě neohrožuje, je vždy napsáno v popisu kouzla. Obecně platí, že:</text:p>
      <text:list xml:id="list2873780749" text:style-name="L41">
        <text:list-item>
          <text:p text:style-name="P284">Kouzlům, před kterým<text:span text:style-name="T268">i</text:span> je možné uhnout (různé magické projektily a podobně), se brání Finesou, <text:span text:style-name="T269">případně s velkým štítem Silou</text:span>.</text:p>
        </text:list-item>
        <text:list-item>
          <text:p text:style-name="P284">Kouzlům, <text:span text:style-name="T270">před nimiž</text:span> uhnout <text:span text:style-name="T270">dost dobře nejde</text:span> (například <text:span text:style-name="T271">když </text:span>kouzlo přímo zapálí určený cíl), se odolává Silou.</text:p>
        </text:list-item>
        <text:list-item>
          <text:p text:style-name="P284">Kouzlům působícím na duši nebo na mysl a kouzlům způsobujícím duševní zranění se odolává Duší.</text:p>
        </text:list-item>
      </text:list>
      <text:h text:style-name="P132" text:outline-level="2"><text:bookmark-start text:name="__RefHeading___Toc6155_680752183"/><text:soft-page-break/>Rituály<text:bookmark-end text:name="__RefHeading___Toc6155_680752183"/></text:h>
      <text:p text:style-name="P105"><text:span text:style-name="T77">Rituály </text:span><text:span text:style-name="T91">bývají</text:span><text:span text:style-name="T77"> zapsané v magických knihách, nebo na velmi dlouhých svitcích. K </text:span><text:span text:style-name="T92">úspěšnému</text:span><text:span text:style-name="T77"> provedení rituálu nestačí přečíst text, je třeba</text:span><text:span text:style-name="T92"> splnit následující podmínky:</text:span></text:p>
      <text:list xml:id="list2752714843" text:style-name="L42">
        <text:list-item>
          <text:p text:style-name="P245">Alespoň jeden z členů týmu musí znát jazyk a písmo rituálu. Tato osoba musí v průběhu rituálu držet svitek nebo knihu s rituálem.</text:p>
        </text:list-item>
        <text:list-item>
          <text:p text:style-name="P245">Součet hodnocení Duše členů rituálu musí být stejný nebo větší než Síla rituálu.</text:p>
        </text:list-item>
        <text:list-item>
          <text:p text:style-name="P245">Je třeba přesně provést postup a použít všechny předepsané suroviny.</text:p>
        </text:list-item>
      </text:list>
      <text:p text:style-name="P67">Rituály není možné <text:span text:style-name="T267">připravit</text:span> ani seslat vyslovením <text:span text:style-name="T41">zaklínací formule</text:span>.</text:p>
      <text:h text:style-name="P133" text:outline-level="2">Soustředění</text:h>
      <text:p text:style-name="P68"><text:span text:style-name="T272">Některá kouzla, schopnosti či rituály vyžadují </text:span><text:span text:style-name="T70">soustředění</text:span><text:span text:style-name="T272">. V souboji je třeba použít stejnojmennou akci, což znamená, že ve stejném kole nemůžeš použít akci jinou (ani </text:span><text:span text:style-name="T70">soustředěnou obranu</text:span><text:span text:style-name="T272">). V průběhu soustředění se můžeš pohybovat nejvýše pomalou chůzí.<text:line-break/><text:tab/>Když ti někdo úspěšně </text:span><text:span text:style-name="T71">zabrání v akci</text:span><text:span text:style-name="T273">, tak ti tím zabrání v </text:span><text:span text:style-name="T71">soustředění</text:span><text:span text:style-name="T273"> už v tomto kole. Když tě někdo nebo něco v průběhu </text:span><text:span text:style-name="T71">soustředění</text:span><text:span text:style-name="T273"> úspěšně zasáhne (nemusí tě zranit, stačí, když přehodí tvůj hod ), tak tím tvé soustředění přeruší. V kole, kdy jsi zasažen, ještě </text:span><text:span text:style-name="T71">soustředění</text:span><text:span text:style-name="T273"> máš, v následujícím už ne.</text:span></text:p>
      <text:h text:style-name="Heading_20_1" text:outline-level="1">Boj <text:span text:style-name="T274">a jiná nebezpečí</text:span></text:h>
      <text:h text:style-name="P134" text:outline-level="2">Pojmy</text:h>
      <text:p text:style-name="P304">Než se pustíme do <text:span text:style-name="T289">vysvětlování průběhu boje</text:span>, <text:span text:style-name="T290">vysvětlíme si některé pojmy, které budeme dále používat</text:span>.</text:p>
      <text:list xml:id="list2663459059" text:style-name="L45">
        <text:list-item>
          <text:p text:style-name="P305"><text:span text:style-name="T174">Jak se </text:span><text:span text:style-name="T175">v boji</text:span><text:span text:style-name="T174"> hází,</text:span><text:span text:style-name="T289"> už víš z předchozího příkladu: Vždycky je to nějaká vlastnost, k té se přičte bonus za zbraň nebo kouzlo a hod 1k6. Dále se mohou přičítat různé </text:span><text:span text:style-name="T201">bonusy a postihy</text:span><text:span text:style-name="T289">. Bonus je prostě kladné číslo a postih záporné.</text:span></text:p>
        </text:list-item>
        <text:list-item>
          <text:p text:style-name="P306"><text:span text:style-name="T98">Výhody a nevýhody</text:span><text:span text:style-name="T93"> jsou okolnosti, které ovlivní výsledek hodu. Když například tvůj protivník leží na zemi, bude mít nevýhodu. V boji si za výhodu počítáš bonus (+1 za malou, +2 za velkou) a za nevýhodu naopak postih (-1 nebo -2).</text:span></text:p>
        </text:list-item>
        <text:list-item>
          <text:p text:style-name="P303"><text:span text:style-name="T26">Jak už jsme si řekli, k</text:span><text:span text:style-name="T36">ouzla </text:span><text:span text:style-name="T26">mají </text:span><text:span text:style-name="T27">bonusy podobně</text:span><text:span text:style-name="T26"> jako zbraně. Mívají ale jinak zapsáno zranění:</text:span> <text:span text:style-name="T288">M</text:span>ísto <text:span text:style-name="T291">například 1/2 může být u kouzla třeba 1/4kz, kde „</text:span><text:span text:style-name="T37">kz” </text:span><text:span text:style-name="T28">jsou</text:span> <text:span text:style-name="T97">kostk</text:span><text:span text:style-name="T38">y</text:span><text:span text:style-name="T97"> zranění</text:span>.</text:p>
          <text:list>
            <text:list-item>
              <text:p text:style-name="P303">Kostka zranění je obyčejná šestistěnná kostka, ale:</text:p>
              <text:list>
                <text:list-item>
                  <text:p text:style-name="P303">Když padne 1, 2 nebo 3, počítá se jako<text:span text:style-name="T77"> </text:span><text:span text:style-name="T94">0</text:span>.</text:p>
                </text:list-item>
                <text:list-item>
                  <text:p text:style-name="P303">Když padne 4, 5 nebo 6, počítá se jako 1.</text:p>
                </text:list-item>
              </text:list>
            </text:list-item>
            <text:list-item>
              <text:p text:style-name="P303"><text:span text:style-name="T288">V</text:span>ýsledek <text:span text:style-name="T288">tedy</text:span> určíš tak, že hodíš příslušným počtem šestistěnek a spočítáš ty, na kterých padlo 4 nebo víc.</text:p>
            </text:list-item>
          </text:list>
        </text:list-item>
      </text:list>
      <text:h text:style-name="P155" text:outline-level="4">Možnosti vítěze</text:h>
      <text:list xml:id="list3587900690" text:style-name="L43">
        <text:list-item>
          <text:p text:style-name="P285"><text:span text:style-name="T275">Z</text:span>ranit <text:span text:style-name="T276">protivníka za Rozdíl hodů + Zranění zbraně – Zbroj.</text:span></text:p>
          <text:list>
            <text:list-item>
              <text:p text:style-name="P286"><text:soft-page-break/>Zranění se odečte od protivníkovy kondice. Když jeho kondice klesne pod 1, je <text:span text:style-name="T41">vyřazený</text:span>.</text:p>
            </text:list-item>
            <text:list-item>
              <text:p text:style-name="P286">Pokud je zranění větší než <text:span text:style-name="T277">jeho</text:span> Síla (v případě duševního zrnění než Duše), tak navíc ke ztrátě kondice dostane <text:span text:style-name="T41">vážné zranění</text:span>.</text:p>
            </text:list-item>
          </text:list>
        </text:list-item>
        <text:list-item>
          <text:p text:style-name="P285"><text:span text:style-name="T275">D</text:span>ostat jej do nevýhody (-1).</text:p>
          <text:list>
            <text:list-item>
              <text:p text:style-name="P287">Tuto možnost si můžeš vybrat dvakrát a dostat jej tak rovnou do velké nevýhody (-2).</text:p>
            </text:list-item>
            <text:list-item>
              <text:p text:style-name="P288">TODO: Tímhle se nemůžu dostat z nevýhody. Když ležím a srazím tě na zem, oba budeme na zemi (oba v nevýhodě). Hmm, takže se tím vlastně obě nevýhody vyrušej, každopádně jsem se z ní ale já nedostal.</text:p>
            </text:list-item>
          </text:list>
        </text:list-item>
        <text:list-item>
          <text:p text:style-name="P285"><text:span text:style-name="T278">Zvětšit mu nevýhodu</text:span> (<text:span text:style-name="T278">z </text:span>-1 <text:span text:style-name="T278">na -2, víc to nejde</text:span>).</text:p>
        </text:list-item>
        <text:list-item>
          <text:p text:style-name="P289"><text:span text:style-name="T275">O</text:span>dzbrojit jej.</text:p>
          <text:list>
            <text:list-item>
              <text:p text:style-name="P290">Zbraň mu můžeš vyrazit z rukou nebo třeba přeseknout, ale musí to dávat smysl (kopí přeseknout jde, meč ne).</text:p>
            </text:list-item>
            <text:list-item>
              <text:p text:style-name="P291">Tuto možnost si můžeš vybrat, pouze pokud už je ve velké nevýhodě (-2), nebo když svou zbraň vystavil útoku <text:span text:style-name="T279">(například když tě předtím zasáhnul kopím a nechal ho zabodnuté).</text:span></text:p>
            </text:list-item>
          </text:list>
        </text:list-item>
        <text:list-item>
          <text:p text:style-name="P289"><text:span text:style-name="T275">S</text:span>razit jej do propasti.</text:p>
          <text:list>
            <text:list-item>
              <text:p text:style-name="P291">Tuto možnost si můžeš vybrat, pouze pokud už je protivník ve velké nevýhodě (-2).</text:p>
            </text:list-item>
          </text:list>
        </text:list-item>
        <text:list-item>
          <text:p text:style-name="P292">Někam ho zatlačit <text:span text:style-name="T280">(až o tolik metrů, o kolik jsi ho přehodil).</text:span></text:p>
          <text:list>
            <text:list-item>
              <text:p text:style-name="P293">Když nemůže ustupovat (je tam propast, stěna a podobně), tak jej místo toho dostaneš do nevýhody.</text:p>
            </text:list-item>
            <text:list-item>
              <text:p text:style-name="P294"><text:soft-page-break/>TODO: Tímhle se můžu dostat z nevýhody.</text:p>
            </text:list-item>
          </text:list>
        </text:list-item>
        <text:list-item>
          <text:p text:style-name="P295"><text:span text:style-name="T281">Dostat</text:span> se z nevýhod<text:span text:style-name="T282">né situace.</text:span></text:p>
          <text:list>
            <text:list-header>
              <text:p text:style-name="P296">TODO: Příklad prolamování nevýhody <text:span text:style-name="T283">(A zmínit, že dokud mě protivník ohrožuje na blízko, tak mě drží v nevýhodě).</text:span></text:p>
            </text:list-header>
            <text:list-item>
              <text:p text:style-name="P297">Tuto možnost si můžeš vybrat víckrát, každá sníží tvou nevýhodu o 1.</text:p>
            </text:list-item>
          </text:list>
        </text:list-item>
        <text:list-item>
          <text:p text:style-name="P298">V něčem mu zabránit, <text:span text:style-name="T284">například:</text:span></text:p>
          <text:list>
            <text:list-item>
              <text:p text:style-name="P299">Aby se dostal ke tvému spolubojovníkovi, <text:span text:style-name="T285">a</text:span>by kolem tebe proběhl do chodby <text:span text:style-name="T285">a podobně</text:span>.</text:p>
              <text:list>
                <text:list-item>
                  <text:p text:style-name="P300">Když blokuješ úzký prostor, tak v průchodu bráníš automaticky a protivník tě musí zatlačit, srazit k zemi, nebo něco podobného, pokud se přes tebe chce dostat.</text:p>
                </text:list-item>
              </text:list>
            </text:list-item>
            <text:list-item>
              <text:p text:style-name="P299">Aby vystřelil, zaútočil <text:span text:style-name="T286">nebo seslal kouzlo</text:span>. <text:span text:style-name="T286">(TODO: tohle by asi mělo bejt těžší, například za 2 položky).</text:span></text:p>
            </text:list-item>
            <text:list-item>
              <text:p text:style-name="P301">Aby někomu v něčem zabránil, někam ho zatlačil, dostal jej do nevýhodné situace a podobně.</text:p>
            </text:list-item>
            <text:list-item>
              <text:p text:style-name="P301">Aby si připravil výhodu na později.</text:p>
            </text:list-item>
          </text:list>
        </text:list-item>
      </text:list>
      <text:h text:style-name="Heading_20_2" text:outline-level="2">Boj – základní principy</text:h>
      <text:p text:style-name="P106">Koncept: <text:span text:style-name="T287">(Idea je představit základní principy s tím, že v zásadě stačí se jich držet a improvizovat a zbylá pravidla si upřesnit v průběhu). /* Tohle asi dává větší smysl až na konec jako shrnutí. A možná na to v dungeoncrawlové verzi kašlat úplně. */</text:span></text:p>
      <text:list xml:id="list3516789522" text:style-name="L44">
        <text:list-item>
          <text:p text:style-name="P302"><text:soft-page-break/>Když něco vypadá jako výhoda nebo nevýhoda, je to výhoda nebo nevýhoda.</text:p>
        </text:list-item>
        <text:list-item>
          <text:p text:style-name="P302">Když výhodná nebo nevýhodná situace pomine, přestane to dávat postih nebo bonus.</text:p>
        </text:list-item>
        <text:list-item>
          <text:p text:style-name="P302">Všechno, co popisuješ, má význam. Když například řekneš, že si lehneš, tak to znamená blabla (výhoda proti střelbě, nevýhoda proti boji zblízka, nemůžeš se jen tak za někým rozběhnout. Možná lepší příklad?).</text:p>
        </text:list-item>
      </text:list>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8-14T14:40:59.569000000</dc:date>
    <meta:print-date>2113-01-01T00:00:00</meta:print-date>
    <meta:editing-cycles>11060</meta:editing-cycles>
    <meta:editing-duration>P34DT5H49M48S</meta:editing-duration>
    <meta:generator>LibreOffice/6.0.5.2$Windows_X86_64 LibreOffice_project/54c8cbb85f300ac59db32fe8a675ff7683cd5a16</meta:generator>
    <dc:creator>York </dc:creator>
    <meta:document-statistic meta:table-count="0" meta:image-count="0" meta:object-count="0" meta:page-count="40" meta:paragraph-count="445" meta:word-count="7164" meta:character-count="41602" meta:non-whitespace-character-count="35061"/>
  </office:meta>
</office:document-meta>
</file>